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1.1in" fo:break-before="auto" style:use-optimal-row-height="false"/>
    </style:style>
    <style:style style:name="ro2" style:family="table-row">
      <style:table-row-properties style:row-height="0.161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ats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TUBSAT-N</text:p>
          </table:table-cell>
          <table:table-cell table:style-name="ce1" office:value-type="string">
            <text:p>Technische Universität Berl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8.5 kg</text:p>
          </table:table-cell>
          <table:table-cell table:style-name="ce2" office:value-type="date" office:date-value="1998-07-07">
            <text:p>07/07/98</text:p>
          </table:table-cell>
          <table:table-cell table:style-name="ce1" office:value-type="string">
            <text:p>Shtil</text:p>
          </table:table-cell>
          <table:table-cell table:style-name="ce1" office:value-type="string">
            <text:p>770 x 404 km, 78.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UBSAT-N</text:p>
            <draw:frame table:end-cell-address="sats1.A2" table:end-x="0.0874in" table:end-y="0.0874in" draw:z-index="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sche Universität Berl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3 kg</text:p>
          </table:table-cell>
          <table:table-cell table:style-name="ce2" office:value-type="date" office:date-value="1998-07-08">
            <text:p>07/08/98</text:p>
          </table:table-cell>
          <table:table-cell table:style-name="ce1" office:value-type="string">
            <text:p>Shtil</text:p>
          </table:table-cell>
          <table:table-cell table:style-name="ce1" office:value-type="string">
            <text:p>770 x 404 km, 78.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rtemis JAK (MASat )</text:p>
            <draw:frame table:end-cell-address="sats1.A3" table:end-x="0.0874in" table:end-y="0.0874in" draw:z-index="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nta Clar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2 kg</text:p>
          </table:table-cell>
          <table:table-cell table:style-name="ce2" office:value-type="date" office:date-value="2000-01-27">
            <text:p>01/27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km SSO, 97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rtemis Louise (Lightning)</text:p>
            <draw:frame table:end-cell-address="sats1.A4" table:end-x="0.0874in" table:end-y="0.0874in" draw:z-index="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nta Clar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89 kg</text:p>
          </table:table-cell>
          <table:table-cell table:style-name="ce2" office:value-type="date" office:date-value="2000-01-27">
            <text:p>01/27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km SSO, 97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rtemis Thelma (Thunder)</text:p>
            <draw:frame table:end-cell-address="sats1.A5" table:end-x="0.0874in" table:end-y="0.0874in" draw:z-index="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nta Clar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6 kg</text:p>
          </table:table-cell>
          <table:table-cell table:style-name="ce2" office:value-type="date" office:date-value="2000-01-27">
            <text:p>01/27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km SSO, 97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SUSat 1 (Arizona State University Satellite)</text:p>
            <draw:frame table:end-cell-address="sats1.A6" table:end-x="0.0874in" table:end-y="0.0874in" draw:z-index="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rizo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 kg</text:p>
          </table:table-cell>
          <table:table-cell table:style-name="ce2" office:value-type="date" office:date-value="2000-01-27">
            <text:p>01/27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km SSO, 97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MS 1A (Pico 21, PICOSAT-1)</text:p>
            <draw:frame table:end-cell-address="sats1.A7" table:end-x="0.0874in" table:end-y="0.0874in" draw:z-index="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275 kg</text:p>
          </table:table-cell>
          <table:table-cell table:style-name="ce2" office:value-type="date" office:date-value="2000-01-27">
            <text:p>01/27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km SSO, 97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MS 1B (Pico 23, PICOSAT-1)</text:p>
            <draw:frame table:end-cell-address="sats1.A8" table:end-x="0.0874in" table:end-y="0.0874in" draw:z-index="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275 kg</text:p>
          </table:table-cell>
          <table:table-cell table:style-name="ce2" office:value-type="date" office:date-value="2000-01-27">
            <text:p>01/27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km SSO, 97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tenSat</text:p>
            <draw:frame table:end-cell-address="sats1.A9" table:end-x="0.0874in" table:end-y="0.0874in" draw:z-index="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ensat Group, LL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2 kg</text:p>
          </table:table-cell>
          <table:table-cell table:style-name="ce2" office:value-type="date" office:date-value="2000-01-27">
            <text:p>01/27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km SSO, 97.5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MEMS 2A (Pico 20, PICOSAT-1)</text:p>
            <draw:frame table:end-cell-address="sats1.A10" table:end-x="0.0874in" table:end-y="0.0874in" draw:z-index="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275 kg</text:p>
          </table:table-cell>
          <table:table-cell table:style-name="ce2" office:value-type="date" office:date-value="2000-07-19">
            <text:p>07/19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x 800 km 100.2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MS 2B (Pico 22, PICOSAT-1)</text:p>
            <draw:frame table:end-cell-address="sats1.A11" table:end-x="0.0874in" table:end-y="0.0874in" draw:z-index="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275 kg</text:p>
          </table:table-cell>
          <table:table-cell table:style-name="ce2" office:value-type="date" office:date-value="2000-07-19">
            <text:p>07/19/00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750 x 800 km 100.2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unin</text:p>
            <draw:frame table:end-cell-address="sats1.A12" table:end-x="0.0874in" table:end-y="0.0874in" draw:z-index="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wedish Institute of Space Physics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6 kg</text:p>
          </table:table-cell>
          <table:table-cell table:style-name="ce2" office:value-type="date" office:date-value="2000-11-21">
            <text:p>11/21/00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700 x 1850 km, 96.5 degree inclination, elliptical polar orbit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MEPSI 1A (MEMS-based PicoSat Inspector)</text:p>
            <draw:frame table:end-cell-address="sats1.A13" table:end-x="0.0874in" table:end-y="0.0874in" draw:z-index="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2-11-23">
            <text:p>11/23/02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379 x 397 km, 51.6 degrees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PSI 1B (MEMS-based PicoSat Inspector)</text:p>
            <draw:frame table:end-cell-address="sats1.A14" table:end-x="0.0874in" table:end-y="0.0874in" draw:z-index="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2-11-23">
            <text:p>11/23/02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379 x 397 km, 51.6 degrees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AUSAT</text:p>
            <draw:frame table:end-cell-address="sats1.A15" table:end-x="0.0874in" table:end-y="0.0874in" draw:z-index="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bor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2" office:value-type="date" office:date-value="2003-03-30">
            <text:p>03/30/03</text:p>
          </table:table-cell>
          <table:table-cell table:style-name="ce1" office:value-type="string">
            <text:p>Rokot-KM</text:p>
          </table:table-cell>
          <table:table-cell table:style-name="ce1" office:value-type="string">
            <text:p>820 km, 98.7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anX-1</text:p>
            <draw:frame table:end-cell-address="sats1.A16" table:end-x="0.0874in" table:end-y="0.0874in" draw:z-index="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 Institute for Aerospace Stud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1U</text:p>
          </table:table-cell>
          <table:table-cell table:style-name="ce2" office:value-type="date" office:date-value="2003-03-30">
            <text:p>03/30/03</text:p>
          </table:table-cell>
          <table:table-cell table:style-name="ce1" office:value-type="string">
            <text:p>Rokot-KM</text:p>
          </table:table-cell>
          <table:table-cell table:style-name="ce1" office:value-type="string">
            <text:p>820 km, 98.7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UTE-I (Cubical Tokyo Tech Engineering Satellite-I)</text:p>
            <draw:frame table:end-cell-address="sats1.A17" table:end-x="0.0874in" table:end-y="0.0874in" draw:z-index="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okyo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03-03-30">
            <text:p>03/30/03</text:p>
          </table:table-cell>
          <table:table-cell table:style-name="ce1" office:value-type="string">
            <text:p>Rokot-KM</text:p>
          </table:table-cell>
          <table:table-cell table:style-name="ce1" office:value-type="string">
            <text:p>820 km, 98.7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TUSat-1</text:p>
            <draw:frame table:end-cell-address="sats1.A18" table:end-x="0.0874in" table:end-y="0.0874in" draw:z-index="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cal University of Denmark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2" office:value-type="date" office:date-value="2003-03-30">
            <text:p>03/30/03</text:p>
          </table:table-cell>
          <table:table-cell table:style-name="ce1" office:value-type="string">
            <text:p>Rokot-KM</text:p>
          </table:table-cell>
          <table:table-cell table:style-name="ce1" office:value-type="string">
            <text:p>820 km, 98.7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QuakeSat</text:p>
            <draw:frame table:end-cell-address="sats1.A19" table:end-x="0.0874in" table:end-y="0.0874in" draw:z-index="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for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03-03-30">
            <text:p>03/30/03</text:p>
          </table:table-cell>
          <table:table-cell table:style-name="ce1" office:value-type="string">
            <text:p>Rokot-KM</text:p>
          </table:table-cell>
          <table:table-cell table:style-name="ce1" office:value-type="string">
            <text:p>820 km, 98.7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XI-IV</text:p>
            <draw:frame table:end-cell-address="sats1.A20" table:end-x="0.0874in" table:end-y="0.0874in" draw:z-index="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ky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03-03-30">
            <text:p>03/30/03</text:p>
          </table:table-cell>
          <table:table-cell table:style-name="ce1" office:value-type="string">
            <text:p>Rokot-KM</text:p>
          </table:table-cell>
          <table:table-cell table:style-name="ce1" office:value-type="string">
            <text:p>820 km, 98.7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UNOSAT 1 (Undergraduate Orbital Student Satellite)</text:p>
            <draw:frame table:end-cell-address="sats1.A21" table:end-x="0.0874in" table:end-y="0.0874in" draw:z-index="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dade Norte do Paraná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8.83 kg</text:p>
          </table:table-cell>
          <table:table-cell table:style-name="ce2" office:value-type="date" office:date-value="2003-08-22">
            <text:p>08/22/03</text:p>
          </table:table-cell>
          <table:table-cell table:style-name="ce1" office:value-type="string">
            <text:p>VLS-1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NS-0 (TEKh-42, Technologicesky Nanosputnik)</text:p>
            <draw:frame table:end-cell-address="sats1.A22" table:end-x="0.0874in" table:end-y="0.0874in" draw:z-index="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scow Russian Scientific Research Institute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4.5 kg</text:p>
          </table:table-cell>
          <table:table-cell table:style-name="ce2" office:value-type="date" office:date-value="2005-02-28">
            <text:p>02/28/05</text:p>
          </table:table-cell>
          <table:table-cell table:style-name="ce1" office:value-type="string">
            <text:p>Sojuz-U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Cube-2</text:p>
            <draw:frame table:end-cell-address="sats1.A23" table:end-x="0.0874in" table:end-y="0.0874in" draw:z-index="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wegian University of Technology and Science (NTNU), Narvik University College (HiN) and the Agricultural University of Norway (NLH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1U</text:p>
          </table:table-cell>
          <table:table-cell table:style-name="ce2" office:value-type="date" office:date-value="2005-10-27">
            <text:p>10/27/05</text:p>
          </table:table-cell>
          <table:table-cell table:style-name="ce1" office:value-type="string">
            <text:p>Kosmos-3M</text:p>
          </table:table-cell>
          <table:table-cell table:style-name="ce1" office:value-type="string">
            <text:p>686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UWE-1</text:p>
            <draw:frame table:end-cell-address="sats1.A24" table:end-x="0.0874in" table:end-y="0.0874in" draw:z-index="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05-10-27">
            <text:p>10/27/05</text:p>
          </table:table-cell>
          <table:table-cell table:style-name="ce1" office:value-type="string">
            <text:p>Kosmos-3M</text:p>
          </table:table-cell>
          <table:table-cell table:style-name="ce1" office:value-type="string">
            <text:p>686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XI-V</text:p>
            <draw:frame table:end-cell-address="sats1.A25" table:end-x="0.0874in" table:end-y="0.0874in" draw:z-index="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ky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05-10-27">
            <text:p>10/27/05</text:p>
          </table:table-cell>
          <table:table-cell table:style-name="ce1" office:value-type="string">
            <text:p>Kosmos-3M</text:p>
          </table:table-cell>
          <table:table-cell table:style-name="ce1" office:value-type="string">
            <text:p>686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UTE-1.7+APD</text:p>
            <draw:frame table:end-cell-address="sats1.A26" table:end-x="0.0874in" table:end-y="0.0874in" draw:z-index="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okyo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2-21">
            <text:p>02/21/06</text:p>
          </table:table-cell>
          <table:table-cell table:style-name="ce1" office:value-type="string">
            <text:p>M-V-8 (M-5)</text:p>
          </table:table-cell>
          <table:table-cell table:style-name="ce1" office:value-type="string">
            <text:p>185 x 800 km, 98.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1</text:p>
            <draw:frame table:end-cell-address="sats1.A27" table:end-x="0.0874in" table:end-y="0.0874in" draw:z-index="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P1</text:p>
            <draw:frame table:end-cell-address="sats1.A28" table:end-x="0.0874in" table:end-y="0.0874in" draw:z-index="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P2</text:p>
            <draw:frame table:end-cell-address="sats1.A29" table:end-x="0.0874in" table:end-y="0.0874in" draw:z-index="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AUSat-1 (Hannuri-1, Hankuk Aviation University SATellite-1)</text:p>
            <draw:frame table:end-cell-address="sats1.A30" table:end-x="0.0874in" table:end-y="0.0874in" draw:z-index="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orea Aerospace University (Hankuk Aviation University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ICECube 1 (Ionospheric sCintillation Experimental CubeSat)</text:p>
            <draw:frame table:end-cell-address="sats1.A31" table:end-x="0.0874in" table:end-y="0.0874in" draw:z-index="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rnel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ICECube 2 (Ionospheric sCintillation Experimental CubeSat)</text:p>
            <draw:frame table:end-cell-address="sats1.A32" table:end-x="0.0874in" table:end-y="0.0874in" draw:z-index="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rnel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ION</text:p>
            <draw:frame table:end-cell-address="sats1.A33" table:end-x="0.0874in" table:end-y="0.0874in" draw:z-index="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Illinoi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KUTESat</text:p>
            <draw:frame table:end-cell-address="sats1.A34" table:end-x="0.0874in" table:end-y="0.0874in" draw:z-index="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Kansa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a Huaka (Voyager)</text:p>
            <draw:frame table:end-cell-address="sats1.A35" table:end-x="0.0874in" table:end-y="0.0874in" draw:z-index="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Hawaii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ROPE (Montana Earth-Orbiting Pico-Explorer)</text:p>
            <draw:frame table:end-cell-address="sats1.A36" table:end-x="0.0874in" table:end-y="0.0874in" draw:z-index="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Cube-1</text:p>
            <draw:frame table:end-cell-address="sats1.A37" table:end-x="0.0874in" table:end-y="0.0874in" draw:z-index="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wegian University of Technology and Science (NTNU), Narvik University College (HiN) and the Agricultural University of Norway (NLH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icPoT (Small Satellite of Politecnico di Torino)</text:p>
            <draw:frame table:end-cell-address="sats1.A38" table:end-x="0.0874in" table:end-y="0.0874in" draw:z-index="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 University of Tur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2.5 kg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RinCon 1</text:p>
            <draw:frame table:end-cell-address="sats1.A39" table:end-x="0.0874in" table:end-y="0.0874in" draw:z-index="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rizon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ACRED (AlcatelSat)</text:p>
            <draw:frame table:end-cell-address="sats1.A40" table:end-x="0.0874in" table:end-y="0.0874in" draw:z-index="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rizon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EEDS</text:p>
            <draw:frame table:end-cell-address="sats1.A41" table:end-x="0.0874in" table:end-y="0.0874in" draw:z-index="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ih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07-26">
            <text:p>07/26/0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IT-Sat</text:p>
            <draw:frame table:end-cell-address="sats1.A42" table:end-x="0.0874in" table:end-y="0.0874in" draw:z-index="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okkaido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2.7 kg</text:p>
          </table:table-cell>
          <table:table-cell table:style-name="ce2" office:value-type="date" office:date-value="2006-09-22">
            <text:p>09/22/06</text:p>
          </table:table-cell>
          <table:table-cell table:style-name="ce1" office:value-type="string">
            <text:p>M-V-7 (M-5)</text:p>
          </table:table-cell>
          <table:table-cell table:style-name="ce1" office:value-type="string">
            <text:p>250 x 600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RAFT1</text:p>
            <draw:frame table:end-cell-address="sats1.A43" table:end-x="0.0874in" table:end-y="0.0874in" draw:z-index="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al Academy Satellite Lab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4 kg</text:p>
          </table:table-cell>
          <table:table-cell table:style-name="ce2" office:value-type="date" office:date-value="2006-10-12">
            <text:p>10/12/06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ARScom</text:p>
            <draw:frame table:end-cell-address="sats1.A44" table:end-x="0.0874in" table:end-y="0.0874in" draw:z-index="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al Academy Satellite Lab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 kg</text:p>
          </table:table-cell>
          <table:table-cell table:style-name="ce2" office:value-type="date" office:date-value="2006-12-09">
            <text:p>12/09/06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PSI 2A</text:p>
            <draw:frame table:end-cell-address="sats1.A45" table:end-x="0.0874in" table:end-y="0.0874in" draw:z-index="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12-09">
            <text:p>12/09/06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PSI 2B</text:p>
            <draw:frame table:end-cell-address="sats1.A46" table:end-x="0.0874in" table:end-y="0.0874in" draw:z-index="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6-12-09">
            <text:p>12/09/06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GeneSat-1</text:p>
            <draw:frame table:end-cell-address="sats1.A47" table:end-x="0.0874in" table:end-y="0.0874in" draw:z-index="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Santa Clara Universit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06-12-16">
            <text:p>12/16/06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410 km, 40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PehuenSat 1</text:p>
            <draw:frame table:end-cell-address="sats1.A48" table:end-x="0.0874in" table:end-y="0.0874in" draw:z-index="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Comahu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rgentina</text:p>
          </table:table-cell>
          <table:table-cell table:style-name="ce1" office:value-type="string">
            <text:p>6 kg</text:p>
          </table:table-cell>
          <table:table-cell table:style-name="ce2" office:value-type="date" office:date-value="2007-01-10">
            <text:p>01/10/07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38 km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APE-1</text:p>
            <draw:frame table:end-cell-address="sats1.A49" table:end-x="0.0874in" table:end-y="0.0874in" draw:z-index="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Louisiana at Lafayett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7-04-17">
            <text:p>04/17/07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68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P3</text:p>
            <draw:frame table:end-cell-address="sats1.A50" table:end-x="0.0874in" table:end-y="0.0874in" draw:z-index="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7-04-17">
            <text:p>04/17/07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68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P4</text:p>
            <draw:frame table:end-cell-address="sats1.A51" table:end-x="0.0874in" table:end-y="0.0874in" draw:z-index="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7-04-17">
            <text:p>04/17/07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68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STB-1 (CubeSat TestBed 1)</text:p>
            <draw:frame table:end-cell-address="sats1.A52" table:end-x="0.0874in" table:end-y="0.0874in" draw:z-index="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eing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7-04-17">
            <text:p>04/17/07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68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Libertad-1</text:p>
            <draw:frame table:end-cell-address="sats1.A53" table:end-x="0.0874in" table:end-y="0.0874in" draw:z-index="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ergio Arboled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olomb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07-04-17">
            <text:p>04/17/07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68 km, SSO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MAST</text:p>
            <draw:frame table:end-cell-address="sats1.A54" table:end-x="0.0874in" table:end-y="0.0874in" draw:z-index="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thers Unlimited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07-04-17">
            <text:p>04/17/07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68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2</text:p>
            <draw:frame table:end-cell-address="sats1.A55" table:end-x="0.0874in" table:end-y="0.0874in" draw:z-index="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7-04-17">
            <text:p>04/17/07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68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EMS-Pico (ZDPS-1, Zheda Pixing)</text:p>
            <draw:frame table:end-cell-address="sats1.A56" table:end-x="0.0874in" table:end-y="0.0874in" draw:z-index="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Zhejia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 kg</text:p>
          </table:table-cell>
          <table:table-cell table:style-name="ce2" office:value-type="date" office:date-value="2007-05-25">
            <text:p>05/25/07</text:p>
          </table:table-cell>
          <table:table-cell table:style-name="ce1" office:value-type="string">
            <text:p>Long March 2D</text:p>
          </table:table-cell>
          <table:table-cell table:style-name="ce1" office:value-type="string">
            <text:p>631 x 655 km, 97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AUSAT2</text:p>
            <draw:frame table:end-cell-address="sats1.A57" table:end-x="0.0874in" table:end-y="0.0874in" draw:z-index="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bor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2" office:value-type="date" office:date-value="2008-04-28">
            <text:p>04/28/08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15 x 634 km, SSO, 97.9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anX-2</text:p>
            <draw:frame table:end-cell-address="sats1.A58" table:end-x="0.0874in" table:end-y="0.0874in" draw:z-index="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 Institute for Aerospace Stud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2" office:value-type="date" office:date-value="2008-04-28">
            <text:p>04/28/08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15 x 634 km, SSO, 97.9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anX-6</text:p>
            <draw:frame table:end-cell-address="sats1.A59" table:end-x="0.0874in" table:end-y="0.0874in" draw:z-index="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 Institute for Aerospace Stud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6.5 kg</text:p>
          </table:table-cell>
          <table:table-cell table:style-name="ce2" office:value-type="date" office:date-value="2008-04-28">
            <text:p>04/28/08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15 x 634 km, SSO, 97.9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ompass-1</text:p>
            <draw:frame table:end-cell-address="sats1.A60" table:end-x="0.0874in" table:end-y="0.0874in" draw:z-index="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chen University of Applied Scienc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08-04-28">
            <text:p>04/28/08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15 x 634 km, SSO, 97.9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UTE-1.7+APD-2</text:p>
            <draw:frame table:end-cell-address="sats1.A61" table:end-x="0.0874in" table:end-y="0.0874in" draw:z-index="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okyo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3 kg</text:p>
          </table:table-cell>
          <table:table-cell table:style-name="ce2" office:value-type="date" office:date-value="2008-04-28">
            <text:p>04/28/08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15 x 634 km, SSO, 97.9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elfi-C3</text:p>
            <draw:frame table:end-cell-address="sats1.A62" table:end-x="0.0874in" table:end-y="0.0874in" draw:z-index="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elft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3U</text:p>
          </table:table-cell>
          <table:table-cell table:style-name="ce2" office:value-type="date" office:date-value="2008-04-28">
            <text:p>04/28/08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15 x 634 km, SSO, 97.9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EEDS-2 (Space Engineering EDucation Satellite-2)</text:p>
            <draw:frame table:end-cell-address="sats1.A63" table:end-x="0.0874in" table:end-y="0.0874in" draw:z-index="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ih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08-04-28">
            <text:p>04/28/08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15 x 634 km, SSO, 97.9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anoSail-D</text:p>
            <draw:frame table:end-cell-address="sats1.A64" table:end-x="0.0874in" table:end-y="0.0874in" draw:z-index="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08-08-03">
            <text:p>08/03/08</text:p>
          </table:table-cell>
          <table:table-cell table:style-name="ce1" office:value-type="string">
            <text:p>Falcon-1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eSat (PharmaSat Risk Evaluation Satellite)</text:p>
            <draw:frame table:end-cell-address="sats1.A65" table:end-x="0.0874in" table:end-y="0.0874in" draw:z-index="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08-08-03">
            <text:p>08/03/08</text:p>
          </table:table-cell>
          <table:table-cell table:style-name="ce1" office:value-type="string">
            <text:p>Falcon-1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SSC (PSSCT, Pico Satellite Solar Cell Testbed)</text:p>
            <draw:frame table:end-cell-address="sats1.A66" table:end-x="0.0874in" table:end-y="0.0874in" draw:z-index="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.5 kg</text:p>
          </table:table-cell>
          <table:table-cell table:style-name="ce2" office:value-type="date" office:date-value="2008-11-29">
            <text:p>11/29/08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345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KKS-1 (Kouku Kosen Satellite-1, KISEKI)</text:p>
            <draw:frame table:end-cell-address="sats1.A67" table:end-x="0.0874in" table:end-y="0.0874in" draw:z-index="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okyo Metropolitan College of Industrial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3.17 kg</text:p>
          </table:table-cell>
          <table:table-cell table:style-name="ce2" office:value-type="date" office:date-value="2009-01-23">
            <text:p>01/23/09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660 km, SSO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ISM (Picosatellite for Remote¿sensing and Innovative Space Missions)</text:p>
            <draw:frame table:end-cell-address="sats1.A68" table:end-x="0.0874in" table:end-y="0.0874in" draw:z-index="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ky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8.5 kg</text:p>
          </table:table-cell>
          <table:table-cell table:style-name="ce2" office:value-type="date" office:date-value="2009-01-23">
            <text:p>01/23/09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660 km, SSO, 98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STARS-1 Daughter (KUKAI, KAI, Space Tethered autonomous Robotic Satellite 1)</text:p>
            <draw:frame table:end-cell-address="sats1.A69" table:end-x="0.0874in" table:end-y="0.0874in" draw:z-index="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agaw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3.8 kg</text:p>
          </table:table-cell>
          <table:table-cell table:style-name="ce2" office:value-type="date" office:date-value="2009-01-23">
            <text:p>01/23/09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660 km, SSO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TARS-1 Mother (KUKAI, KU, Space Tethered autonomous Robotic Satellite 1)</text:p>
            <draw:frame table:end-cell-address="sats1.A70" table:end-x="0.0874in" table:end-y="0.0874in" draw:z-index="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agaw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4.2 kg</text:p>
          </table:table-cell>
          <table:table-cell table:style-name="ce2" office:value-type="date" office:date-value="2009-01-23">
            <text:p>01/23/09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660 km, SSO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3</text:p>
            <draw:frame table:end-cell-address="sats1.A71" table:end-x="0.0874in" table:end-y="0.0874in" draw:z-index="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9-05-19">
            <text:p>05/19/09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450 km, 40.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P6</text:p>
            <draw:frame table:end-cell-address="sats1.A72" table:end-x="0.0874in" table:end-y="0.0874in" draw:z-index="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9-05-19">
            <text:p>05/19/09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450 km, 40.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awkSat I</text:p>
            <draw:frame table:end-cell-address="sats1.A73" table:end-x="0.0874in" table:end-y="0.0874in" draw:z-index="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awk Institute of Space Science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09-05-19">
            <text:p>05/19/09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450 km, 40.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harmaSat 1 (GeneSat-2)</text:p>
            <draw:frame table:end-cell-address="sats1.A74" table:end-x="0.0874in" table:end-y="0.0874in" draw:z-index="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nta Clara University, NASA Ames Small Spacecraft Division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09-05-19">
            <text:p>05/19/09</text:p>
          </table:table-cell>
          <table:table-cell table:style-name="ce1" office:value-type="string">
            <text:p>Minotaur I</text:p>
          </table:table-cell>
          <table:table-cell table:style-name="ce1" office:value-type="string">
            <text:p>450 km, 40.4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Aggiesat-2 (Dragonsat 2)</text:p>
            <draw:frame table:end-cell-address="sats1.A75" table:end-x="0.0874in" table:end-y="0.0874in" draw:z-index="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xas A&amp;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.2 kg</text:p>
          </table:table-cell>
          <table:table-cell table:style-name="ce2" office:value-type="date" office:date-value="2009-07-15">
            <text:p>07/15/09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336 km,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BEVO 1 (DragonSat 1)</text:p>
            <draw:frame table:end-cell-address="sats1.A76" table:end-x="0.0874in" table:end-y="0.0874in" draw:z-index="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exas at Aust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.5 kg</text:p>
          </table:table-cell>
          <table:table-cell table:style-name="ce2" office:value-type="date" office:date-value="2009-07-15">
            <text:p>07/15/09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336 km,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BEESAT-1</text:p>
            <draw:frame table:end-cell-address="sats1.A77" table:end-x="0.0874in" table:end-y="0.0874in" draw:z-index="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rlin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09-09-23">
            <text:p>09/23/09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30 km, 98.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ITUpSAT-1</text:p>
            <draw:frame table:end-cell-address="sats1.A78" table:end-x="0.0874in" table:end-y="0.0874in" draw:z-index="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tanbul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urkey</text:p>
          </table:table-cell>
          <table:table-cell table:style-name="ce1" office:value-type="string">
            <text:p>1U</text:p>
          </table:table-cell>
          <table:table-cell table:style-name="ce2" office:value-type="date" office:date-value="2009-09-23">
            <text:p>09/23/09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30 km, 98.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wissCube-1</text:p>
            <draw:frame table:end-cell-address="sats1.A79" table:end-x="0.0874in" table:end-y="0.0874in" draw:z-index="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wiss Federal Institute of Technology (EPFL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1U</text:p>
          </table:table-cell>
          <table:table-cell table:style-name="ce2" office:value-type="date" office:date-value="2009-09-23">
            <text:p>09/23/09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30 km, 98.3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UWE-2</text:p>
            <draw:frame table:end-cell-address="sats1.A80" table:end-x="0.0874in" table:end-y="0.0874in" draw:z-index="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09-09-23">
            <text:p>09/23/09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30 km, 98.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KSat (Hayato, Kagoshima Satellite, K-Sat)</text:p>
            <draw:frame table:end-cell-address="sats1.A81" table:end-x="0.0874in" table:end-y="0.0874in" draw:z-index="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agoshim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0-05-20">
            <text:p>05/20/10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288 x 309 km, 30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egai (Negai-Star)</text:p>
            <draw:frame table:end-cell-address="sats1.A82" table:end-x="0.0874in" table:end-y="0.0874in" draw:z-index="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k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0-05-20">
            <text:p>05/20/10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288 x 309 km, 30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Waseda-Sat2</text:p>
            <draw:frame table:end-cell-address="sats1.A83" table:end-x="0.0874in" table:end-y="0.0874in" draw:z-index="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ased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0-05-20">
            <text:p>05/20/10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288 x 309 km, 30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ISSat-1</text:p>
            <draw:frame table:end-cell-address="sats1.A84" table:end-x="0.0874in" table:end-y="0.0874in" draw:z-index="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 Institute for Aerospace Studies Space Flight Lab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7 kg</text:p>
          </table:table-cell>
          <table:table-cell table:style-name="ce2" office:value-type="date" office:date-value="2010-07-12">
            <text:p>07/12/10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30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tudSat-1 (Student Satellite-1)</text:p>
            <draw:frame table:end-cell-address="sats1.A85" table:end-x="0.0874in" table:end-y="0.0874in" draw:z-index="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itte Meenakshi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0-07-12">
            <text:p>07/12/10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30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ISAT-1</text:p>
            <draw:frame table:end-cell-address="sats1.A86" table:end-x="0.0874in" table:end-y="0.0874in" draw:z-index="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pplied Sciences of Southern Switzerland (SUPSI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1U</text:p>
          </table:table-cell>
          <table:table-cell table:style-name="ce2" office:value-type="date" office:date-value="2010-07-12">
            <text:p>07/12/10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30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ZDPS 1A 01 (Zheda Pixing)</text:p>
            <draw:frame table:end-cell-address="sats1.A87" table:end-x="0.0874in" table:end-y="0.0874in" draw:z-index="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Zhejia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3.5 kg</text:p>
          </table:table-cell>
          <table:table-cell table:style-name="ce2" office:value-type="date" office:date-value="2010-09-22">
            <text:p>09/22/10</text:p>
          </table:table-cell>
          <table:table-cell table:style-name="ce1" office:value-type="string">
            <text:p>Long March 2D</text:p>
          </table:table-cell>
          <table:table-cell table:style-name="ce1" office:value-type="string">
            <text:p>645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ZDPS 1A 02 (Zheda Pixing)</text:p>
            <draw:frame table:end-cell-address="sats1.A88" table:end-x="0.0874in" table:end-y="0.0874in" draw:z-index="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Zhejia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3.5 kg</text:p>
          </table:table-cell>
          <table:table-cell table:style-name="ce2" office:value-type="date" office:date-value="2010-09-22">
            <text:p>09/22/10</text:p>
          </table:table-cell>
          <table:table-cell table:style-name="ce1" office:value-type="string">
            <text:p>Long March 2D</text:p>
          </table:table-cell>
          <table:table-cell table:style-name="ce1" office:value-type="string">
            <text:p>645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anoSail-D2</text:p>
            <draw:frame table:end-cell-address="sats1.A89" table:end-x="0.0874in" table:end-y="0.0874in" draw:z-index="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0-11-20">
            <text:p>11/20/10</text:p>
          </table:table-cell>
          <table:table-cell table:style-name="ce1" office:value-type="string">
            <text:p>Minotaur IV</text:p>
          </table:table-cell>
          <table:table-cell table:style-name="ce1" office:value-type="string">
            <text:p>650 km, 7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/OREOS (Organism/ORganics Exposure to Orbital Stresses) Nanosatellite</text:p>
            <draw:frame table:end-cell-address="sats1.A90" table:end-x="0.0874in" table:end-y="0.0874in" draw:z-index="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0-11-20">
            <text:p>11/20/10</text:p>
          </table:table-cell>
          <table:table-cell table:style-name="ce1" office:value-type="string">
            <text:p>Minotaur IV</text:p>
          </table:table-cell>
          <table:table-cell table:style-name="ce1" office:value-type="string">
            <text:p>650 km, 7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RAX (Radio Aurora eXplorer)</text:p>
            <draw:frame table:end-cell-address="sats1.A91" table:end-x="0.0874in" table:end-y="0.0874in" draw:z-index="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0-11-20">
            <text:p>11/20/10</text:p>
          </table:table-cell>
          <table:table-cell table:style-name="ce1" office:value-type="string">
            <text:p>Minotaur IV</text:p>
          </table:table-cell>
          <table:table-cell table:style-name="ce1" office:value-type="string">
            <text:p>650 km, 72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Caerus-Mayflower</text:p>
            <draw:frame table:end-cell-address="sats1.A92" table:end-x="0.0874in" table:end-y="0.0874in" draw:z-index="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throp Grumman,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erseus 000</text:p>
            <draw:frame table:end-cell-address="sats1.A93" table:end-x="0.0874in" table:end-y="0.0874in" draw:z-index="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erseus 001</text:p>
            <draw:frame table:end-cell-address="sats1.A94" table:end-x="0.0874in" table:end-y="0.0874in" draw:z-index="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erseus 002</text:p>
            <draw:frame table:end-cell-address="sats1.A95" table:end-x="0.0874in" table:end-y="0.0874in" draw:z-index="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erseus 003</text:p>
            <draw:frame table:end-cell-address="sats1.A96" table:end-x="0.0874in" table:end-y="0.0874in" draw:z-index="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QbX-1</text:p>
            <draw:frame table:end-cell-address="sats1.A97" table:end-x="0.0874in" table:end-y="0.0874in" draw:z-index="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RL Naval Center for Space for NRO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QbX-2</text:p>
            <draw:frame table:end-cell-address="sats1.A98" table:end-x="0.0874in" table:end-y="0.0874in" draw:z-index="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RL Naval Center for Space for NRO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MDC-ONE 1 (Space &amp; Missile Defense Command-Operational Nanosatellite Effect)</text:p>
            <draw:frame table:end-cell-address="sats1.A99" table:end-x="0.0874in" table:end-y="0.0874in" draw:z-index="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0-12-08">
            <text:p>12/08/10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273 x 300 km, 34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BRE (Explorer-1 prime, Hiscock Radiation Belt Explorer)</text:p>
            <draw:frame table:end-cell-address="sats1.A100" table:end-x="0.0874in" table:end-y="0.0874in" draw:z-index="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1-03-04">
            <text:p>03/04/11</text:p>
          </table:table-cell>
          <table:table-cell table:style-name="ce1" office:value-type="string">
            <text:p>Taurus-XL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ermes</text:p>
            <draw:frame table:end-cell-address="sats1.A101" table:end-x="0.0874in" table:end-y="0.0874in" draw:z-index="9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in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1-03-04">
            <text:p>03/04/11</text:p>
          </table:table-cell>
          <table:table-cell table:style-name="ce1" office:value-type="string">
            <text:p>Taurus-XL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KySat-1</text:p>
            <draw:frame table:end-cell-address="sats1.A102" table:end-x="0.0874in" table:end-y="0.0874in" draw:z-index="10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entucky universit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1-03-04">
            <text:p>03/04/11</text:p>
          </table:table-cell>
          <table:table-cell table:style-name="ce1" office:value-type="string">
            <text:p>Taurus-XL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SSC-2 (Pico Satellite Solar Cell Testbed-2, PSSC Testbed-2, PSSCT-2)</text:p>
            <draw:frame table:end-cell-address="sats1.A103" table:end-x="0.0874in" table:end-y="0.0874in" draw:z-index="10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.7 kg</text:p>
          </table:table-cell>
          <table:table-cell table:style-name="ce2" office:value-type="date" office:date-value="2011-07-20">
            <text:p>07/20/11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365 x 380 km, 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Jugnu</text:p>
            <draw:frame table:end-cell-address="sats1.A104" table:end-x="0.0874in" table:end-y="0.0874in" draw:z-index="10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ndian Institute of Technology Kanpu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1-10-12">
            <text:p>10/12/11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860 km, 20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RMSat (Sri Ramaswamy Memorial)</text:p>
            <draw:frame table:end-cell-address="sats1.A105" table:end-x="0.0874in" table:end-y="0.0874in" draw:z-index="10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R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1-10-12">
            <text:p>10/12/11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860 km, 20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AubieSat-1</text:p>
            <draw:frame table:end-cell-address="sats1.A106" table:end-x="0.0874in" table:end-y="0.0874in" draw:z-index="10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ubu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1-10-28">
            <text:p>10/28/11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820 x 410 km, 102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DICE-1 (Dynamic Ionosphere CubeSat Experiment)</text:p>
            <draw:frame table:end-cell-address="sats1.A107" table:end-x="0.0874in" table:end-y="0.0874in" draw:z-index="10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tah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1-10-28">
            <text:p>10/28/11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820 x 410 km, 102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DICE-2 (Dynamic Ionosphere CubeSat Experiment)</text:p>
            <draw:frame table:end-cell-address="sats1.A108" table:end-x="0.0874in" table:end-y="0.0874in" draw:z-index="10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tah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1-10-28">
            <text:p>10/28/11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820 x 410 km, 102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E1P U2 (HRBE , Explorer-1' U2, William A. Hiscock Radiation Belt Explorer)</text:p>
            <draw:frame table:end-cell-address="sats1.A109" table:end-x="0.0874in" table:end-y="0.0874in" draw:z-index="10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1-10-28">
            <text:p>10/28/11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820 x 410 km, 10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-Cubed (COVE)</text:p>
            <draw:frame table:end-cell-address="sats1.A110" table:end-x="0.0874in" table:end-y="0.0874in" draw:z-index="10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1-10-28">
            <text:p>10/28/11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820 x 410 km, 10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RAX-2 (Radio Aurora Explorer-2)</text:p>
            <draw:frame table:end-cell-address="sats1.A111" table:end-x="0.0874in" table:end-y="0.0874in" draw:z-index="10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1-10-28">
            <text:p>10/28/11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820 x 410 km, 102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MaSat-1</text:p>
            <draw:frame table:end-cell-address="sats1.A112" table:end-x="0.0874in" table:end-y="0.0874in" draw:z-index="1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udapest University of Technology and Economic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Hungar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2-13">
            <text:p>02/13/12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354 x 1450 km, 69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W-Sat</text:p>
            <draw:frame table:end-cell-address="sats1.A113" table:end-x="0.0874in" table:end-y="0.0874in" draw:z-index="1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arsaw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2-13">
            <text:p>02/13/12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354 x 1450 km, 69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ROBUSTA-1A</text:p>
            <draw:frame table:end-cell-address="sats1.A114" table:end-x="0.0874in" table:end-y="0.0874in" draw:z-index="1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ontpellier II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2-13">
            <text:p>02/13/12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354 x 1450 km, 69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UNICubeSat-GG (Gravity Gradient)</text:p>
            <draw:frame table:end-cell-address="sats1.A115" table:end-x="0.0874in" table:end-y="0.0874in" draw:z-index="1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pienza University of Rom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2-13">
            <text:p>02/13/12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354 x 1450 km, 69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Xatcobeo (Dieste)</text:p>
            <draw:frame table:end-cell-address="sats1.A116" table:end-x="0.0874in" table:end-y="0.0874in" draw:z-index="1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Vig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2-13">
            <text:p>02/13/12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354 x 1450 km, 69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e-st@r</text:p>
            <draw:frame table:end-cell-address="sats1.A117" table:end-x="0.0874in" table:end-y="0.0874in" draw:z-index="1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 University of Tur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2-13">
            <text:p>02/13/12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354 x 1450 km, 69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Goliat</text:p>
            <draw:frame table:end-cell-address="sats1.A118" table:end-x="0.0874in" table:end-y="0.0874in" draw:z-index="1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Bucharest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Roman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2-13">
            <text:p>02/13/12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354 x 1450 km, 69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ORYU-2</text:p>
            <draw:frame table:end-cell-address="sats1.A119" table:end-x="0.0874in" table:end-y="0.0874in" draw:z-index="1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shu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7.1 kg</text:p>
          </table:table-cell>
          <table:table-cell table:style-name="ce2" office:value-type="date" office:date-value="2012-05-17">
            <text:p>05/17/12</text:p>
          </table:table-cell>
          <table:table-cell table:style-name="ce1" office:value-type="string">
            <text:p>H-IIA</text:p>
          </table:table-cell>
          <table:table-cell table:style-name="ce1" office:value-type="string">
            <text:p>680 km, 98.1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-1</text:p>
            <draw:frame table:end-cell-address="sats1.A120" table:end-x="0.0874in" table:end-y="0.0874in" draw:z-index="1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FPT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ietnam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7-21">
            <text:p>07/21/12</text:p>
          </table:table-cell>
          <table:table-cell table:style-name="ce1" office:value-type="string">
            <text:p>H-II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ITSat-1 (NIWAKA)</text:p>
            <draw:frame table:end-cell-address="sats1.A121" table:end-x="0.0874in" table:end-y="0.0874in" draw:z-index="1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Fukuoka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7-21">
            <text:p>07/21/12</text:p>
          </table:table-cell>
          <table:table-cell table:style-name="ce1" office:value-type="string">
            <text:p>H-II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RAIKO</text:p>
            <draw:frame table:end-cell-address="sats1.A122" table:end-x="0.0874in" table:end-y="0.0874in" draw:z-index="1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ohoku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2U</text:p>
          </table:table-cell>
          <table:table-cell table:style-name="ce2" office:value-type="date" office:date-value="2012-07-21">
            <text:p>07/21/12</text:p>
          </table:table-cell>
          <table:table-cell table:style-name="ce1" office:value-type="string">
            <text:p>H-II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echEdSat (Technological and Educational Nanosatellite)</text:p>
            <draw:frame table:end-cell-address="sats1.A123" table:end-x="0.0874in" table:end-y="0.0874in" draw:z-index="1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7-21">
            <text:p>07/21/12</text:p>
          </table:table-cell>
          <table:table-cell table:style-name="ce1" office:value-type="string">
            <text:p>H-II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We Wish</text:p>
            <draw:frame table:end-cell-address="sats1.A124" table:end-x="0.0874in" table:end-y="0.0874in" draw:z-index="1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eisei Electri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7-21">
            <text:p>07/21/12</text:p>
          </table:table-cell>
          <table:table-cell table:style-name="ce1" office:value-type="string">
            <text:p>H-II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T 1 (TianTuo 1)</text:p>
            <draw:frame table:end-cell-address="sats1.A125" table:end-x="0.0874in" table:end-y="0.0874in" draw:z-index="1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Defense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9.3 kg</text:p>
          </table:table-cell>
          <table:table-cell table:style-name="ce2" office:value-type="date" office:date-value="2012-09-08">
            <text:p>09/08/12</text:p>
          </table:table-cell>
          <table:table-cell table:style-name="ce1" office:value-type="string">
            <text:p>Long March 4B</text:p>
          </table:table-cell>
          <table:table-cell table:style-name="ce1" office:value-type="string">
            <text:p>479 x 495 km, 97.4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NEAS</text:p>
            <draw:frame table:end-cell-address="sats1.A126" table:end-x="0.0874in" table:end-y="0.0874in" draw:z-index="1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outhern Californ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4A</text:p>
            <draw:frame table:end-cell-address="sats1.A127" table:end-x="0.0874in" table:end-y="0.0874in" draw:z-index="1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4B</text:p>
            <draw:frame table:end-cell-address="sats1.A128" table:end-x="0.0874in" table:end-y="0.0874in" draw:z-index="1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4C</text:p>
            <draw:frame table:end-cell-address="sats1.A129" table:end-x="0.0874in" table:end-y="0.0874in" draw:z-index="1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INEMA (CubeSat for Ions, Neutrals, Electrons, &amp; MAgnetic fields)</text:p>
            <draw:frame table:end-cell-address="sats1.A130" table:end-x="0.0874in" table:end-y="0.0874in" draw:z-index="1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aliforn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CP5</text:p>
            <draw:frame table:end-cell-address="sats1.A131" table:end-x="0.0874in" table:end-y="0.0874in" draw:z-index="1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SSWE (Colorado Student Space Weather Experiment)</text:p>
            <draw:frame table:end-cell-address="sats1.A132" table:end-x="0.0874in" table:end-y="0.0874in" draw:z-index="1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CXBN (Cosmic X-ray Background Nanosatellite)</text:p>
            <draw:frame table:end-cell-address="sats1.A133" table:end-x="0.0874in" table:end-y="0.0874in" draw:z-index="1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rehead State University/Kentucky Spac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Re (STARE A, Space-based Telescopes for the Actionable Refinement of Ephemeris)</text:p>
            <draw:frame table:end-cell-address="sats1.A134" table:end-x="0.0874in" table:end-y="0.0874in" draw:z-index="1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awrence Livermore National Laborator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MDC-ONE 2.1 (Able)</text:p>
            <draw:frame table:end-cell-address="sats1.A135" table:end-x="0.0874in" table:end-y="0.0874in" draw:z-index="1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MDC-ONE 2.2 (Baker)</text:p>
            <draw:frame table:end-cell-address="sats1.A136" table:end-x="0.0874in" table:end-y="0.0874in" draw:z-index="1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2-09-13">
            <text:p>09/13/12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770 x 480 km, 6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AUSAT3</text:p>
            <draw:frame table:end-cell-address="sats1.A137" table:end-x="0.0874in" table:end-y="0.0874in" draw:z-index="1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bor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2-25">
            <text:p>02/25/13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81 km, 98.5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TRaND-1 (Surrey Training, Research and Nanosatellite Demonstrator)</text:p>
            <draw:frame table:end-cell-address="sats1.A138" table:end-x="0.0874in" table:end-y="0.0874in" draw:z-index="1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urrey Satellite Technology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02-25">
            <text:p>02/25/13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81 km, 98.5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UGSat 1 (Technische Universität Graz Satellit), BRITE-Austria (BRIght-star Target Explorer - Austria)</text:p>
            <draw:frame table:end-cell-address="sats1.A139" table:end-x="0.0874in" table:end-y="0.0874in" draw:z-index="1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raz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7 kg</text:p>
          </table:table-cell>
          <table:table-cell table:style-name="ce2" office:value-type="date" office:date-value="2013-02-25">
            <text:p>02/25/13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81 km, 98.55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UniBRITE-1</text:p>
            <draw:frame table:end-cell-address="sats1.A140" table:end-x="0.0874in" table:end-y="0.0874in" draw:z-index="1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Vienn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7 kg</text:p>
          </table:table-cell>
          <table:table-cell table:style-name="ce2" office:value-type="date" office:date-value="2013-02-25">
            <text:p>02/25/13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781 km, 98.55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BEESAT-2</text:p>
            <draw:frame table:end-cell-address="sats1.A141" table:end-x="0.0874in" table:end-y="0.0874in" draw:z-index="1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rlin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19">
            <text:p>04/19/13</text:p>
          </table:table-cell>
          <table:table-cell table:style-name="ce1" office:value-type="string">
            <text:p>Sojuz-2.1b</text:p>
          </table:table-cell>
          <table:table-cell table:style-name="ce1" office:value-type="string">
            <text:p>575 km, 64.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BEESAT-3</text:p>
            <draw:frame table:end-cell-address="sats1.A142" table:end-x="0.0874in" table:end-y="0.0874in" draw:z-index="1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rlin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19">
            <text:p>04/19/13</text:p>
          </table:table-cell>
          <table:table-cell table:style-name="ce1" office:value-type="string">
            <text:p>Sojuz-2.1b</text:p>
          </table:table-cell>
          <table:table-cell table:style-name="ce1" office:value-type="string">
            <text:p>575 km, 64.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ove-2</text:p>
            <draw:frame table:end-cell-address="sats1.A143" table:end-x="0.0874in" table:end-y="0.0874in" draw:z-index="1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04-19">
            <text:p>04/19/13</text:p>
          </table:table-cell>
          <table:table-cell table:style-name="ce1" office:value-type="string">
            <text:p>Sojuz-2.1b</text:p>
          </table:table-cell>
          <table:table-cell table:style-name="ce1" office:value-type="string">
            <text:p>575 km, 64.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SSI-1</text:p>
            <draw:frame table:end-cell-address="sats1.A144" table:end-x="0.0874in" table:end-y="0.0874in" draw:z-index="1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Open Source Satellite Initiative</text:p>
          </table:table-cell>
          <table:table-cell table:style-name="ce1" office:value-type="string">
            <text:p>Individual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19">
            <text:p>04/19/13</text:p>
          </table:table-cell>
          <table:table-cell table:style-name="ce1" office:value-type="string">
            <text:p>Sojuz-2.1b</text:p>
          </table:table-cell>
          <table:table-cell table:style-name="ce1" office:value-type="string">
            <text:p>575 km, 64.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OMP (Students Oxygen Measurement Project)</text:p>
            <draw:frame table:end-cell-address="sats1.A145" table:end-x="0.0874in" table:end-y="0.0874in" draw:z-index="1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resden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19">
            <text:p>04/19/13</text:p>
          </table:table-cell>
          <table:table-cell table:style-name="ce1" office:value-type="string">
            <text:p>Sojuz-2.1b</text:p>
          </table:table-cell>
          <table:table-cell table:style-name="ce1" office:value-type="string">
            <text:p>575 km, 64.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ove-1</text:p>
            <draw:frame table:end-cell-address="sats1.A146" table:end-x="0.0874in" table:end-y="0.0874in" draw:z-index="1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04-21">
            <text:p>04/21/13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250 x 260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honeSat 1.0a (Graham)</text:p>
            <draw:frame table:end-cell-address="sats1.A147" table:end-x="0.0874in" table:end-y="0.0874in" draw:z-index="1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21">
            <text:p>04/21/13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251 x 260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honeSat 1.0b (Bell)</text:p>
            <draw:frame table:end-cell-address="sats1.A148" table:end-x="0.0874in" table:end-y="0.0874in" draw:z-index="1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21">
            <text:p>04/21/13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252 x 260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honeSat 2.0a (Alexander)</text:p>
            <draw:frame table:end-cell-address="sats1.A149" table:end-x="0.0874in" table:end-y="0.0874in" draw:z-index="1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21">
            <text:p>04/21/13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253 x 260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ubeBug-1 (Capitán Beto)</text:p>
            <draw:frame table:end-cell-address="sats1.A150" table:end-x="0.0874in" table:end-y="0.0874in" draw:z-index="1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tellogi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Argent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3-04-26">
            <text:p>04/26/13</text:p>
          </table:table-cell>
          <table:table-cell table:style-name="ce1" office:value-type="string">
            <text:p>Long March 2D</text:p>
          </table:table-cell>
          <table:table-cell table:style-name="ce1" office:value-type="string">
            <text:p>650 km, 98.0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EE-01 Pegaso</text:p>
            <draw:frame table:end-cell-address="sats1.A151" table:end-x="0.0874in" table:end-y="0.0874in" draw:z-index="1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cuadorian Space Agenc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Ecuador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4-26">
            <text:p>04/26/13</text:p>
          </table:table-cell>
          <table:table-cell table:style-name="ce1" office:value-type="string">
            <text:p>Long March 2D</text:p>
          </table:table-cell>
          <table:table-cell table:style-name="ce1" office:value-type="string">
            <text:p>650 km, 98.0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urkSat-3USat</text:p>
            <draw:frame table:end-cell-address="sats1.A152" table:end-x="0.0874in" table:end-y="0.0874in" draw:z-index="1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TU (Istanbul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urkey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04-26">
            <text:p>04/26/13</text:p>
          </table:table-cell>
          <table:table-cell table:style-name="ce1" office:value-type="string">
            <text:p>Long March 2D</text:p>
          </table:table-cell>
          <table:table-cell table:style-name="ce1" office:value-type="string">
            <text:p>650 km, 98.0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ESTCube-1</text:p>
            <draw:frame table:end-cell-address="sats1.A153" table:end-x="0.0874in" table:end-y="0.0874in" draw:z-index="1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artu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Eston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5-07">
            <text:p>05/07/13</text:p>
          </table:table-cell>
          <table:table-cell table:style-name="ce1" office:value-type="string">
            <text:p>Vega</text:p>
          </table:table-cell>
          <table:table-cell table:style-name="ce1" office:value-type="string">
            <text:p>670 km, 98.5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rduSat</text:p>
            <draw:frame table:end-cell-address="sats1.A154" table:end-x="0.0874in" table:end-y="0.0874in" draw:z-index="1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 (Nanosatisfi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8-03">
            <text:p>08/03/13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ArduSat-X</text:p>
            <draw:frame table:end-cell-address="sats1.A155" table:end-x="0.0874in" table:end-y="0.0874in" draw:z-index="1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 (Nanosatisfi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8-03">
            <text:p>08/03/13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Pico Dragon (Picodragon)</text:p>
            <draw:frame table:end-cell-address="sats1.A156" table:end-x="0.0874in" table:end-y="0.0874in" draw:z-index="1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ietnam National Satellite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Vietnam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08-03">
            <text:p>08/03/13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echEdSat-3p</text:p>
            <draw:frame table:end-cell-address="sats1.A157" table:end-x="0.0874in" table:end-y="0.0874in" draw:z-index="1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08-03">
            <text:p>08/03/13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7</text:p>
            <draw:frame table:end-cell-address="sats1.A158" table:end-x="0.0874in" table:end-y="0.0874in" draw:z-index="1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8</text:p>
            <draw:frame table:end-cell-address="sats1.A159" table:end-x="0.0874in" table:end-y="0.0874in" draw:z-index="1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ENSE SV1 (Space Environmental NanoSat Experiment)</text:p>
            <draw:frame table:end-cell-address="sats1.A160" table:end-x="0.0874in" table:end-y="0.0874in" draw:z-index="1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Air Force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ENSE SV2 (Space Environmental NanoSat Experiment)</text:p>
            <draw:frame table:end-cell-address="sats1.A161" table:end-x="0.0874in" table:end-y="0.0874in" draw:z-index="1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Air Force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wampSat</text:p>
            <draw:frame table:end-cell-address="sats1.A162" table:end-x="0.0874in" table:end-y="0.0874in" draw:z-index="1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Flori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J3sat</text:p>
            <draw:frame table:end-cell-address="sats1.A163" table:end-x="0.0874in" table:end-y="0.0874in" draw:z-index="1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omas Jefferson High School for Science and Technology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railblazer (SPA-1 Trailblazer)</text:p>
            <draw:frame table:end-cell-address="sats1.A164" table:end-x="0.0874in" table:end-y="0.0874in" draw:z-index="1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Mexic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Vermont (Lunar) Cubesat</text:p>
            <draw:frame table:end-cell-address="sats1.A165" table:end-x="0.0874in" table:end-y="0.0874in" draw:z-index="1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ermont Technical College/ University of Vermont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Black Knight 1 (BK 1)</text:p>
            <draw:frame table:end-cell-address="sats1.A166" table:end-x="0.0874in" table:end-y="0.0874in" draw:z-index="1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est Point Military Academ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APE-2</text:p>
            <draw:frame table:end-cell-address="sats1.A167" table:end-x="0.0874in" table:end-y="0.0874in" draw:z-index="1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Louisiana at Lafayett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hargerSat-1 (ChargerSat 1.2)</text:p>
            <draw:frame table:end-cell-address="sats1.A168" table:end-x="0.0874in" table:end-y="0.0874in" draw:z-index="1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labama in Huntsvill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OPPER (Close Orbiting Propellant Plume and Elemental Recognition)</text:p>
            <draw:frame table:end-cell-address="sats1.A169" table:end-x="0.0874in" table:end-y="0.0874in" draw:z-index="1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int Loui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ragonSat 1</text:p>
            <draw:frame table:end-cell-address="sats1.A170" table:end-x="0.0874in" table:end-y="0.0874in" draw:z-index="1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rexe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irefly</text:p>
            <draw:frame table:end-cell-address="sats1.A171" table:end-x="0.0874in" table:end-y="0.0874in" draw:z-index="1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Ho‘oponopono 2 (H2)</text:p>
            <draw:frame table:end-cell-address="sats1.A172" table:end-x="0.0874in" table:end-y="0.0874in" draw:z-index="1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Hawaii at Mano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orus (STARE B, Space-Based Telescopes for Actionable Refinement of Ephemeris))</text:p>
            <draw:frame table:end-cell-address="sats1.A173" table:end-x="0.0874in" table:end-y="0.0874in" draw:z-index="1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awrence Livermore National Laborator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KYSAT II (KySat-2)</text:p>
            <draw:frame table:end-cell-address="sats1.A174" table:end-x="0.0874in" table:end-y="0.0874in" draw:z-index="1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entucky universit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PS-SCAT (Naval Postgraduate School Solar Cell Array Tester)</text:p>
            <draw:frame table:end-cell-address="sats1.A175" table:end-x="0.0874in" table:end-y="0.0874in" draw:z-index="1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RS Tech 1</text:p>
            <draw:frame table:end-cell-address="sats1.A176" table:end-x="0.0874in" table:end-y="0.0874in" draw:z-index="1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John Hopkin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RS Tech 2</text:p>
            <draw:frame table:end-cell-address="sats1.A177" table:end-x="0.0874in" table:end-y="0.0874in" draw:z-index="1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John Hopkin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RSES (ORS 1)</text:p>
            <draw:frame table:end-cell-address="sats1.A178" table:end-x="0.0874in" table:end-y="0.0874in" draw:z-index="1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honeSat 2.4a</text:p>
            <draw:frame table:end-cell-address="sats1.A179" table:end-x="0.0874in" table:end-y="0.0874in" draw:z-index="1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1</text:p>
            <draw:frame table:end-cell-address="sats1.A180" table:end-x="0.0874in" table:end-y="0.0874in" draw:z-index="1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2</text:p>
            <draw:frame table:end-cell-address="sats1.A181" table:end-x="0.0874in" table:end-y="0.0874in" draw:z-index="1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3</text:p>
            <draw:frame table:end-cell-address="sats1.A182" table:end-x="0.0874in" table:end-y="0.0874in" draw:z-index="1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4</text:p>
            <draw:frame table:end-cell-address="sats1.A183" table:end-x="0.0874in" table:end-y="0.0874in" draw:z-index="1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5</text:p>
            <draw:frame table:end-cell-address="sats1.A184" table:end-x="0.0874in" table:end-y="0.0874in" draw:z-index="1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rometheus 1-6</text:p>
            <draw:frame table:end-cell-address="sats1.A185" table:end-x="0.0874in" table:end-y="0.0874in" draw:z-index="1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1-20">
            <text:p>11/20/13</text:p>
          </table:table-cell>
          <table:table-cell table:style-name="ce1" office:value-type="string">
            <text:p>Minotaur-1</text:p>
          </table:table-cell>
          <table:table-cell table:style-name="ce1" office:value-type="string">
            <text:p>500 km, 4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$50Sat (50-Dollarsat, Eagle 2)</text:p>
            <draw:frame table:end-cell-address="sats1.A186" table:end-x="0.0874in" table:end-y="0.0874in" draw:z-index="1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rehead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PocketQube 1.5p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BRITE-PL-1</text:p>
            <draw:frame table:end-cell-address="sats1.A187" table:end-x="0.0874in" table:end-y="0.0874in" draw:z-index="1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Space Research Centre of the Polish Academy of Sciences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6 kg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CINEMA 2 (TRIO 2, KHUSAT 1)</text:p>
            <draw:frame table:end-cell-address="sats1.A188" table:end-x="0.0874in" table:end-y="0.0874in" draw:z-index="1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ng He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CINEMA 3 (TRIO 3, KHUSAT 2)</text:p>
            <draw:frame table:end-cell-address="sats1.A189" table:end-x="0.0874in" table:end-y="0.0874in" draw:z-index="1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ng He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CubeBug-2 (Manolito)</text:p>
            <draw:frame table:end-cell-address="sats1.A190" table:end-x="0.0874in" table:end-y="0.0874in" draw:z-index="1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tellogi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Argent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elfi-n3Xt</text:p>
            <draw:frame table:end-cell-address="sats1.A191" table:end-x="0.0874in" table:end-y="0.0874in" draw:z-index="1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elft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ove-3</text:p>
            <draw:frame table:end-cell-address="sats1.A192" table:end-x="0.0874in" table:end-y="0.0874in" draw:z-index="1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ove-4</text:p>
            <draw:frame table:end-cell-address="sats1.A193" table:end-x="0.0874in" table:end-y="0.0874in" draw:z-index="1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UNcube-1</text:p>
            <draw:frame table:end-cell-address="sats1.A194" table:end-x="0.0874in" table:end-y="0.0874in" draw:z-index="1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MSAT-UK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GOMX-1 (GATOSS, Global Air Traffic Awareness and Optimizing through Spaceborne Surveillance)</text:p>
            <draw:frame table:end-cell-address="sats1.A195" table:end-x="0.0874in" table:end-y="0.0874in" draw:z-index="1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omSpace Ap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2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iNCube</text:p>
            <draw:frame table:end-cell-address="sats1.A196" table:end-x="0.0874in" table:end-y="0.0874in" draw:z-index="1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rvik University Colleg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HumSat-D</text:p>
            <draw:frame table:end-cell-address="sats1.A197" table:end-x="0.0874in" table:end-y="0.0874in" draw:z-index="1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Vig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ICUBE-1</text:p>
            <draw:frame table:end-cell-address="sats1.A198" table:end-x="0.0874in" table:end-y="0.0874in" draw:z-index="1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lamabad Institute of Science and Technolog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Pakist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OVE (First-MOVE, Munich Orbital Verification Experiment)</text:p>
            <draw:frame table:end-cell-address="sats1.A199" table:end-x="0.0874in" table:end-y="0.0874in" draw:z-index="1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cal University of Münche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EE-02 Krysaor</text:p>
            <draw:frame table:end-cell-address="sats1.A200" table:end-x="0.0874in" table:end-y="0.0874in" draw:z-index="1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cuadorian Space Agenc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Ecuador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 table:number-rows-repeated="104837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ats2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OPTOS (Optical Nanosatellite)</text:p>
          </table:table-cell>
          <table:table-cell table:style-name="ce1" office:value-type="string">
            <text:p>National Institute of Aerospace Technolog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UCP-Pocket</text:p>
            <draw:frame table:end-cell-address="sats2.A2" table:end-x="0.0874in" table:end-y="0.0874in" draw:z-index="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ntifical Catholic University of Peru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ru</text:p>
          </table:table-cell>
          <table:table-cell table:style-name="ce1" office:value-type="string">
            <text:p>0.127 kg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UCPSat-1</text:p>
            <draw:frame table:end-cell-address="sats2.A3" table:end-x="0.0874in" table:end-y="0.0874in" draw:z-index="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ntifical Catholic University of Peru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ru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QubeScout 1</text:p>
            <draw:frame table:end-cell-address="sats2.A4" table:end-x="0.0874in" table:end-y="0.0874in" draw:z-index="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ryland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PocketQube 2.5p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ZACUBE-1 (TshepisoSat)</text:p>
            <draw:frame table:end-cell-address="sats2.A5" table:end-x="0.0874in" table:end-y="0.0874in" draw:z-index="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pe Peninsula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Afric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-LogoQube (BeakerSat 1, MagPocketQube, Eagle-1)</text:p>
            <draw:frame table:end-cell-address="sats2.A6" table:end-x="0.0874in" table:end-y="0.0874in" draw:z-index="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nom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PocketQube 2.5p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riton-1</text:p>
            <draw:frame table:end-cell-address="sats2.A7" table:end-x="0.0874in" table:end-y="0.0874in" draw:z-index="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I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UWE-3</text:p>
            <draw:frame table:end-cell-address="sats2.A8" table:end-x="0.0874in" table:end-y="0.0874in" draw:z-index="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VELOX-P2</text:p>
            <draw:frame table:end-cell-address="sats2.A9" table:end-x="0.0874in" table:end-y="0.0874in" draw:z-index="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nyang Technolog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WNISAT 1 (Weather News Inc. Satellite 1)</text:p>
            <draw:frame table:end-cell-address="sats2.A10" table:end-x="0.0874in" table:end-y="0.0874in" draw:z-index="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eather News Inc.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Wren</text:p>
            <draw:frame table:end-cell-address="sats2.A11" table:end-x="0.0874in" table:end-y="0.0874in" draw:z-index="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DOKO UG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PocketQube 1p</text:p>
          </table:table-cell>
          <table:table-cell table:style-name="ce2" office:value-type="date" office:date-value="2013-11-21">
            <text:p>11/21/13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5A</text:p>
            <draw:frame table:end-cell-address="sats2.A12" table:end-x="0.0874in" table:end-y="0.0874in" draw:z-index="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5B</text:p>
            <draw:frame table:end-cell-address="sats2.A13" table:end-x="0.0874in" table:end-y="0.0874in" draw:z-index="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LICE (AFIT LEO iMESA CNT Experiment)</text:p>
            <draw:frame table:end-cell-address="sats2.A14" table:end-x="0.0874in" table:end-y="0.0874in" draw:z-index="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ir Force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UNYSAT 1</text:p>
            <draw:frame table:end-cell-address="sats2.A15" table:end-x="0.0874in" table:end-y="0.0874in" draw:z-index="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ity University of New York (CUNY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IREBIRD A (FU1, Focused Investigations of Relativistic Electron Burst, Intensity, Range, and Dynamics)</text:p>
            <draw:frame table:end-cell-address="sats2.A16" table:end-x="0.0874in" table:end-y="0.0874in" draw:z-index="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/ University of New Hampshir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FIREBIRD B (Focused Investigations of Relativistic Electron Burst, Intensity, Range, and Dynamics)</text:p>
            <draw:frame table:end-cell-address="sats2.A17" table:end-x="0.0874in" table:end-y="0.0874in" draw:z-index="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/ University of New Hampshir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IPEX (CP8, Intelligent Payload Experiment)</text:p>
            <draw:frame table:end-cell-address="sats2.A18" table:end-x="0.0874in" table:end-y="0.0874in" draw:z-index="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-Cubed 2</text:p>
            <draw:frame table:end-cell-address="sats2.A19" table:end-x="0.0874in" table:end-y="0.0874in" draw:z-index="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MDC-ONE 3.1 (Charlie)</text:p>
            <draw:frame table:end-cell-address="sats2.A20" table:end-x="0.0874in" table:end-y="0.0874in" draw:z-index="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MDC-ONE 3.2 (David)</text:p>
            <draw:frame table:end-cell-address="sats2.A21" table:end-x="0.0874in" table:end-y="0.0874in" draw:z-index="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NAP</text:p>
            <draw:frame table:end-cell-address="sats2.A22" table:end-x="0.0874in" table:end-y="0.0874in" draw:z-index="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P/ 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acSat-6</text:p>
            <draw:frame table:end-cell-address="sats2.A23" table:end-x="0.0874in" table:end-y="0.0874in" draw:z-index="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&amp;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3-12-06">
            <text:p>12/06/13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67 x 883 km, 120.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 Dove-25</text:p>
            <draw:frame table:end-cell-address="sats2.A24" table:end-x="0.0874in" table:end-y="0.0874in" draw:z-index="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6</text:p>
            <draw:frame table:end-cell-address="sats2.A25" table:end-x="0.0874in" table:end-y="0.0874in" draw:z-index="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7</text:p>
            <draw:frame table:end-cell-address="sats2.A26" table:end-x="0.0874in" table:end-y="0.0874in" draw:z-index="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8</text:p>
            <draw:frame table:end-cell-address="sats2.A27" table:end-x="0.0874in" table:end-y="0.0874in" draw:z-index="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3</text:p>
            <draw:frame table:end-cell-address="sats2.A28" table:end-x="0.0874in" table:end-y="0.0874in" draw:z-index="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4</text:p>
            <draw:frame table:end-cell-address="sats2.A29" table:end-x="0.0874in" table:end-y="0.0874in" draw:z-index="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5</text:p>
            <draw:frame table:end-cell-address="sats2.A30" table:end-x="0.0874in" table:end-y="0.0874in" draw:z-index="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6</text:p>
            <draw:frame table:end-cell-address="sats2.A31" table:end-x="0.0874in" table:end-y="0.0874in" draw:z-index="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7</text:p>
            <draw:frame table:end-cell-address="sats2.A32" table:end-x="0.0874in" table:end-y="0.0874in" draw:z-index="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8</text:p>
            <draw:frame table:end-cell-address="sats2.A33" table:end-x="0.0874in" table:end-y="0.0874in" draw:z-index="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9</text:p>
            <draw:frame table:end-cell-address="sats2.A34" table:end-x="0.0874in" table:end-y="0.0874in" draw:z-index="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LitSat-1</text:p>
            <draw:frame table:end-cell-address="sats2.A35" table:end-x="0.0874in" table:end-y="0.0874in" draw:z-index="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aunas University of Technolog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Lithuan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LituanicaSAT-1</text:p>
            <draw:frame table:end-cell-address="sats2.A36" table:end-x="0.0874in" table:end-y="0.0874in" draw:z-index="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aunas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Lithuan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kyCube</text:p>
            <draw:frame table:end-cell-address="sats2.A37" table:end-x="0.0874in" table:end-y="0.0874in" draw:z-index="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uthern Stars Group, LL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UAPSAT-1</text:p>
            <draw:frame table:end-cell-address="sats2.A38" table:end-x="0.0874in" table:end-y="0.0874in" draw:z-index="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las Peruana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ru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rduSat 2</text:p>
            <draw:frame table:end-cell-address="sats2.A39" table:end-x="0.0874in" table:end-y="0.0874in" draw:z-index="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 (Nanosatisfi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</text:p>
            <draw:frame table:end-cell-address="sats2.A40" table:end-x="0.0874in" table:end-y="0.0874in" draw:z-index="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0</text:p>
            <draw:frame table:end-cell-address="sats2.A41" table:end-x="0.0874in" table:end-y="0.0874in" draw:z-index="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1</text:p>
            <draw:frame table:end-cell-address="sats2.A42" table:end-x="0.0874in" table:end-y="0.0874in" draw:z-index="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2</text:p>
            <draw:frame table:end-cell-address="sats2.A43" table:end-x="0.0874in" table:end-y="0.0874in" draw:z-index="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3</text:p>
            <draw:frame table:end-cell-address="sats2.A44" table:end-x="0.0874in" table:end-y="0.0874in" draw:z-index="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4</text:p>
            <draw:frame table:end-cell-address="sats2.A45" table:end-x="0.0874in" table:end-y="0.0874in" draw:z-index="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5</text:p>
            <draw:frame table:end-cell-address="sats2.A46" table:end-x="0.0874in" table:end-y="0.0874in" draw:z-index="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6</text:p>
            <draw:frame table:end-cell-address="sats2.A47" table:end-x="0.0874in" table:end-y="0.0874in" draw:z-index="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7</text:p>
            <draw:frame table:end-cell-address="sats2.A48" table:end-x="0.0874in" table:end-y="0.0874in" draw:z-index="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8</text:p>
            <draw:frame table:end-cell-address="sats2.A49" table:end-x="0.0874in" table:end-y="0.0874in" draw:z-index="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19</text:p>
            <draw:frame table:end-cell-address="sats2.A50" table:end-x="0.0874in" table:end-y="0.0874in" draw:z-index="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</text:p>
            <draw:frame table:end-cell-address="sats2.A51" table:end-x="0.0874in" table:end-y="0.0874in" draw:z-index="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0</text:p>
            <draw:frame table:end-cell-address="sats2.A52" table:end-x="0.0874in" table:end-y="0.0874in" draw:z-index="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1</text:p>
            <draw:frame table:end-cell-address="sats2.A53" table:end-x="0.0874in" table:end-y="0.0874in" draw:z-index="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2</text:p>
            <draw:frame table:end-cell-address="sats2.A54" table:end-x="0.0874in" table:end-y="0.0874in" draw:z-index="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3</text:p>
            <draw:frame table:end-cell-address="sats2.A55" table:end-x="0.0874in" table:end-y="0.0874in" draw:z-index="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 Dove-24</text:p>
            <draw:frame table:end-cell-address="sats2.A56" table:end-x="0.0874in" table:end-y="0.0874in" draw:z-index="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1-09">
            <text:p>01/09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Chasqui-I</text:p>
            <draw:frame table:end-cell-address="sats2.A57" table:end-x="0.0874in" table:end-y="0.0874in" draw:z-index="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eru National University of Engineerin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ru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2-05">
            <text:p>02/05/14</text:p>
          </table:table-cell>
          <table:table-cell table:style-name="ce1" office:value-type="string">
            <text:p>Sojuz-U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RTSAT1: Invader (INteractiVe satellite for Art and Design Experimental Research)</text:p>
            <draw:frame table:end-cell-address="sats2.A58" table:end-x="0.0874in" table:end-y="0.0874in" draw:z-index="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ama Art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2-27">
            <text:p>02/27/14</text:p>
          </table:table-cell>
          <table:table-cell table:style-name="ce1" office:value-type="string">
            <text:p>H-2A</text:p>
          </table:table-cell>
          <table:table-cell table:style-name="ce1" office:value-type="string">
            <text:p>408 km, non-SSO, 65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ITF-1 (YUI, Imagine The Future-1, IFT)</text:p>
            <draw:frame table:end-cell-address="sats2.A59" table:end-x="0.0874in" table:end-y="0.0874in" draw:z-index="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sukub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2-27">
            <text:p>02/27/14</text:p>
          </table:table-cell>
          <table:table-cell table:style-name="ce1" office:value-type="string">
            <text:p>H-2A</text:p>
          </table:table-cell>
          <table:table-cell table:style-name="ce1" office:value-type="string">
            <text:p>408 km, non-SSO, 6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KSAT2 (Hayato)</text:p>
            <draw:frame table:end-cell-address="sats2.A60" table:end-x="0.0874in" table:end-y="0.0874in" draw:z-index="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agoshim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2-27">
            <text:p>02/27/14</text:p>
          </table:table-cell>
          <table:table-cell table:style-name="ce1" office:value-type="string">
            <text:p>H-2A</text:p>
          </table:table-cell>
          <table:table-cell table:style-name="ce1" office:value-type="string">
            <text:p>408 km, non-SSO, 6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PUSAT (CosMoz)</text:p>
            <draw:frame table:end-cell-address="sats2.A61" table:end-x="0.0874in" table:end-y="0.0874in" draw:z-index="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Osaka Prefectur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2-27">
            <text:p>02/27/14</text:p>
          </table:table-cell>
          <table:table-cell table:style-name="ce1" office:value-type="string">
            <text:p>H-2A</text:p>
          </table:table-cell>
          <table:table-cell table:style-name="ce1" office:value-type="string">
            <text:p>408 km, non-SSO, 6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TARS-II</text:p>
            <draw:frame table:end-cell-address="sats2.A62" table:end-x="0.0874in" table:end-y="0.0874in" draw:z-index="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agaw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9kg</text:p>
          </table:table-cell>
          <table:table-cell table:style-name="ce2" office:value-type="date" office:date-value="2014-02-27">
            <text:p>02/27/14</text:p>
          </table:table-cell>
          <table:table-cell table:style-name="ce1" office:value-type="string">
            <text:p>H-2A</text:p>
          </table:table-cell>
          <table:table-cell table:style-name="ce1" office:value-type="string">
            <text:p>408 km, non-SSO, 6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LL-STAR/THEIA (Agile Low-cost Laboratory for Space Technology Acceleration and Research)</text:p>
            <draw:frame table:end-cell-address="sats2.A63" table:end-x="0.0874in" table:end-y="0.0874in" draw:z-index="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at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4-18">
            <text:p>04/18/14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325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KickSat</text:p>
            <draw:frame table:end-cell-address="sats2.A64" table:end-x="0.0874in" table:end-y="0.0874in" draw:z-index="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rnel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4-18">
            <text:p>04/18/14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325 km, 51.6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PhoneSat-2.5</text:p>
            <draw:frame table:end-cell-address="sats2.A65" table:end-x="0.0874in" table:end-y="0.0874in" draw:z-index="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4-18">
            <text:p>04/18/14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325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poreSat</text:p>
            <draw:frame table:end-cell-address="sats2.A66" table:end-x="0.0874in" table:end-y="0.0874in" draw:z-index="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, Purdue University, Santa Clar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4-18">
            <text:p>04/18/14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325 km, 51.6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TSAT (TSat3, Testsat-Lite, Taylor Satellite)</text:p>
            <draw:frame table:end-cell-address="sats2.A67" table:end-x="0.0874in" table:end-y="0.0874in" draw:z-index="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aylor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4-04-18">
            <text:p>04/18/14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325 km, 51.6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SPROUT</text:p>
            <draw:frame table:end-cell-address="sats2.A68" table:end-x="0.0874in" table:end-y="0.0874in" draw:z-index="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ih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6.7 kg</text:p>
          </table:table-cell>
          <table:table-cell table:style-name="ce2" office:value-type="date" office:date-value="2014-05-24">
            <text:p>05/24/14</text:p>
          </table:table-cell>
          <table:table-cell table:style-name="ce1" office:value-type="string">
            <text:p>H-2A</text:p>
          </table:table-cell>
          <table:table-cell table:style-name="ce1" office:value-type="string">
            <text:p>628 km, 97.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6A</text:p>
            <draw:frame table:end-cell-address="sats2.A69" table:end-x="0.0874in" table:end-y="0.0874in" draw:z-index="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5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6B</text:p>
            <draw:frame table:end-cell-address="sats2.A70" table:end-x="0.0874in" table:end-y="0.0874in" draw:z-index="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5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ntelsat</text:p>
            <draw:frame table:end-cell-address="sats2.A71" table:end-x="0.0874in" table:end-y="0.0874in" draw:z-index="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he Republic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ruguay</text:p>
          </table:table-cell>
          <table:table-cell table:style-name="ce1" office:value-type="string">
            <text:p>2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BRITE-CA 1 (BRITE-Montreal, CanX-3E)</text:p>
            <draw:frame table:end-cell-address="sats2.A72" table:end-x="0.0874in" table:end-y="0.0874in" draw:z-index="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nadian Space Agency (CSA)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BRITE-CA 2 (BRITE-Toronto, CanX-3F)</text:p>
            <draw:frame table:end-cell-address="sats2.A73" table:end-x="0.0874in" table:end-y="0.0874in" draw:z-index="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nadian Space Agency (CSA)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DTUSat-2</text:p>
            <draw:frame table:end-cell-address="sats2.A74" table:end-x="0.0874in" table:end-y="0.0874in" draw:z-index="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cal University of Denmark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Duchifat-1</text:p>
            <draw:frame table:end-cell-address="sats2.A75" table:end-x="0.0874in" table:end-y="0.0874in" draw:z-index="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zliya Science Centr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Israel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c Dove-1</text:p>
            <draw:frame table:end-cell-address="sats2.A76" table:end-x="0.0874in" table:end-y="0.0874in" draw:z-index="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10</text:p>
            <draw:frame table:end-cell-address="sats2.A77" table:end-x="0.0874in" table:end-y="0.0874in" draw:z-index="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11</text:p>
            <draw:frame table:end-cell-address="sats2.A78" table:end-x="0.0874in" table:end-y="0.0874in" draw:z-index="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2</text:p>
            <draw:frame table:end-cell-address="sats2.A79" table:end-x="0.0874in" table:end-y="0.0874in" draw:z-index="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3</text:p>
            <draw:frame table:end-cell-address="sats2.A80" table:end-x="0.0874in" table:end-y="0.0874in" draw:z-index="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4</text:p>
            <draw:frame table:end-cell-address="sats2.A81" table:end-x="0.0874in" table:end-y="0.0874in" draw:z-index="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5</text:p>
            <draw:frame table:end-cell-address="sats2.A82" table:end-x="0.0874in" table:end-y="0.0874in" draw:z-index="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6</text:p>
            <draw:frame table:end-cell-address="sats2.A83" table:end-x="0.0874in" table:end-y="0.0874in" draw:z-index="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7</text:p>
            <draw:frame table:end-cell-address="sats2.A84" table:end-x="0.0874in" table:end-y="0.0874in" draw:z-index="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8</text:p>
            <draw:frame table:end-cell-address="sats2.A85" table:end-x="0.0874in" table:end-y="0.0874in" draw:z-index="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c Dove-9</text:p>
            <draw:frame table:end-cell-address="sats2.A86" table:end-x="0.0874in" table:end-y="0.0874in" draw:z-index="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Lemur-1</text:p>
            <draw:frame table:end-cell-address="sats2.A87" table:end-x="0.0874in" table:end-y="0.0874in" draw:z-index="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 (Nanosatisfi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ACE (Platform for Attitude Control Experiments)</text:p>
            <draw:frame table:end-cell-address="sats2.A88" table:end-x="0.0874in" table:end-y="0.0874in" draw:z-index="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Cheng Ku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2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erseus-M 1</text:p>
            <draw:frame table:end-cell-address="sats2.A89" table:end-x="0.0874in" table:end-y="0.0874in" draw:z-index="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uria / Aquila Spac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6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Perseus-M 2</text:p>
            <draw:frame table:end-cell-address="sats2.A90" table:end-x="0.0874in" table:end-y="0.0874in" draw:z-index="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uria / Aquila Spac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6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PolyITAN-1</text:p>
            <draw:frame table:end-cell-address="sats2.A91" table:end-x="0.0874in" table:end-y="0.0874in" draw:z-index="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Technical University of Ukrai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raine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OPSAT-HIP 1</text:p>
            <draw:frame table:end-cell-address="sats2.A92" table:end-x="0.0874in" table:end-y="0.0874in" draw:z-index="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crospace Rapid Pte Ltd.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QB50P1</text:p>
            <draw:frame table:end-cell-address="sats2.A93" table:end-x="0.0874in" table:end-y="0.0874in" draw:z-index="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on Karman Institute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2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QB50P2</text:p>
            <draw:frame table:end-cell-address="sats2.A94" table:end-x="0.0874in" table:end-y="0.0874in" draw:z-index="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on Karman Institute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2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igrisat</text:p>
            <draw:frame table:end-cell-address="sats2.A95" table:end-x="0.0874in" table:end-y="0.0874in" draw:z-index="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chool of Aerospace Engineering of Rom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, Iraq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NANOSATC-BR1</text:p>
            <draw:frame table:end-cell-address="sats2.A96" table:end-x="0.0874in" table:end-y="0.0874in" draw:z-index="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uthern Regional Space Research Center (CRS)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1U</text:p>
          </table:table-cell>
          <table:table-cell table:style-name="ce2" office:value-type="date" office:date-value="2014-06-19">
            <text:p>06/19/14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610 km, 97.99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anX-4</text:p>
            <draw:frame table:end-cell-address="sats2.A97" table:end-x="0.0874in" table:end-y="0.0874in" draw:z-index="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 Institute for Aerospace Stud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7 kg</text:p>
          </table:table-cell>
          <table:table-cell table:style-name="ce2" office:value-type="date" office:date-value="2014-06-30">
            <text:p>06/30/14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60 km, 98.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anX-5</text:p>
            <draw:frame table:end-cell-address="sats2.A98" table:end-x="0.0874in" table:end-y="0.0874in" draw:z-index="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 Institute for Aerospace Stud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7 kg</text:p>
          </table:table-cell>
          <table:table-cell table:style-name="ce2" office:value-type="date" office:date-value="2014-06-30">
            <text:p>06/30/14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60 km, 98.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VELOX PIII</text:p>
            <draw:frame table:end-cell-address="sats2.A99" table:end-x="0.0874in" table:end-y="0.0874in" draw:z-index="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nyang Technolog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0.193 kg</text:p>
          </table:table-cell>
          <table:table-cell table:style-name="ce2" office:value-type="date" office:date-value="2014-06-30">
            <text:p>06/30/14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60 km, 98.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VELOX-I N-Sat</text:p>
            <draw:frame table:end-cell-address="sats2.A100" table:end-x="0.0874in" table:end-y="0.0874in" draw:z-index="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nyang Technolog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6-30">
            <text:p>06/30/14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660 km, 98.2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ISSat-2</text:p>
            <draw:frame table:end-cell-address="sats2.A101" table:end-x="0.0874in" table:end-y="0.0874in" draw:z-index="9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wegian Space Centre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6 kg</text:p>
          </table:table-cell>
          <table:table-cell table:style-name="ce2" office:value-type="date" office:date-value="2014-07-08">
            <text:p>07/08/14</text:p>
          </table:table-cell>
          <table:table-cell table:style-name="ce1" office:value-type="string">
            <text:p>Sojuz-2 1b</text:p>
          </table:table-cell>
          <table:table-cell table:style-name="ce1" office:value-type="string">
            <text:p>635 km, 98.8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UKube-1 (United Kingdom Universal Bus Experiment 1)</text:p>
            <draw:frame table:end-cell-address="sats2.A102" table:end-x="0.0874in" table:end-y="0.0874in" draw:z-index="10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Kingdom Space Agenc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08">
            <text:p>07/08/14</text:p>
          </table:table-cell>
          <table:table-cell table:style-name="ce1" office:value-type="string">
            <text:p>Sojuz-2 1b</text:p>
          </table:table-cell>
          <table:table-cell table:style-name="ce1" office:value-type="string">
            <text:p>635 km, 98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b Dove-12</text:p>
            <draw:frame table:end-cell-address="sats2.A103" table:end-x="0.0874in" table:end-y="0.0874in" draw:z-index="10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3</text:p>
            <draw:frame table:end-cell-address="sats2.A104" table:end-x="0.0874in" table:end-y="0.0874in" draw:z-index="10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4</text:p>
            <draw:frame table:end-cell-address="sats2.A105" table:end-x="0.0874in" table:end-y="0.0874in" draw:z-index="10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5</text:p>
            <draw:frame table:end-cell-address="sats2.A106" table:end-x="0.0874in" table:end-y="0.0874in" draw:z-index="10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6</text:p>
            <draw:frame table:end-cell-address="sats2.A107" table:end-x="0.0874in" table:end-y="0.0874in" draw:z-index="10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7</text:p>
            <draw:frame table:end-cell-address="sats2.A108" table:end-x="0.0874in" table:end-y="0.0874in" draw:z-index="10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8</text:p>
            <draw:frame table:end-cell-address="sats2.A109" table:end-x="0.0874in" table:end-y="0.0874in" draw:z-index="10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9</text:p>
            <draw:frame table:end-cell-address="sats2.A110" table:end-x="0.0874in" table:end-y="0.0874in" draw:z-index="10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</text:p>
            <draw:frame table:end-cell-address="sats2.A111" table:end-x="0.0874in" table:end-y="0.0874in" draw:z-index="10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0</text:p>
            <draw:frame table:end-cell-address="sats2.A112" table:end-x="0.0874in" table:end-y="0.0874in" draw:z-index="1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1</text:p>
            <draw:frame table:end-cell-address="sats2.A113" table:end-x="0.0874in" table:end-y="0.0874in" draw:z-index="1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2</text:p>
            <draw:frame table:end-cell-address="sats2.A114" table:end-x="0.0874in" table:end-y="0.0874in" draw:z-index="1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3</text:p>
            <draw:frame table:end-cell-address="sats2.A115" table:end-x="0.0874in" table:end-y="0.0874in" draw:z-index="1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4</text:p>
            <draw:frame table:end-cell-address="sats2.A116" table:end-x="0.0874in" table:end-y="0.0874in" draw:z-index="1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5</text:p>
            <draw:frame table:end-cell-address="sats2.A117" table:end-x="0.0874in" table:end-y="0.0874in" draw:z-index="1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6</text:p>
            <draw:frame table:end-cell-address="sats2.A118" table:end-x="0.0874in" table:end-y="0.0874in" draw:z-index="1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7</text:p>
            <draw:frame table:end-cell-address="sats2.A119" table:end-x="0.0874in" table:end-y="0.0874in" draw:z-index="1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28</text:p>
            <draw:frame table:end-cell-address="sats2.A120" table:end-x="0.0874in" table:end-y="0.0874in" draw:z-index="1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3</text:p>
            <draw:frame table:end-cell-address="sats2.A121" table:end-x="0.0874in" table:end-y="0.0874in" draw:z-index="1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4</text:p>
            <draw:frame table:end-cell-address="sats2.A122" table:end-x="0.0874in" table:end-y="0.0874in" draw:z-index="1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5</text:p>
            <draw:frame table:end-cell-address="sats2.A123" table:end-x="0.0874in" table:end-y="0.0874in" draw:z-index="1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6</text:p>
            <draw:frame table:end-cell-address="sats2.A124" table:end-x="0.0874in" table:end-y="0.0874in" draw:z-index="1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7</text:p>
            <draw:frame table:end-cell-address="sats2.A125" table:end-x="0.0874in" table:end-y="0.0874in" draw:z-index="1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8</text:p>
            <draw:frame table:end-cell-address="sats2.A126" table:end-x="0.0874in" table:end-y="0.0874in" draw:z-index="1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9</text:p>
            <draw:frame table:end-cell-address="sats2.A127" table:end-x="0.0874in" table:end-y="0.0874in" draw:z-index="1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GEARRS-1 (GEARRSAT, Globalstar Experiment And Risk Reduction Satellite)</text:p>
            <draw:frame table:end-cell-address="sats2.A128" table:end-x="0.0874in" table:end-y="0.0874in" draw:z-index="1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ear Space Launch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Lambdasat</text:p>
            <draw:frame table:end-cell-address="sats2.A129" table:end-x="0.0874in" table:end-y="0.0874in" draw:z-index="1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n Jose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MicroMAS-1</text:p>
            <draw:frame table:end-cell-address="sats2.A130" table:end-x="0.0874in" table:end-y="0.0874in" draw:z-index="1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ssachusetts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TechEdSat-4</text:p>
            <draw:frame table:end-cell-address="sats2.A131" table:end-x="0.0874in" table:end-y="0.0874in" draw:z-index="1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b Dove-1</text:p>
            <draw:frame table:end-cell-address="sats2.A132" table:end-x="0.0874in" table:end-y="0.0874in" draw:z-index="1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0</text:p>
            <draw:frame table:end-cell-address="sats2.A133" table:end-x="0.0874in" table:end-y="0.0874in" draw:z-index="1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b Dove-11</text:p>
            <draw:frame table:end-cell-address="sats2.A134" table:end-x="0.0874in" table:end-y="0.0874in" draw:z-index="1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07-13">
            <text:p>07/13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BRITE-PL-2</text:p>
            <draw:frame table:end-cell-address="sats2.A135" table:end-x="0.0874in" table:end-y="0.0874in" draw:z-index="1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Space Research Centre of the Polish Academy of Sciences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6 kg</text:p>
          </table:table-cell>
          <table:table-cell table:style-name="ce2" office:value-type="date" office:date-value="2014-08-19">
            <text:p>08/19/14</text:p>
          </table:table-cell>
          <table:table-cell table:style-name="ce1" office:value-type="string">
            <text:p>Long March 4B</text:p>
          </table:table-cell>
          <table:table-cell table:style-name="ce1" office:value-type="string">
            <text:p>670 km, 97.79 degree inclination.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Arkyd 3</text:p>
            <draw:frame table:end-cell-address="sats2.A136" table:end-x="0.0874in" table:end-y="0.0874in" draw:z-index="1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ary Resource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d Dove-1</text:p>
            <draw:frame table:end-cell-address="sats2.A137" table:end-x="0.0874in" table:end-y="0.0874in" draw:z-index="1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0</text:p>
            <draw:frame table:end-cell-address="sats2.A138" table:end-x="0.0874in" table:end-y="0.0874in" draw:z-index="1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1</text:p>
            <draw:frame table:end-cell-address="sats2.A139" table:end-x="0.0874in" table:end-y="0.0874in" draw:z-index="1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2</text:p>
            <draw:frame table:end-cell-address="sats2.A140" table:end-x="0.0874in" table:end-y="0.0874in" draw:z-index="1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3</text:p>
            <draw:frame table:end-cell-address="sats2.A141" table:end-x="0.0874in" table:end-y="0.0874in" draw:z-index="1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4</text:p>
            <draw:frame table:end-cell-address="sats2.A142" table:end-x="0.0874in" table:end-y="0.0874in" draw:z-index="1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5</text:p>
            <draw:frame table:end-cell-address="sats2.A143" table:end-x="0.0874in" table:end-y="0.0874in" draw:z-index="1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6</text:p>
            <draw:frame table:end-cell-address="sats2.A144" table:end-x="0.0874in" table:end-y="0.0874in" draw:z-index="1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7</text:p>
            <draw:frame table:end-cell-address="sats2.A145" table:end-x="0.0874in" table:end-y="0.0874in" draw:z-index="1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8</text:p>
            <draw:frame table:end-cell-address="sats2.A146" table:end-x="0.0874in" table:end-y="0.0874in" draw:z-index="1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19</text:p>
            <draw:frame table:end-cell-address="sats2.A147" table:end-x="0.0874in" table:end-y="0.0874in" draw:z-index="1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</text:p>
            <draw:frame table:end-cell-address="sats2.A148" table:end-x="0.0874in" table:end-y="0.0874in" draw:z-index="1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0</text:p>
            <draw:frame table:end-cell-address="sats2.A149" table:end-x="0.0874in" table:end-y="0.0874in" draw:z-index="1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1</text:p>
            <draw:frame table:end-cell-address="sats2.A150" table:end-x="0.0874in" table:end-y="0.0874in" draw:z-index="1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2</text:p>
            <draw:frame table:end-cell-address="sats2.A151" table:end-x="0.0874in" table:end-y="0.0874in" draw:z-index="1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3</text:p>
            <draw:frame table:end-cell-address="sats2.A152" table:end-x="0.0874in" table:end-y="0.0874in" draw:z-index="1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4</text:p>
            <draw:frame table:end-cell-address="sats2.A153" table:end-x="0.0874in" table:end-y="0.0874in" draw:z-index="1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5</text:p>
            <draw:frame table:end-cell-address="sats2.A154" table:end-x="0.0874in" table:end-y="0.0874in" draw:z-index="1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26</text:p>
            <draw:frame table:end-cell-address="sats2.A155" table:end-x="0.0874in" table:end-y="0.0874in" draw:z-index="1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3</text:p>
            <draw:frame table:end-cell-address="sats2.A156" table:end-x="0.0874in" table:end-y="0.0874in" draw:z-index="1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4</text:p>
            <draw:frame table:end-cell-address="sats2.A157" table:end-x="0.0874in" table:end-y="0.0874in" draw:z-index="1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5</text:p>
            <draw:frame table:end-cell-address="sats2.A158" table:end-x="0.0874in" table:end-y="0.0874in" draw:z-index="1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6</text:p>
            <draw:frame table:end-cell-address="sats2.A159" table:end-x="0.0874in" table:end-y="0.0874in" draw:z-index="1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7</text:p>
            <draw:frame table:end-cell-address="sats2.A160" table:end-x="0.0874in" table:end-y="0.0874in" draw:z-index="1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8</text:p>
            <draw:frame table:end-cell-address="sats2.A161" table:end-x="0.0874in" table:end-y="0.0874in" draw:z-index="1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 Dove-9</text:p>
            <draw:frame table:end-cell-address="sats2.A162" table:end-x="0.0874in" table:end-y="0.0874in" draw:z-index="1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GOMX-2</text:p>
            <draw:frame table:end-cell-address="sats2.A163" table:end-x="0.0874in" table:end-y="0.0874in" draw:z-index="1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omSpace Ap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2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RACE (CHARM, Radiometer Atmospheric CubeSat Experiment, CubeSat Hydrometric Atmospheric Radiometer Mission)</text:p>
            <draw:frame table:end-cell-address="sats2.A164" table:end-x="0.0874in" table:end-y="0.0874in" draw:z-index="1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University of Texas at Aust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4-10-28">
            <text:p>10/28/14</text:p>
          </table:table-cell>
          <table:table-cell table:style-name="ce1" office:value-type="string">
            <text:p>Antares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d' 1</text:p>
            <draw:frame table:end-cell-address="sats2.A165" table:end-x="0.0874in" table:end-y="0.0874in" draw:z-index="1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1-10">
            <text:p>01/10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d' 2</text:p>
            <draw:frame table:end-cell-address="sats2.A166" table:end-x="0.0874in" table:end-y="0.0874in" draw:z-index="1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1-10">
            <text:p>01/10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AESP-14</text:p>
            <draw:frame table:end-cell-address="sats2.A167" table:end-x="0.0874in" table:end-y="0.0874in" draw:z-index="1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ological Institute of Aeronautic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01-10">
            <text:p>01/10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P10 (ExoCube)</text:p>
            <draw:frame table:end-cell-address="sats2.A168" table:end-x="0.0874in" table:end-y="0.0874in" draw:z-index="1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1-31">
            <text:p>01/31/15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600 km, SSO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FIREBIRD-2 C (Focused Investigations of Relativistic Electron Burst, Intensity, Range, and Dynamics)</text:p>
            <draw:frame table:end-cell-address="sats2.A169" table:end-x="0.0874in" table:end-y="0.0874in" draw:z-index="1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/ University of New Hampshir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01-31">
            <text:p>01/31/15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600 km, SSO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FIREBIRD-2 D (Focused Investigations of Relativistic Electron Burst, Intensity, Range, and Dynamics)</text:p>
            <draw:frame table:end-cell-address="sats2.A170" table:end-x="0.0874in" table:end-y="0.0874in" draw:z-index="1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/ University of New Hampshir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01-31">
            <text:p>01/31/15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600 km, SSO</text:p>
          </table:table-cell>
          <table:table-cell table:style-name="ce1" office:value-type="string">
            <text:p>Space Science</text:p>
          </table:table-cell>
        </table:table-row>
        <table:table-row table:style-name="ro1">
          <table:table-cell table:style-name="ce1" office:value-type="string">
            <text:p>GRIFEX (GEO-CAPE ROIC In-Flight Performance Experiment)</text:p>
            <draw:frame table:end-cell-address="sats2.A171" table:end-x="0.0874in" table:end-y="0.0874in" draw:z-index="1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1-31">
            <text:p>01/31/15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600 km, SSO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e 1</text:p>
            <draw:frame table:end-cell-address="sats2.A172" table:end-x="0.0874in" table:end-y="0.0874in" draw:z-index="1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10</text:p>
            <draw:frame table:end-cell-address="sats2.A173" table:end-x="0.0874in" table:end-y="0.0874in" draw:z-index="1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11</text:p>
            <draw:frame table:end-cell-address="sats2.A174" table:end-x="0.0874in" table:end-y="0.0874in" draw:z-index="1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12</text:p>
            <draw:frame table:end-cell-address="sats2.A175" table:end-x="0.0874in" table:end-y="0.0882in" draw:z-index="173" draw:name="https://img.zohostatic.com/creator//live/images/more_drop_arw.png" draw:style-name="gr1" draw:text-style-name="P1" svg:width="0.0874in" svg:height="0.0874in" svg:x="0in" svg:y="0.0008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13</text:p>
            <draw:frame table:end-cell-address="sats2.A176" table:end-x="0.0874in" table:end-y="0.0874in" draw:z-index="1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14</text:p>
            <draw:frame table:end-cell-address="sats2.A177" table:end-x="0.0874in" table:end-y="0.0874in" draw:z-index="1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2</text:p>
            <draw:frame table:end-cell-address="sats2.A178" table:end-x="0.0874in" table:end-y="0.0874in" draw:z-index="1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3</text:p>
            <draw:frame table:end-cell-address="sats2.A179" table:end-x="0.0874in" table:end-y="0.0874in" draw:z-index="1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4</text:p>
            <draw:frame table:end-cell-address="sats2.A180" table:end-x="0.0874in" table:end-y="0.0874in" draw:z-index="1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5</text:p>
            <draw:frame table:end-cell-address="sats2.A181" table:end-x="0.0874in" table:end-y="0.0874in" draw:z-index="1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6</text:p>
            <draw:frame table:end-cell-address="sats2.A182" table:end-x="0.0874in" table:end-y="0.0874in" draw:z-index="1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7</text:p>
            <draw:frame table:end-cell-address="sats2.A183" table:end-x="0.0874in" table:end-y="0.0874in" draw:z-index="1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8</text:p>
            <draw:frame table:end-cell-address="sats2.A184" table:end-x="0.0874in" table:end-y="0.0874in" draw:z-index="1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e 9</text:p>
            <draw:frame table:end-cell-address="sats2.A185" table:end-x="0.0874in" table:end-y="0.0874in" draw:z-index="1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Arkyd 3 reflight</text:p>
            <draw:frame table:end-cell-address="sats2.A186" table:end-x="0.0874in" table:end-y="0.0874in" draw:z-index="1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ary Resource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Centennial-1</text:p>
            <draw:frame table:end-cell-address="sats2.A187" table:end-x="0.0874in" table:end-y="0.0874in" draw:z-index="1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oz Allen Hamilt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04-14">
            <text:p>04/14/15</text:p>
          </table:table-cell>
          <table:table-cell table:style-name="ce1" office:value-type="string">
            <text:p>Falcon-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GEARRS 2 (GEARRSAT 2, Globalstar Experiment And Risk Reduction Satellite)</text:p>
            <draw:frame table:end-cell-address="sats2.A188" table:end-x="0.0874in" table:end-y="0.0874in" draw:z-index="1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ear Space Launch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ptiCube 1 (O/C, Optical CubeSat)</text:p>
            <draw:frame table:end-cell-address="sats2.A189" table:end-x="0.0874in" table:end-y="0.0874in" draw:z-index="1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600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ptiCube 2 (O/C, Optical CubeSat)</text:p>
            <draw:frame table:end-cell-address="sats2.A190" table:end-x="0.0874in" table:end-y="0.0874in" draw:z-index="1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600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OptiCube 3 (O/C, Optical CubeSat)</text:p>
            <draw:frame table:end-cell-address="sats2.A191" table:end-x="0.0874in" table:end-y="0.0874in" draw:z-index="1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600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BRICSat-P (Ballistic Reinforced Communication Satellite, previously PSat B, ParkinsonSat B)</text:p>
            <draw:frame table:end-cell-address="sats2.A192" table:end-x="0.0874in" table:end-y="0.0874in" draw:z-index="1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al Academ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370 x 700 km, 57-5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LightSail-A</text:p>
            <draw:frame table:end-cell-address="sats2.A193" table:end-x="0.0874in" table:end-y="0.0874in" draw:z-index="1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Planetary Society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370 x 700 km, 57-5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PSat A (PSat, ParkinsonSat A, UltraSat1?, NO-84)</text:p>
            <draw:frame table:end-cell-address="sats2.A194" table:end-x="0.0874in" table:end-y="0.0874in" draw:z-index="1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al Academy Satellite Lab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370 x 700 km, 57-5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USS Langley (Unix Space Server)</text:p>
            <draw:frame table:end-cell-address="sats2.A195" table:end-x="0.0874in" table:end-y="0.0874in" draw:z-index="1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al Academ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370 x 700 km, 57-5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8A (IMPACT)</text:p>
            <draw:frame table:end-cell-address="sats2.A196" table:end-x="0.0874in" table:end-y="0.0874in" draw:z-index="1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370 x 700 km, 57-5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AeroCube-8B (IMPACT)</text:p>
            <draw:frame table:end-cell-address="sats2.A197" table:end-x="0.0874in" table:end-y="0.0874in" draw:z-index="1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05-20">
            <text:p>05/20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370 x 700 km, 57-5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1">
          <table:table-cell table:style-name="ce1" office:value-type="string">
            <text:p>Flock-1f 1</text:p>
            <draw:frame table:end-cell-address="sats2.A198" table:end-x="0.0874in" table:end-y="0.0874in" draw:z-index="1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f 2</text:p>
            <draw:frame table:end-cell-address="sats2.A199" table:end-x="0.0874in" table:end-y="0.0874in" draw:z-index="1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>
          <table:table-cell table:style-name="ce1" office:value-type="string">
            <text:p>Flock-1f 3</text:p>
            <draw:frame table:end-cell-address="sats2.A200" table:end-x="0.0874in" table:end-y="0.0874in" draw:z-index="1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1" table:number-rows-repeated="10483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ats3" table:style-name="ta1" table:print="false">
        <table:table-column table:style-name="co1" table:number-columns-repeated="9" table:default-cell-style-name="Default"/>
        <table:table-row table:style-name="ro3">
          <table:table-cell table:style-name="ce1" office:value-type="string">
            <text:p>Flock-1f 4</text:p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1f 5</text:p>
            <draw:frame table:end-cell-address="sats3.A2" table:end-x="0.0874in" table:end-y="0.0874in" draw:z-index="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1f 6</text:p>
            <draw:frame table:end-cell-address="sats3.A3" table:end-x="0.0874in" table:end-y="0.0874in" draw:z-index="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1f 7</text:p>
            <draw:frame table:end-cell-address="sats3.A4" table:end-x="0.0874in" table:end-y="0.0874in" draw:z-index="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1f 8</text:p>
            <draw:frame table:end-cell-address="sats3.A5" table:end-x="0.0874in" table:end-y="0.0874in" draw:z-index="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6-28">
            <text:p>06/28/15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Deorbitsail</text:p>
            <draw:frame table:end-cell-address="sats3.A6" table:end-x="0.0874in" table:end-y="0.0874in" draw:z-index="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U FP7 consortium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7-10">
            <text:p>07/10/15</text:p>
          </table:table-cell>
          <table:table-cell table:style-name="ce1" office:value-type="string">
            <text:p>PSLV-XL</text:p>
          </table:table-cell>
          <table:table-cell table:style-name="ce1" office:value-type="string">
            <text:p>650 km, 97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b 10</text:p>
            <draw:frame table:end-cell-address="sats3.A7" table:end-x="0.0874in" table:end-y="0.0874in" draw:z-index="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11</text:p>
            <draw:frame table:end-cell-address="sats3.A8" table:end-x="0.0874in" table:end-y="0.0874in" draw:z-index="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12</text:p>
            <draw:frame table:end-cell-address="sats3.A9" table:end-x="0.0874in" table:end-y="0.0874in" draw:z-index="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13</text:p>
            <draw:frame table:end-cell-address="sats3.A10" table:end-x="0.0874in" table:end-y="0.0874in" draw:z-index="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14</text:p>
            <draw:frame table:end-cell-address="sats3.A11" table:end-x="0.0874in" table:end-y="0.0874in" draw:z-index="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1</text:p>
            <draw:frame table:end-cell-address="sats3.A12" table:end-x="0.0874in" table:end-y="0.0874in" draw:z-index="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2</text:p>
            <draw:frame table:end-cell-address="sats3.A13" table:end-x="0.0874in" table:end-y="0.0874in" draw:z-index="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3</text:p>
            <draw:frame table:end-cell-address="sats3.A14" table:end-x="0.0874in" table:end-y="0.0874in" draw:z-index="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-CUBE (S3, Shootingstar Sensing Satellite)</text:p>
            <draw:frame table:end-cell-address="sats3.A15" table:end-x="0.0874in" table:end-y="0.0874in" draw:z-index="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hiba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b 4</text:p>
            <draw:frame table:end-cell-address="sats3.A16" table:end-x="0.0874in" table:end-y="0.0874in" draw:z-index="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5</text:p>
            <draw:frame table:end-cell-address="sats3.A17" table:end-x="0.0874in" table:end-y="0.0874in" draw:z-index="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6</text:p>
            <draw:frame table:end-cell-address="sats3.A18" table:end-x="0.0874in" table:end-y="0.0874in" draw:z-index="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7</text:p>
            <draw:frame table:end-cell-address="sats3.A19" table:end-x="0.0874in" table:end-y="0.0874in" draw:z-index="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8</text:p>
            <draw:frame table:end-cell-address="sats3.A20" table:end-x="0.0874in" table:end-y="0.0874in" draw:z-index="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b 9</text:p>
            <draw:frame table:end-cell-address="sats3.A21" table:end-x="0.0874in" table:end-y="0.0874in" draw:z-index="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GOMX-3</text:p>
            <draw:frame table:end-cell-address="sats3.A22" table:end-x="0.0874in" table:end-y="0.0874in" draw:z-index="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omSpace Ap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II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AUSAT5</text:p>
            <draw:frame table:end-cell-address="sats3.A23" table:end-x="0.0874in" table:end-y="0.0874in" draw:z-index="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bor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ERPENS</text:p>
            <draw:frame table:end-cell-address="sats3.A24" table:end-x="0.0874in" table:end-y="0.0874in" draw:z-index="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ERPENS (Sistema Espacial para Realização de Pesquisa e Experimentos com Nanossatélites) programme university consortium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8-19">
            <text:p>08/19/15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C 3 (Xingchen 3)</text:p>
            <draw:frame table:end-cell-address="sats3.A25" table:end-x="0.0874in" table:end-y="0.0874in" draw:z-index="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Defense Technology (NUDT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0 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ZJ 1 (Zijing 1)</text:p>
            <draw:frame table:end-cell-address="sats3.A26" table:end-x="0.0874in" table:end-y="0.0874in" draw:z-index="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singhu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0.234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KJSY 1 (Kongjian Shiyan 1)</text:p>
            <draw:frame table:end-cell-address="sats3.A27" table:end-x="0.0874in" table:end-y="0.0874in" draw:z-index="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singhu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0.173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ilacSat-2</text:p>
            <draw:frame table:end-cell-address="sats3.A28" table:end-x="0.0874in" table:end-y="0.0874in" draw:z-index="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arbin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W-2B (CAS 3B, Chinese Amateur Radio Satellite)</text:p>
            <draw:frame table:end-cell-address="sats3.A29" table:end-x="0.0874in" table:end-y="0.0874in" draw:z-index="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MSAT (AMSAT China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W-2C (CAS 3C, Chinese Amateur Radio Satellite)</text:p>
            <draw:frame table:end-cell-address="sats3.A30" table:end-x="0.0874in" table:end-y="0.0874in" draw:z-index="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MSAT (AMSAT China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W-2D (CAS 3D, Chinese Amateur Radio Satellite)</text:p>
            <draw:frame table:end-cell-address="sats3.A31" table:end-x="0.0874in" table:end-y="0.0874in" draw:z-index="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MSAT (AMSAT China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W-2E (CAS 3E, Chinese Amateur Radio Satellite)</text:p>
            <draw:frame table:end-cell-address="sats3.A32" table:end-x="0.0874in" table:end-y="0.0874in" draw:z-index="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MSAT (AMSAT China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.5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W-2F (CAS 3F, Chinese Amateur Radio Satellite)</text:p>
            <draw:frame table:end-cell-address="sats3.A33" table:end-x="0.0874in" table:end-y="0.0874in" draw:z-index="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MSAT (AMSAT China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.5 k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CBB, CAS 3G (Chinese Amateur Radio Satellite)</text:p>
            <draw:frame table:end-cell-address="sats3.A34" table:end-x="0.0874in" table:end-y="0.0874in" draw:z-index="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henzhen Aerospace Dongfanghong HIT Satellite Ltd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UDT-PhoneSat (CAS 3I, Kaituo 1B)</text:p>
            <draw:frame table:end-cell-address="sats3.A35" table:end-x="0.0874in" table:end-y="0.0874in" draw:z-index="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Defense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C 1 (Xingchen 1)</text:p>
            <draw:frame table:end-cell-address="sats3.A36" table:end-x="0.0874in" table:end-y="0.0874in" draw:z-index="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Defense Technology (NUDT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0 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C 2 (Xingchen 2)</text:p>
            <draw:frame table:end-cell-address="sats3.A37" table:end-x="0.0874in" table:end-y="0.0874in" draw:z-index="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Defense Technology (NUDT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0 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C 4 (Xingchen 4)</text:p>
            <draw:frame table:end-cell-address="sats3.A38" table:end-x="0.0874in" table:end-y="0.0874in" draw:z-index="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Defense Technology (NUDT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0 g</text:p>
          </table:table-cell>
          <table:table-cell table:style-name="ce2" office:value-type="date" office:date-value="2015-09-19">
            <text:p>09/19/15</text:p>
          </table:table-cell>
          <table:table-cell table:style-name="ce1" office:value-type="string">
            <text:p>Long March 6 (CZ-6)</text:p>
          </table:table-cell>
          <table:table-cell table:style-name="ce1" office:value-type="string">
            <text:p>520 x 520 km, 97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W-1A (STU-2, Shankeda 2, Tianwang-1A, Sat-A, SECM-1)</text:p>
            <draw:frame table:end-cell-address="sats3.A39" table:end-x="0.0874in" table:end-y="0.0874in" draw:z-index="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hanghai Engineering Centre for Microsatellites (SECM)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9-25">
            <text:p>09/25/15</text:p>
          </table:table-cell>
          <table:table-cell table:style-name="ce1" office:value-type="string">
            <text:p>Chang Zheng 11 (CZ-11)</text:p>
          </table:table-cell>
          <table:table-cell table:style-name="ce1" office:value-type="string">
            <text:p>470 x 485 km, 97.3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W-1B (STU-2, NJUST 2, Tianwang-1B, Sat-B, SECM-1)</text:p>
            <draw:frame table:end-cell-address="sats3.A40" table:end-x="0.0874in" table:end-y="0.0874in" draw:z-index="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hanghai Engineering Centre for Microsatellites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09-25">
            <text:p>09/25/15</text:p>
          </table:table-cell>
          <table:table-cell table:style-name="ce1" office:value-type="string">
            <text:p>Chang Zheng 11 (CZ-11)</text:p>
          </table:table-cell>
          <table:table-cell table:style-name="ce1" office:value-type="string">
            <text:p>470 x 485 km, 97.3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W-1C (STU-2, NJFA , Tianwang-1C, Sat-C, SECM-1)</text:p>
            <draw:frame table:end-cell-address="sats3.A41" table:end-x="0.0874in" table:end-y="0.0874in" draw:z-index="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hanghai Engineering Centre for Microsatellites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09-25">
            <text:p>09/25/15</text:p>
          </table:table-cell>
          <table:table-cell table:style-name="ce1" office:value-type="string">
            <text:p>Chang Zheng 11 (CZ-11)</text:p>
          </table:table-cell>
          <table:table-cell table:style-name="ce1" office:value-type="string">
            <text:p>470 x 485 km, 97.3 degree inclination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emur2-Chris</text:p>
            <draw:frame table:end-cell-address="sats3.A42" table:end-x="0.0874in" table:end-y="0.0874in" draw:z-index="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9-28">
            <text:p>09/28/15</text:p>
          </table:table-cell>
          <table:table-cell table:style-name="ce1" office:value-type="string">
            <text:p>PSLV-XL</text:p>
          </table:table-cell>
          <table:table-cell table:style-name="ce1" office:value-type="string">
            <text:p>650 x 660 km, 6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2-Jeroen</text:p>
            <draw:frame table:end-cell-address="sats3.A43" table:end-x="0.0874in" table:end-y="0.0874in" draw:z-index="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9-28">
            <text:p>09/28/15</text:p>
          </table:table-cell>
          <table:table-cell table:style-name="ce1" office:value-type="string">
            <text:p>PSLV-XL</text:p>
          </table:table-cell>
          <table:table-cell table:style-name="ce1" office:value-type="string">
            <text:p>650 x 660 km, 6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2-Peter</text:p>
            <draw:frame table:end-cell-address="sats3.A44" table:end-x="0.0874in" table:end-y="0.0874in" draw:z-index="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9-28">
            <text:p>09/28/15</text:p>
          </table:table-cell>
          <table:table-cell table:style-name="ce1" office:value-type="string">
            <text:p>PSLV-XL</text:p>
          </table:table-cell>
          <table:table-cell table:style-name="ce1" office:value-type="string">
            <text:p>650 x 660 km, 6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2-Joel</text:p>
            <draw:frame table:end-cell-address="sats3.A45" table:end-x="0.0874in" table:end-y="0.0874in" draw:z-index="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09-28">
            <text:p>09/28/15</text:p>
          </table:table-cell>
          <table:table-cell table:style-name="ce1" office:value-type="string">
            <text:p>PSLV-XL</text:p>
          </table:table-cell>
          <table:table-cell table:style-name="ce1" office:value-type="string">
            <text:p>650 x 660 km, 6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xactView 9</text:p>
            <draw:frame table:end-cell-address="sats3.A46" table:end-x="0.0874in" table:end-y="0.0874in" draw:z-index="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xactEarth In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5.5 kg</text:p>
          </table:table-cell>
          <table:table-cell table:style-name="ce2" office:value-type="date" office:date-value="2015-09-28">
            <text:p>09/28/15</text:p>
          </table:table-cell>
          <table:table-cell table:style-name="ce1" office:value-type="string">
            <text:p>PSLV-XL</text:p>
          </table:table-cell>
          <table:table-cell table:style-name="ce1" office:value-type="string">
            <text:p>650 x 660 km, 6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MRSTSat (LMRSat , LMRST-Sat, Low Mass Radio Science Transponder - Satellite)</text:p>
            <draw:frame table:end-cell-address="sats3.A47" table:end-x="0.0874in" table:end-y="0.0874in" draw:z-index="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for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RC-1 (Alaska Research CubeSat)</text:p>
            <draw:frame table:end-cell-address="sats3.A48" table:end-x="0.0874in" table:end-y="0.0874in" draw:z-index="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lask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eroCube-5C</text:p>
            <draw:frame table:end-cell-address="sats3.A49" table:end-x="0.0874in" table:end-y="0.0874in" draw:z-index="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INOD-D 3</text:p>
            <draw:frame table:end-cell-address="sats3.A50" table:end-x="0.0874in" table:end-y="0.0874in" draw:z-index="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RI International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isonSat (Nwist Q̓ʷiq̓ʷáy, SKC)</text:p>
            <draw:frame table:end-cell-address="sats3.A51" table:end-x="0.0874in" table:end-y="0.0874in" draw:z-index="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lish Kootenai Colleg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ox-1A</text:p>
            <draw:frame table:end-cell-address="sats3.A52" table:end-x="0.0874in" table:end-y="0.0874in" draw:z-index="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Radio Amateur Satellite Corporation (AMSAT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INOD-D 1</text:p>
            <draw:frame table:end-cell-address="sats3.A53" table:end-x="0.0874in" table:end-y="0.0874in" draw:z-index="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RI International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ropCube 3 (Merryweather. Propagation CubeSat)</text:p>
            <draw:frame table:end-cell-address="sats3.A54" table:end-x="0.0874in" table:end-y="0.0874in" draw:z-index="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 (NPS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NaP-3 A ALICE ((Space and Missile Defense Command Nano-Satellite-3)</text:p>
            <draw:frame table:end-cell-address="sats3.A55" table:end-x="0.0874in" table:end-y="0.0874in" draw:z-index="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Army Space and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ropCube 1 (Flora, Propagation CubeSat)</text:p>
            <draw:frame table:end-cell-address="sats3.A56" table:end-x="0.0874in" table:end-y="0.0874in" draw:z-index="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 (NPS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NaP-3 B EDDIE ((Space and Missile Defense Command Nano-Satellite-3)</text:p>
            <draw:frame table:end-cell-address="sats3.A57" table:end-x="0.0874in" table:end-y="0.0874in" draw:z-index="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Army Space and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NAP-3 C JIMI (Space and Missile Defense Command Nano-Satellite-3)</text:p>
            <draw:frame table:end-cell-address="sats3.A58" table:end-x="0.0874in" table:end-y="0.0874in" draw:z-index="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480 x 800 km, 64.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erocube-7A (OCSD, Optical Communications and Sensor Demonstration, IOCPS-A, Integrated Optical Communications and Proximity Sensors)</text:p>
            <draw:frame table:end-cell-address="sats3.A59" table:end-x="0.0874in" table:end-y="0.0874in" draw:z-index="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0-08">
            <text:p>10/08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500 x 800 km, 63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rgus (SLU-02)</text:p>
            <draw:frame table:end-cell-address="sats3.A60" table:end-x="0.0874in" table:end-y="0.0874in" draw:z-index="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int Loui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1 (Edison Demonstration of Smallsat Networks)</text:p>
            <draw:frame table:end-cell-address="sats3.A61" table:end-x="0.0874in" table:end-y="0.0874in" draw:z-index="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2 (Edison Demonstration of Smallsat Networks)</text:p>
            <draw:frame table:end-cell-address="sats3.A62" table:end-x="0.0874in" table:end-y="0.0874in" draw:z-index="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3 (Edison Demonstration of Smallsat Networks)</text:p>
            <draw:frame table:end-cell-address="sats3.A63" table:end-x="0.0874in" table:end-y="0.0874in" draw:z-index="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4 (Edison Demonstration of Smallsat Networks)</text:p>
            <draw:frame table:end-cell-address="sats3.A64" table:end-x="0.0874in" table:end-y="0.0874in" draw:z-index="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5 (Edison Demonstration of Smallsat Networks)</text:p>
            <draw:frame table:end-cell-address="sats3.A65" table:end-x="0.0874in" table:end-y="0.0874in" draw:z-index="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6 (Edison Demonstration of Smallsat Networks)</text:p>
            <draw:frame table:end-cell-address="sats3.A66" table:end-x="0.0874in" table:end-y="0.0874in" draw:z-index="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7 (Edison Demonstration of Smallsat Networks)</text:p>
            <draw:frame table:end-cell-address="sats3.A67" table:end-x="0.0874in" table:end-y="0.0874in" draw:z-index="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DSN 8 (Edison Demonstration of Smallsat Networks)</text:p>
            <draw:frame table:end-cell-address="sats3.A68" table:end-x="0.0874in" table:end-y="0.0874in" draw:z-index="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/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rintSat</text:p>
            <draw:frame table:end-cell-address="sats3.A69" table:end-x="0.0874in" table:end-y="0.0874in" draw:z-index="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UPERNOVA-BETA</text:p>
            <draw:frame table:end-cell-address="sats3.A70" table:end-x="0.0874in" table:end-y="0.0874in" draw:z-index="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umpki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 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TACEM</text:p>
            <draw:frame table:end-cell-address="sats3.A71" table:end-x="0.0874in" table:end-y="0.0874in" draw:z-index="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tah State University Research Foundation Space Dynamics Laborator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1-04">
            <text:p>11/04/15</text:p>
          </table:table-cell>
          <table:table-cell table:style-name="ce1" office:value-type="string">
            <text:p>Super-Strypi</text:p>
          </table:table-cell>
          <table:table-cell table:style-name="ce1" office:value-type="string">
            <text:p>Launch failur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odes A</text:p>
            <draw:frame table:end-cell-address="sats3.A72" table:end-x="0.0874in" table:end-y="0.0874in" draw:z-index="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odes B</text:p>
            <draw:frame table:end-cell-address="sats3.A73" table:end-x="0.0874in" table:end-y="0.0874in" draw:z-index="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inXSS (Miniature X-ray Solar Spectrometer CubeSat)</text:p>
            <draw:frame table:end-cell-address="sats3.A74" table:end-x="0.0874in" table:end-y="0.0874in" draw:z-index="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at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e 1</text:p>
            <draw:frame table:end-cell-address="sats3.A75" table:end-x="0.0874in" table:end-y="0.0874in" draw:z-index="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2</text:p>
            <draw:frame table:end-cell-address="sats3.A76" table:end-x="0.0874in" table:end-y="0.0874in" draw:z-index="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3</text:p>
            <draw:frame table:end-cell-address="sats3.A77" table:end-x="0.0874in" table:end-y="0.0874in" draw:z-index="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4</text:p>
            <draw:frame table:end-cell-address="sats3.A78" table:end-x="0.0874in" table:end-y="0.0874in" draw:z-index="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5</text:p>
            <draw:frame table:end-cell-address="sats3.A79" table:end-x="0.0874in" table:end-y="0.0874in" draw:z-index="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6</text:p>
            <draw:frame table:end-cell-address="sats3.A80" table:end-x="0.0874in" table:end-y="0.0874in" draw:z-index="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7</text:p>
            <draw:frame table:end-cell-address="sats3.A81" table:end-x="0.0874in" table:end-y="0.0874in" draw:z-index="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9</text:p>
            <draw:frame table:end-cell-address="sats3.A82" table:end-x="0.0874in" table:end-y="0.0874in" draw:z-index="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8</text:p>
            <draw:frame table:end-cell-address="sats3.A83" table:end-x="0.0874in" table:end-y="0.0874in" draw:z-index="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10</text:p>
            <draw:frame table:end-cell-address="sats3.A84" table:end-x="0.0874in" table:end-y="0.0874in" draw:z-index="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11</text:p>
            <draw:frame table:end-cell-address="sats3.A85" table:end-x="0.0874in" table:end-y="0.0874in" draw:z-index="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 12</text:p>
            <draw:frame table:end-cell-address="sats3.A86" table:end-x="0.0874in" table:end-y="0.0874in" draw:z-index="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TMSat-1 (STM CubeSat, St. Thomas More Cathedral School)</text:p>
            <draw:frame table:end-cell-address="sats3.A87" table:end-x="0.0874in" table:end-y="0.0874in" draw:z-index="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. Thomas More Cathedral School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ADRE (CubeSat investigating Atmospheric Density Response to Extreme driving)</text:p>
            <draw:frame table:end-cell-address="sats3.A88" table:end-x="0.0874in" table:end-y="0.0874in" draw:z-index="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EVO 2 (LONESTAR)</text:p>
            <draw:frame table:end-cell-address="sats3.A89" table:end-x="0.0874in" table:end-y="0.0874in" draw:z-index="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exas at Aust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06">
            <text:p>12/06/15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VELOX-II</text:p>
            <draw:frame table:end-cell-address="sats3.A90" table:end-x="0.0874in" table:end-y="0.0874in" draw:z-index="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nyang Technolog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6U</text:p>
          </table:table-cell>
          <table:table-cell table:style-name="ce2" office:value-type="date" office:date-value="2015-12-16">
            <text:p>12/16/15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550 km, 1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thenoxat-1</text:p>
            <draw:frame table:end-cell-address="sats3.A91" table:end-x="0.0874in" table:end-y="0.0874in" draw:z-index="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crospace Rapid Pte Ltd.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3U</text:p>
          </table:table-cell>
          <table:table-cell table:style-name="ce2" office:value-type="date" office:date-value="2015-12-16">
            <text:p>12/16/15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550 km, 1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alassia</text:p>
            <draw:frame table:end-cell-address="sats3.A92" table:end-x="0.0874in" table:end-y="0.0874in" draw:z-index="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Singapor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5-12-16">
            <text:p>12/16/15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550 km, 15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ORYU-4</text:p>
            <draw:frame table:end-cell-address="sats3.A93" table:end-x="0.0874in" table:end-y="0.0874in" draw:z-index="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shu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6-02-17">
            <text:p>02/17/16</text:p>
          </table:table-cell>
          <table:table-cell table:style-name="ce1" office:value-type="string">
            <text:p>H-2A</text:p>
          </table:table-cell>
          <table:table-cell table:style-name="ce1" office:value-type="string">
            <text:p>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e' 1</text:p>
            <draw:frame table:end-cell-address="sats3.A94" table:end-x="0.0874in" table:end-y="0.0874in" draw:z-index="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2</text:p>
            <draw:frame table:end-cell-address="sats3.A95" table:end-x="0.0874in" table:end-y="0.0874in" draw:z-index="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3</text:p>
            <draw:frame table:end-cell-address="sats3.A96" table:end-x="0.0874in" table:end-y="0.0874in" draw:z-index="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4</text:p>
            <draw:frame table:end-cell-address="sats3.A97" table:end-x="0.0874in" table:end-y="0.0874in" draw:z-index="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5</text:p>
            <draw:frame table:end-cell-address="sats3.A98" table:end-x="0.0874in" table:end-y="0.0874in" draw:z-index="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 5</text:p>
            <draw:frame table:end-cell-address="sats3.A99" table:end-x="0.0874in" table:end-y="0.0874in" draw:z-index="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6</text:p>
            <draw:frame table:end-cell-address="sats3.A100" table:end-x="0.0874in" table:end-y="0.0874in" draw:z-index="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7</text:p>
            <draw:frame table:end-cell-address="sats3.A101" table:end-x="0.0874in" table:end-y="0.0874in" draw:z-index="9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8</text:p>
            <draw:frame table:end-cell-address="sats3.A102" table:end-x="0.0874in" table:end-y="0.0874in" draw:z-index="10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9</text:p>
            <draw:frame table:end-cell-address="sats3.A103" table:end-x="0.0874in" table:end-y="0.0874in" draw:z-index="10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0</text:p>
            <draw:frame table:end-cell-address="sats3.A104" table:end-x="0.0874in" table:end-y="0.0874in" draw:z-index="10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1</text:p>
            <draw:frame table:end-cell-address="sats3.A105" table:end-x="0.0874in" table:end-y="0.0874in" draw:z-index="10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2</text:p>
            <draw:frame table:end-cell-address="sats3.A106" table:end-x="0.0874in" table:end-y="0.0874in" draw:z-index="10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3</text:p>
            <draw:frame table:end-cell-address="sats3.A107" table:end-x="0.0874in" table:end-y="0.0874in" draw:z-index="10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4</text:p>
            <draw:frame table:end-cell-address="sats3.A108" table:end-x="0.0874in" table:end-y="0.0874in" draw:z-index="10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5</text:p>
            <draw:frame table:end-cell-address="sats3.A109" table:end-x="0.0874in" table:end-y="0.0874in" draw:z-index="10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 6</text:p>
            <draw:frame table:end-cell-address="sats3.A110" table:end-x="0.0874in" table:end-y="0.0874in" draw:z-index="10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6</text:p>
            <draw:frame table:end-cell-address="sats3.A111" table:end-x="0.0874in" table:end-y="0.0874in" draw:z-index="10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7</text:p>
            <draw:frame table:end-cell-address="sats3.A112" table:end-x="0.0874in" table:end-y="0.0874in" draw:z-index="1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8</text:p>
            <draw:frame table:end-cell-address="sats3.A113" table:end-x="0.0874in" table:end-y="0.0874in" draw:z-index="1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19</text:p>
            <draw:frame table:end-cell-address="sats3.A114" table:end-x="0.0874in" table:end-y="0.0874in" draw:z-index="1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 7</text:p>
            <draw:frame table:end-cell-address="sats3.A115" table:end-x="0.0874in" table:end-y="0.0874in" draw:z-index="1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e' 20</text:p>
            <draw:frame table:end-cell-address="sats3.A116" table:end-x="0.0874in" table:end-y="0.0874in" draw:z-index="1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 8</text:p>
            <draw:frame table:end-cell-address="sats3.A117" table:end-x="0.0874in" table:end-y="0.0874in" draw:z-index="1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 9</text:p>
            <draw:frame table:end-cell-address="sats3.A118" table:end-x="0.0874in" table:end-y="0.0874in" draw:z-index="1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3-23">
            <text:p>03/23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ITASAT 1</text:p>
            <draw:frame table:end-cell-address="sats3.A119" table:end-x="0.0874in" table:end-y="0.0874in" draw:z-index="1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ological Institute of Aeronautic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03-31">
            <text:p>03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ayif-1</text:p>
            <draw:frame table:end-cell-address="sats3.A120" table:end-x="0.0874in" table:end-y="0.0874in" draw:z-index="1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mirates Institution for Advanced Science and Technolog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Dubai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3-31">
            <text:p>03/31/16</text:p>
          </table:table-cell>
          <table:table-cell table:style-name="ce1" office:value-type="string">
            <text:p>Falcon 9,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UFTI-1</text:p>
            <draw:frame table:end-cell-address="sats3.A121" table:end-x="0.0874in" table:end-y="0.0874in" draw:z-index="1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Lièg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4-22">
            <text:p>04/22/16</text:p>
          </table:table-cell>
          <table:table-cell table:style-name="ce1" office:value-type="string">
            <text:p>Sojuz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AUSAT4</text:p>
            <draw:frame table:end-cell-address="sats3.A122" table:end-x="0.0874in" table:end-y="0.0874in" draw:z-index="1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bor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4-22">
            <text:p>04/22/16</text:p>
          </table:table-cell>
          <table:table-cell table:style-name="ce1" office:value-type="string">
            <text:p>Sojuz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-st@r-II</text:p>
            <draw:frame table:end-cell-address="sats3.A123" table:end-x="0.0874in" table:end-y="0.0874in" draw:z-index="1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 University of Tur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4-22">
            <text:p>04/22/16</text:p>
          </table:table-cell>
          <table:table-cell table:style-name="ce1" office:value-type="string">
            <text:p>Sojuz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amSat-218</text:p>
            <draw:frame table:end-cell-address="sats3.A124" table:end-x="0.0874in" table:end-y="0.0874in" draw:z-index="1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mara State Aerospac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4-27">
            <text:p>04/27/16</text:p>
          </table:table-cell>
          <table:table-cell table:style-name="ce1" office:value-type="string">
            <text:p>Sojuz-2.1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ax Valier</text:p>
            <draw:frame table:end-cell-address="sats3.A125" table:end-x="0.0874in" table:end-y="0.0874in" draw:z-index="1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x Valier Technical High School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Flock-2x 1</text:p>
            <draw:frame table:end-cell-address="sats3.A126" table:end-x="0.0874in" table:end-y="0.0874in" draw:z-index="1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2</text:p>
            <draw:frame table:end-cell-address="sats3.A127" table:end-x="0.0874in" table:end-y="0.0874in" draw:z-index="1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3</text:p>
            <draw:frame table:end-cell-address="sats3.A128" table:end-x="0.0874in" table:end-y="0.0874in" draw:z-index="1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4</text:p>
            <draw:frame table:end-cell-address="sats3.A129" table:end-x="0.0874in" table:end-y="0.0874in" draw:z-index="1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5</text:p>
            <draw:frame table:end-cell-address="sats3.A130" table:end-x="0.0874in" table:end-y="0.0874in" draw:z-index="1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6</text:p>
            <draw:frame table:end-cell-address="sats3.A131" table:end-x="0.0874in" table:end-y="0.0874in" draw:z-index="1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7</text:p>
            <draw:frame table:end-cell-address="sats3.A132" table:end-x="0.0874in" table:end-y="0.0874in" draw:z-index="1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8</text:p>
            <draw:frame table:end-cell-address="sats3.A133" table:end-x="0.0874in" table:end-y="0.0874in" draw:z-index="1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9</text:p>
            <draw:frame table:end-cell-address="sats3.A134" table:end-x="0.0874in" table:end-y="0.0874in" draw:z-index="1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10</text:p>
            <draw:frame table:end-cell-address="sats3.A135" table:end-x="0.0874in" table:end-y="0.0874in" draw:z-index="1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11</text:p>
            <draw:frame table:end-cell-address="sats3.A136" table:end-x="0.0874in" table:end-y="0.0874in" draw:z-index="1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12</text:p>
            <draw:frame table:end-cell-address="sats3.A137" table:end-x="0.0874in" table:end-y="0.0874in" draw:z-index="1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Venta-1</text:p>
            <draw:frame table:end-cell-address="sats3.A138" table:end-x="0.0874in" table:end-y="0.0874in" draw:z-index="1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pplied Sciences Bremen, OHB System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Latvia</text:p>
          </table:table-cell>
          <table:table-cell table:style-name="ce1" office:value-type="string">
            <text:p>7.5 kg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athyabamasat (SNSAT)</text:p>
            <draw:frame table:end-cell-address="sats3.A139" table:end-x="0.0874in" table:end-y="0.0874in" draw:z-index="1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thyabam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EESAT-4</text:p>
            <draw:frame table:end-cell-address="sats3.A140" table:end-x="0.0874in" table:end-y="0.0874in" draw:z-index="1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rlin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505 km, 97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wayam COEP</text:p>
            <draw:frame table:end-cell-address="sats3.A141" table:end-x="0.0874in" table:end-y="0.0874in" draw:z-index="1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llege of Education Pu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5-31">
            <text:p>05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erocube-7B (OCSD, Optical Communications and Sensor Demonstration, IOCPS-B, Integrated Optical Communications and Proximity Sensors)</text:p>
            <draw:frame table:end-cell-address="sats3.A142" table:end-x="0.0874in" table:end-y="0.0874in" draw:z-index="1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IGMA</text:p>
            <draw:frame table:end-cell-address="sats3.A143" table:end-x="0.0874in" table:end-y="0.0874in" draw:z-index="1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ng He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TEP-1 (STEP Cube Lab)</text:p>
            <draw:frame table:end-cell-address="sats3.A144" table:end-x="0.0874in" table:end-y="0.0874in" draw:z-index="1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hosu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cAMSat (E. Coli AntiMicrobialSat)</text:p>
            <draw:frame table:end-cell-address="sats3.A145" table:end-x="0.0874in" table:end-y="0.0874in" draw:z-index="1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ANYVAL-X 2U Tom</text:p>
            <draw:frame table:end-cell-address="sats3.A146" table:end-x="0.0874in" table:end-y="0.0874in" draw:z-index="1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Yonsei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CNUSail-1 (Papillon)</text:p>
            <draw:frame table:end-cell-address="sats3.A147" table:end-x="0.0874in" table:end-y="0.0874in" draw:z-index="1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hungnam Nation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ox-1D</text:p>
            <draw:frame table:end-cell-address="sats3.A148" table:end-x="0.0874in" table:end-y="0.0874in" draw:z-index="1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Radio Amateur Satellite Corporation (AMSAT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erocube-7C (OCSD-C, Optical Communications and Sensor Demonstration, IOCPS-B, Integrated Optical Communications and Proximity Sensors)</text:p>
            <draw:frame table:end-cell-address="sats3.A149" table:end-x="0.0874in" table:end-y="0.0874in" draw:z-index="1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kCube</text:p>
            <draw:frame table:end-cell-address="sats3.A150" table:end-x="0.0874in" table:end-y="0.0874in" draw:z-index="1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lovak Organisation for Space Activities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Slovak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anosatC-Br2</text:p>
            <draw:frame table:end-cell-address="sats3.A151" table:end-x="0.0874in" table:end-y="0.0874in" draw:z-index="1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uthern Regional Space Research Center (CRS)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ANYVAL-X 1U Jerry</text:p>
            <draw:frame table:end-cell-address="sats3.A152" table:end-x="0.0874in" table:end-y="0.0874in" draw:z-index="1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Yonsei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KAUSAT-5</text:p>
            <draw:frame table:end-cell-address="sats3.A153" table:end-x="0.0874in" table:end-y="0.0882in" draw:z-index="151" draw:name="https://img.zohostatic.com/creator//live/images/more_drop_arw.png" draw:style-name="gr1" draw:text-style-name="P1" svg:width="0.0874in" svg:height="0.0874in" svg:x="0in" svg:y="0.0008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orea Aerospac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ox-1C</text:p>
            <draw:frame table:end-cell-address="sats3.A154" table:end-x="0.0874in" table:end-y="0.0874in" draw:z-index="1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Radio Amateur Satellite Corporation (AMSAT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rkyd 6 (A6)</text:p>
            <draw:frame table:end-cell-address="sats3.A155" table:end-x="0.0874in" table:end-y="0.0874in" draw:z-index="1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ary Resource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ido-1 (SpacePharma)</text:p>
            <draw:frame table:end-cell-address="sats3.A156" table:end-x="0.0874in" table:end-y="0.0874in" draw:z-index="1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Pharma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Israel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ISARA (Integrated Solar Array and Reflectarray Antenna for High Bandwidth CubeSat)</text:p>
            <draw:frame table:end-cell-address="sats3.A157" table:end-x="0.0874in" table:end-y="0.0874in" draw:z-index="1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Jet Propulsion Laboratory, California Institute of Technolog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6-30">
            <text:p>06/30/16</text:p>
          </table:table-cell>
          <table:table-cell table:style-name="ce1" office:value-type="string">
            <text:p>Falcon 9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QARMAN</text:p>
            <draw:frame table:end-cell-address="sats3.A158" table:end-x="0.0874in" table:end-y="0.0874in" draw:z-index="1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KI (von karman Institute)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Columbia</text:p>
            <draw:frame table:end-cell-address="sats3.A159" table:end-x="0.0874in" table:end-y="0.0874in" draw:z-index="1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urab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Qbito</text:p>
            <draw:frame table:end-cell-address="sats3.A160" table:end-x="0.0874in" table:end-y="0.0874in" draw:z-index="1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s University of Madrid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ZJU CubeSat</text:p>
            <draw:frame table:end-cell-address="sats3.A161" table:end-x="0.0874in" table:end-y="0.0874in" draw:z-index="1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Zhejia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amSat-QB50</text:p>
            <draw:frame table:end-cell-address="sats3.A162" table:end-x="0.0874in" table:end-y="0.0874in" draw:z-index="1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mara State Aerospac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Discovery</text:p>
            <draw:frame table:end-cell-address="sats3.A163" table:end-x="0.0874in" table:end-y="0.0874in" draw:z-index="1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for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AT-IP2</text:p>
            <draw:frame table:end-cell-address="sats3.A164" table:end-x="0.0874in" table:end-y="0.0874in" draw:z-index="1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Picard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NUSat-1</text:p>
            <draw:frame table:end-cell-address="sats3.A165" table:end-x="0.0874in" table:end-y="0.0874in" draw:z-index="1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eoul Nation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UCLSat</text:p>
            <draw:frame table:end-cell-address="sats3.A166" table:end-x="0.0874in" table:end-y="0.0874in" draw:z-index="1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College Londo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paceCube</text:p>
            <draw:frame table:end-cell-address="sats3.A167" table:end-x="0.0874in" table:end-y="0.0874in" draw:z-index="1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nes Paristech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TU-1</text:p>
            <draw:frame table:end-cell-address="sats3.A168" table:end-x="0.0874in" table:end-y="0.0874in" draw:z-index="1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hanghaiTech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USat</text:p>
            <draw:frame table:end-cell-address="sats3.A169" table:end-x="0.0874in" table:end-y="0.0874in" draw:z-index="1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delaid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ZA-AeroSat</text:p>
            <draw:frame table:end-cell-address="sats3.A170" table:end-x="0.0874in" table:end-y="0.0874in" draw:z-index="1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pe Peninsula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Afric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RoBiSat-2</text:p>
            <draw:frame table:end-cell-address="sats3.A171" table:end-x="0.0874in" table:end-y="0.0874in" draw:z-index="1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omanian Space Agency Institute of Space Science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Roman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UNSW-EC0</text:p>
            <draw:frame table:end-cell-address="sats3.A172" table:end-x="0.0874in" table:end-y="0.0874in" draw:z-index="1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University of New South Wal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UPSat (CubeSat by the University of Patras)</text:p>
            <draw:frame table:end-cell-address="sats3.A173" table:end-x="0.0874in" table:end-y="0.0874in" draw:z-index="1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Patra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ree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Ursa Maior (University of Rome la SApienza Micropropulsion for Attitude and In Orbit debris Removal testing)</text:p>
            <draw:frame table:end-cell-address="sats3.A174" table:end-x="0.0874in" table:end-y="0.0874in" draw:z-index="1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Rom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RAVAN (Radiometer Assessment Using Vertical Aligned Nanotubes)</text:p>
            <draw:frame table:end-cell-address="sats3.A175" table:end-x="0.0874in" table:end-y="0.0874in" draw:z-index="1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Johns Hopkins Applied Physics Laborator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VZLUSAT-1</text:p>
            <draw:frame table:end-cell-address="sats3.A176" table:end-x="0.0874in" table:end-y="0.0874in" draw:z-index="1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erospace Research and Test Establishment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Czech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RoBiSat-1</text:p>
            <draw:frame table:end-cell-address="sats3.A177" table:end-x="0.0874in" table:end-y="0.0874in" draw:z-index="1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omanian Space Agency Institute of Space Science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Roman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Biarri-Point</text:p>
            <draw:frame table:end-cell-address="sats3.A178" table:end-x="0.0874in" table:end-y="0.0874in" draw:z-index="1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Air Force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X-Cubesat</text:p>
            <draw:frame table:end-cell-address="sats3.A179" table:end-x="0.0874in" table:end-y="0.0874in" draw:z-index="1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cole Polytechniqu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YUsend-QB50</text:p>
            <draw:frame table:end-cell-address="sats3.A180" table:end-x="0.0874in" table:end-y="0.0874in" draw:z-index="1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York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PolyITAN-2-SHAU</text:p>
            <draw:frame table:end-cell-address="sats3.A181" table:end-x="0.0874in" table:end-y="0.0874in" draw:z-index="1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Technical University of Ukrai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rain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AMSON A</text:p>
            <draw:frame table:end-cell-address="sats3.A182" table:end-x="0.0874in" table:end-y="0.0874in" draw:z-index="1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rael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srael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AMSON B</text:p>
            <draw:frame table:end-cell-address="sats3.A183" table:end-x="0.0874in" table:end-y="0.0874in" draw:z-index="1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rael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srael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iarri-Squad 1</text:p>
            <draw:frame table:end-cell-address="sats3.A184" table:end-x="0.0874in" table:end-y="0.0874in" draw:z-index="1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Air Force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AMSON C</text:p>
            <draw:frame table:end-cell-address="sats3.A185" table:end-x="0.0874in" table:end-y="0.0874in" draw:z-index="1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rael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srael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iarri-Squad 2</text:p>
            <draw:frame table:end-cell-address="sats3.A186" table:end-x="0.0874in" table:end-y="0.0874in" draw:z-index="1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Air Force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iarri-Squad 3</text:p>
            <draw:frame table:end-cell-address="sats3.A187" table:end-x="0.0874in" table:end-y="0.0874in" draw:z-index="1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Air Force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hallenger</text:p>
            <draw:frame table:end-cell-address="sats3.A188" table:end-x="0.0874in" table:end-y="0.0874in" draw:z-index="1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14-BISat</text:p>
            <draw:frame table:end-cell-address="sats3.A189" table:end-x="0.0874in" table:end-y="0.0874in" draw:z-index="1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nstituto Federal Fluminens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alto-2</text:p>
            <draw:frame table:end-cell-address="sats3.A190" table:end-x="0.0874in" table:end-y="0.0874in" draw:z-index="1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to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nusat-2</text:p>
            <draw:frame table:end-cell-address="sats3.A191" table:end-x="0.0874in" table:end-y="0.0874in" draw:z-index="1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nn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oxiang-1</text:p>
            <draw:frame table:end-cell-address="sats3.A192" table:end-x="0.0874in" table:end-y="0.0874in" draw:z-index="1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thwestern Poly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tlantis</text:p>
            <draw:frame table:end-cell-address="sats3.A193" table:end-x="0.0874in" table:end-y="0.0878in" draw:z-index="191" draw:name="https://img.zohostatic.com/creator//live/images/more_drop_arw.png" draw:style-name="gr1" draw:text-style-name="P1" svg:width="0.0874in" svg:height="0.0874in" svg:x="0in" svg:y="0.0004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BeEagleSat</text:p>
            <draw:frame table:end-cell-address="sats3.A194" table:end-x="0.0874in" table:end-y="0.0874in" draw:z-index="1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tanbul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urkey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BUSAT-1</text:p>
            <draw:frame table:end-cell-address="sats3.A195" table:end-x="0.0874in" table:end-y="0.0874in" draw:z-index="1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iha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DragSail-CubeSat (Dragsat-CubeSat, Compass-2)</text:p>
            <draw:frame table:end-cell-address="sats3.A196" table:end-x="0.0874in" table:end-y="0.0874in" draw:z-index="1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chen University of Applied Scienc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ELFFI-2 (DelFFi Delta)</text:p>
            <draw:frame table:end-cell-address="sats3.A197" table:end-x="0.0874in" table:end-y="0.0874in" draw:z-index="1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elft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ELFFI-1 (DelFFi Phi)</text:p>
            <draw:frame table:end-cell-address="sats3.A198" table:end-x="0.0874in" table:end-y="0.0874in" draw:z-index="1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elft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UTHSat</text:p>
            <draw:frame table:end-cell-address="sats3.A199" table:end-x="0.0874in" table:end-y="0.0874in" draw:z-index="1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emocritus University of Thrac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ree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EntrySat</text:p>
            <draw:frame table:end-cell-address="sats3.A200" table:end-x="0.0874in" table:end-y="0.0874in" draw:z-index="1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AE Institut Supérieur de l'Aéronautique et de l'Espac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 table:number-rows-repeated="104837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ts4" table:style-name="ta1" table:print="false">
        <table:table-column table:style-name="co1" table:number-columns-repeated="9" table:default-cell-style-name="Default"/>
        <table:table-row table:style-name="ro3">
          <table:table-cell table:style-name="ce1" office:value-type="string">
            <text:p>Ex-Alta 1 (AlbertaSat-1, Experimental Albertan #1)</text:p>
          </table:table-cell>
          <table:table-cell table:style-name="ce1" office:value-type="string">
            <text:p>University of Albert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GamaSat</text:p>
            <draw:frame table:end-cell-address="sats4.A2" table:end-x="0.0874in" table:end-y="0.0874in" draw:z-index="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Port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ortugal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HavelSat</text:p>
            <draw:frame table:end-cell-address="sats4.A3" table:end-x="0.0874in" table:end-y="0.0874in" draw:z-index="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tanbul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urkey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Hoopoe (Duchifat)</text:p>
            <draw:frame table:end-cell-address="sats4.A4" table:end-x="0.0874in" table:end-y="0.0874in" draw:z-index="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zliya Science Centr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Israel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i-INSPIRE II (Inspire 2)</text:p>
            <draw:frame table:end-cell-address="sats4.A5" table:end-x="0.0874in" table:end-y="0.0874in" draw:z-index="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ydne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CzechTechSat</text:p>
            <draw:frame table:end-cell-address="sats4.A6" table:end-x="0.0874in" table:end-y="0.0874in" draw:z-index="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zech Technical University of Pragu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zech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nflateSail</text:p>
            <draw:frame table:end-cell-address="sats4.A7" table:end-x="0.0874in" table:end-y="0.0874in" draw:z-index="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urre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LilacSat-1</text:p>
            <draw:frame table:end-cell-address="sats4.A8" table:end-x="0.0874in" table:end-y="0.0874in" draw:z-index="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arbin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Link</text:p>
            <draw:frame table:end-cell-address="sats4.A9" table:end-x="0.0874in" table:end-y="0.0874in" draw:z-index="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orea Advanced Institute of Science and Technolog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South Kore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LituanicaSAT-2</text:p>
            <draw:frame table:end-cell-address="sats4.A10" table:end-x="0.0874in" table:end-y="0.0874in" draw:z-index="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nnovative Engineering Project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Lithuan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NJUST-1</text:p>
            <draw:frame table:end-cell-address="sats4.A11" table:end-x="0.0874in" table:end-y="0.0874in" draw:z-index="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njing University of Science and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NUDTSat</text:p>
            <draw:frame table:end-cell-address="sats4.A12" table:end-x="0.0874in" table:end-y="0.0874in" draw:z-index="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Defense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OGMS-SA (OutGassing Material Study by Spectroscopy Analysis)</text:p>
            <draw:frame table:end-cell-address="sats4.A13" table:end-x="0.0874in" table:end-y="0.0874in" draw:z-index="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aris-Est Créteil Val-de-Marn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Pegasus</text:p>
            <draw:frame table:end-cell-address="sats4.A14" table:end-x="0.0874in" table:end-y="0.0874in" draw:z-index="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pplied Sciences Wiener Neustadt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PHOENIX</text:p>
            <draw:frame table:end-cell-address="sats4.A15" table:end-x="0.0874in" table:end-y="0.0874in" draw:z-index="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Cheng Ku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07-31">
            <text:p>07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ISat Nano (AISat-1N)</text:p>
            <draw:frame table:end-cell-address="sats4.A16" table:end-x="0.0874in" table:end-y="0.0874in" draw:z-index="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K Space Agenc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08-31">
            <text:p>08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MinXSS-2 (Miniature X-ray Solar Spectrometer CubeSat)</text:p>
            <draw:frame table:end-cell-address="sats4.A17" table:end-x="0.0874in" table:end-y="0.0874in" draw:z-index="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at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2016-09-31</text:p>
          </table:table-cell>
          <table:table-cell table:style-name="ce1" office:value-type="string">
            <text:p>Minotaur-C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CPOD A (Cubesat Proximity Operations Demonstration, PONSFD-A, Proximity Operations Nano-Satellite Flight Demonstration)</text:p>
            <draw:frame table:end-cell-address="sats4.A18" table:end-x="0.0874in" table:end-y="0.0874in" draw:z-index="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yvak Nano-Satellite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2016-09-31</text:p>
          </table:table-cell>
          <table:table-cell table:style-name="ce1" office:value-type="string">
            <text:p>Minotaur-C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POD B (Cubesat Proximity Operations Demonstration, PONSFD-B, Proximity Operations Nano-Satellite Flight Demonstration)</text:p>
            <draw:frame table:end-cell-address="sats4.A19" table:end-x="0.0874in" table:end-y="0.0874in" draw:z-index="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yvak Nano-Satellite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2016-09-31</text:p>
          </table:table-cell>
          <table:table-cell table:style-name="ce1" office:value-type="string">
            <text:p>Minotaur-C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ellingr</text:p>
            <draw:frame table:end-cell-address="sats4.A20" table:end-x="0.0874in" table:end-y="0.0874in" draw:z-index="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2016-09-3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agleSat</text:p>
            <draw:frame table:end-cell-address="sats4.A21" table:end-x="0.0874in" table:end-y="0.0874in" draw:z-index="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mbry-Riddle Aeronautical University, Prescott AZ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1-15">
            <text:p>11/15/16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adFxSat (Fox-1B)</text:p>
            <draw:frame table:end-cell-address="sats4.A22" table:end-x="0.0874in" table:end-y="0.0874in" draw:z-index="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anderbilt University and The Radio Amateur Satellite Corporation.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1-15">
            <text:p>11/15/16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iRaTA (Microwave Radiometer Technology Acceleration)</text:p>
            <draw:frame table:end-cell-address="sats4.A23" table:end-x="0.0874in" table:end-y="0.0874in" draw:z-index="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ssachusetts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1-15">
            <text:p>11/15/16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E1: Golden Eagle 1 (GoldenEagle-1)</text:p>
            <draw:frame table:end-cell-address="sats4.A24" table:end-x="0.0874in" table:end-y="0.0874in" draw:z-index="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rquet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1-15">
            <text:p>11/15/16</text:p>
          </table:table-cell>
          <table:table-cell table:style-name="ce1" office:value-type="string">
            <text:p>Delta II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9</text:p>
            <draw:frame table:end-cell-address="sats4.A25" table:end-x="0.0874in" table:end-y="0.0874in" draw:z-index="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metheus Block 2 - 4</text:p>
            <draw:frame table:end-cell-address="sats4.A26" table:end-x="0.0874in" table:end-y="0.0874in" draw:z-index="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uternet Demo 1</text:p>
            <draw:frame table:end-cell-address="sats4.A27" table:end-x="0.0874in" table:end-y="0.0874in" draw:z-index="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Outernet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TF-1 (Simulation To Flight 1)</text:p>
            <draw:frame table:end-cell-address="sats4.A28" table:end-x="0.0874in" table:end-y="0.0874in" draw:z-index="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est Virgini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icroMAS-2 B</text:p>
            <draw:frame table:end-cell-address="sats4.A29" table:end-x="0.0874in" table:end-y="0.0874in" draw:z-index="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ssachusetts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arCO 2 (Mars Cube One)</text:p>
            <draw:frame table:end-cell-address="sats4.A30" table:end-x="0.0874in" table:end-y="0.0874in" draw:z-index="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Mars, deep spac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rometheus Block 2 - 5</text:p>
            <draw:frame table:end-cell-address="sats4.A31" table:end-x="0.0874in" table:end-y="0.0874in" draw:z-index="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8</text:p>
            <draw:frame table:end-cell-address="sats4.A32" table:end-x="0.0874in" table:end-y="0.0874in" draw:z-index="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metheus Block 2 - 6</text:p>
            <draw:frame table:end-cell-address="sats4.A33" table:end-x="0.0874in" table:end-y="0.0874in" draw:z-index="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7</text:p>
            <draw:frame table:end-cell-address="sats4.A34" table:end-x="0.0874in" table:end-y="0.0874in" draw:z-index="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metheus Block 2 - 7</text:p>
            <draw:frame table:end-cell-address="sats4.A35" table:end-x="0.0874in" table:end-y="0.0874in" draw:z-index="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uternet Demo 2</text:p>
            <draw:frame table:end-cell-address="sats4.A36" table:end-x="0.0874in" table:end-y="0.0874in" draw:z-index="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Outernet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metheus Block 2 - 8</text:p>
            <draw:frame table:end-cell-address="sats4.A37" table:end-x="0.0874in" table:end-y="0.0874in" draw:z-index="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6</text:p>
            <draw:frame table:end-cell-address="sats4.A38" table:end-x="0.0874in" table:end-y="0.0874in" draw:z-index="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Outernet Demo 3</text:p>
            <draw:frame table:end-cell-address="sats4.A39" table:end-x="0.0874in" table:end-y="0.0874in" draw:z-index="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Outernet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UoS3 (Project BLAST, University of Southampton Small Satellite)</text:p>
            <draw:frame table:end-cell-address="sats4.A40" table:end-x="0.0874in" table:end-y="0.0874in" draw:z-index="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outhampto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eaktor Hello World</text:p>
            <draw:frame table:end-cell-address="sats4.A41" table:end-x="0.0874in" table:end-y="0.0874in" draw:z-index="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eaktor Space Lab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echEdSat-5</text:p>
            <draw:frame table:end-cell-address="sats4.A42" table:end-x="0.0874in" table:end-y="0.0874in" draw:z-index="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HARC</text:p>
            <draw:frame table:end-cell-address="sats4.A43" table:end-x="0.0874in" table:end-y="0.0874in" draw:z-index="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ir Force Research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UWE-4</text:p>
            <draw:frame table:end-cell-address="sats4.A44" table:end-x="0.0874in" table:end-y="0.0874in" draw:z-index="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45" table:end-x="0.0874in" table:end-y="0.0874in" draw:z-index="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46" table:end-x="0.0874in" table:end-y="0.0874in" draw:z-index="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47" table:end-x="0.0874in" table:end-y="0.0874in" draw:z-index="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Weebill</text:p>
            <draw:frame table:end-cell-address="sats4.A48" table:end-x="0.0874in" table:end-y="0.0874in" draw:z-index="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oncarX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49" table:end-x="0.0874in" table:end-y="0.0874in" draw:z-index="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50" table:end-x="0.0874in" table:end-y="0.0874in" draw:z-index="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51" table:end-x="0.0874in" table:end-y="0.0874in" draw:z-index="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52" table:end-x="0.0874in" table:end-y="0.0874in" draw:z-index="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53" table:end-x="0.0874in" table:end-y="0.0874in" draw:z-index="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54" table:end-x="0.0874in" table:end-y="0.0874in" draw:z-index="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55" table:end-x="0.0874in" table:end-y="0.0874in" draw:z-index="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VPM (Very low frequency Particle Mapper)</text:p>
            <draw:frame table:end-cell-address="sats4.A56" table:end-x="0.0874in" table:end-y="0.0874in" draw:z-index="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ir Force Research Laboratory (AFRL)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rometheus Block 2 - 9</text:p>
            <draw:frame table:end-cell-address="sats4.A57" table:end-x="0.0874in" table:end-y="0.0874in" draw:z-index="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58" table:end-x="0.0874in" table:end-y="0.0874in" draw:z-index="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59" table:end-x="0.0874in" table:end-y="0.0874in" draw:z-index="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ISat (PESIT Imaging Satellite)</text:p>
            <draw:frame table:end-cell-address="sats4.A60" table:end-x="0.0874in" table:end-y="0.0874in" draw:z-index="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ES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5.3 kg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61" table:end-x="0.0874in" table:end-y="0.0874in" draw:z-index="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62" table:end-x="0.0874in" table:end-y="0.0874in" draw:z-index="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63" table:end-x="0.0874in" table:end-y="0.0874in" draw:z-index="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metheus Block 2 - 10</text:p>
            <draw:frame table:end-cell-address="sats4.A64" table:end-x="0.0874in" table:end-y="0.0874in" draw:z-index="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65" table:end-x="0.0874in" table:end-y="0.0874in" draw:z-index="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66" table:end-x="0.0874in" table:end-y="0.0874in" draw:z-index="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atham</text:p>
            <draw:frame table:end-cell-address="sats4.A67" table:end-x="0.0874in" table:end-y="0.0874in" draw:z-index="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ndian Institute of Technology Bomba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68" table:end-x="0.0874in" table:end-y="0.0874in" draw:z-index="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69" table:end-x="0.0874in" table:end-y="0.0874in" draw:z-index="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70" table:end-x="0.0874in" table:end-y="0.0874in" draw:z-index="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71" table:end-x="0.0874in" table:end-y="0.0874in" draw:z-index="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72" table:end-x="0.0874in" table:end-y="0.0874in" draw:z-index="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ascal A</text:p>
            <draw:frame table:end-cell-address="sats4.A73" table:end-x="0.0874in" table:end-y="0.0874in" draw:z-index="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int Loui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74" table:end-x="0.0874in" table:end-y="0.0874in" draw:z-index="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75" table:end-x="0.0874in" table:end-y="0.0874in" draw:z-index="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76" table:end-x="0.0874in" table:end-y="0.0874in" draw:z-index="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77" table:end-x="0.0874in" table:end-y="0.0874in" draw:z-index="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78" table:end-x="0.0874in" table:end-y="0.0874in" draw:z-index="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ascal B</text:p>
            <draw:frame table:end-cell-address="sats4.A79" table:end-x="0.0874in" table:end-y="0.0874in" draw:z-index="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int Loui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ISSat-3</text:p>
            <draw:frame table:end-cell-address="sats4.A80" table:end-x="0.0874in" table:end-y="0.0874in" draw:z-index="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7 kg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Sojuz-2 1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81" table:end-x="0.0874in" table:end-y="0.0874in" draw:z-index="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82" table:end-x="0.0874in" table:end-y="0.0874in" draw:z-index="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83" table:end-x="0.0874in" table:end-y="0.0874in" draw:z-index="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84" table:end-x="0.0874in" table:end-y="0.0874in" draw:z-index="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85" table:end-x="0.0874in" table:end-y="0.0874in" draw:z-index="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86" table:end-x="0.0874in" table:end-y="0.0874in" draw:z-index="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87" table:end-x="0.0874in" table:end-y="0.0874in" draw:z-index="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88" table:end-x="0.0874in" table:end-y="0.0874in" draw:z-index="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89" table:end-x="0.0874in" table:end-y="0.0874in" draw:z-index="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0" table:end-x="0.0874in" table:end-y="0.0874in" draw:z-index="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1" table:end-x="0.0874in" table:end-y="0.0874in" draw:z-index="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2" table:end-x="0.0874in" table:end-y="0.0874in" draw:z-index="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3" table:end-x="0.0874in" table:end-y="0.0874in" draw:z-index="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4" table:end-x="0.0874in" table:end-y="0.0874in" draw:z-index="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5" table:end-x="0.0874in" table:end-y="0.0874in" draw:z-index="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ndmapper-BC 1 (previously Perseus-O)</text:p>
            <draw:frame table:end-cell-address="sats4.A96" table:end-x="0.0874in" table:end-y="0.0874in" draw:z-index="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 (previously Canopus?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Sojuz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EPHEUS</text:p>
            <draw:frame table:end-cell-address="sats4.A97" table:end-x="0.0874in" table:end-y="0.0874in" draw:z-index="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st in Space / Solar M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600 km, SS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8" table:end-x="0.0874in" table:end-y="0.0874in" draw:z-index="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99" table:end-x="0.0874in" table:end-y="0.0874in" draw:z-index="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00" table:end-x="0.0874in" table:end-y="0.0874in" draw:z-index="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TARS-C MS (STARS-III Mother Satellite)</text:p>
            <draw:frame table:end-cell-address="sats4.A101" table:end-x="0.0874in" table:end-y="0.0874in" draw:z-index="9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hizuok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02" table:end-x="0.0874in" table:end-y="0.0874in" draw:z-index="10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03" table:end-x="0.0874in" table:end-y="0.0874in" draw:z-index="10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04" table:end-x="0.0874in" table:end-y="0.0874in" draw:z-index="10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105" table:end-x="0.0874in" table:end-y="0.0874in" draw:z-index="10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DOSS (Differential Optical Shadow Sensor CubeSat)</text:p>
            <draw:frame table:end-cell-address="sats4.A106" table:end-x="0.0874in" table:end-y="0.0874in" draw:z-index="10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Flori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07" table:end-x="0.0874in" table:end-y="0.0874in" draw:z-index="10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08" table:end-x="0.0874in" table:end-y="0.0874in" draw:z-index="10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09" table:end-x="0.0874in" table:end-y="0.0874in" draw:z-index="10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XS-Sat</text:p>
            <draw:frame table:end-cell-address="sats4.A110" table:end-x="0.0874in" table:end-y="0.0874in" draw:z-index="10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nom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111" table:end-x="0.0874in" table:end-y="0.0874in" draw:z-index="10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rduiqube</text:p>
            <draw:frame table:end-cell-address="sats4.A112" table:end-x="0.0874in" table:end-y="0.0874in" draw:z-index="1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mateur group</text:p>
          </table:table-cell>
          <table:table-cell table:style-name="ce1" office:value-type="string">
            <text:p>Independent</text:p>
          </table:table-cell>
          <table:table-cell table:style-name="ce1" office:value-type="string">
            <text:p>Argentina</text:p>
          </table:table-cell>
          <table:table-cell table:style-name="ce1" office:value-type="string">
            <text:p>PocketQube 1p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Dnepr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13" table:end-x="0.0874in" table:end-y="0.0874in" draw:z-index="1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14" table:end-x="0.0874in" table:end-y="0.0874in" draw:z-index="1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15" table:end-x="0.0874in" table:end-y="0.0874in" draw:z-index="1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116" table:end-x="0.0874in" table:end-y="0.0874in" draw:z-index="1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rmadillo (Attitude Related Maneuvers And Debris Instrument in Low (L) Orbit)</text:p>
            <draw:frame table:end-cell-address="sats4.A117" table:end-x="0.0874in" table:end-y="0.0874in" draw:z-index="1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exa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18" table:end-x="0.0874in" table:end-y="0.0874in" draw:z-index="1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19" table:end-x="0.0874in" table:end-y="0.0874in" draw:z-index="1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20" table:end-x="0.0874in" table:end-y="0.0874in" draw:z-index="1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4.A121" table:end-x="0.0874in" table:end-y="0.0874in" draw:z-index="1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22" table:end-x="0.0874in" table:end-y="0.0874in" draw:z-index="1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23" table:end-x="0.0874in" table:end-y="0.0874in" draw:z-index="1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24" table:end-x="0.0874in" table:end-y="0.0874in" draw:z-index="1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GG</text:p>
            <draw:frame table:end-cell-address="sats4.A125" table:end-x="0.0874in" table:end-y="0.0874in" draw:z-index="1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ky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26" table:end-x="0.0874in" table:end-y="0.0874in" draw:z-index="1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27" table:end-x="0.0874in" table:end-y="0.0874in" draw:z-index="1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28" table:end-x="0.0874in" table:end-y="0.0874in" draw:z-index="1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ancredo 1</text:p>
            <draw:frame table:end-cell-address="sats4.A129" table:end-x="0.0874in" table:end-y="0.0874in" draw:z-index="1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residente Tancredo de Almeida Neves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TubeSat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uPO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SCAPE (Earth Science CubeSat for Advanced Payload Experiments)</text:p>
            <draw:frame table:end-cell-address="sats4.A130" table:end-x="0.0874in" table:end-y="0.0874in" draw:z-index="1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ccaneer Risk Mitigation</text:p>
            <draw:frame table:end-cell-address="sats4.A131" table:end-x="0.0874in" table:end-y="0.0874in" draw:z-index="1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ustralian Defence Science and Technology Organisation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32" table:end-x="0.0874in" table:end-y="0.0874in" draw:z-index="1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33" table:end-x="0.0874in" table:end-y="0.0874in" draw:z-index="1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uPOD</text:p>
            <draw:frame table:end-cell-address="sats4.A134" table:end-x="0.0874in" table:end-y="0.0874in" draw:z-index="1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rehead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alconSAT-7</text:p>
            <draw:frame table:end-cell-address="sats4.A135" table:end-x="0.0874in" table:end-y="0.0874in" draw:z-index="1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ir Force Academ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36" table:end-x="0.0874in" table:end-y="0.0874in" draw:z-index="1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37" table:end-x="0.0874in" table:end-y="0.0874in" draw:z-index="1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2S</text:p>
            <draw:frame table:end-cell-address="sats4.A138" table:end-x="0.0874in" table:end-y="0.0874in" draw:z-index="1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orth Dakot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NSS-1 (Pakistan National Student Satellite)</text:p>
            <draw:frame table:end-cell-address="sats4.A139" table:end-x="0.0874in" table:end-y="0.0874in" draw:z-index="1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UPARCO (Pakistan Space &amp; Upper Atmoshpere Research Comission, Space Agency of Pakistan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Pakista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REEDOM</text:p>
            <draw:frame table:end-cell-address="sats4.A140" table:end-x="0.0874in" table:end-y="0.0874in" draw:z-index="1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ohoku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41" table:end-x="0.0874in" table:end-y="0.0874in" draw:z-index="1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42" table:end-x="0.0874in" table:end-y="0.0874in" draw:z-index="1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ITF-2</text:p>
            <draw:frame table:end-cell-address="sats4.A143" table:end-x="0.0874in" table:end-y="0.0874in" draw:z-index="1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sukub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APE - MIRCA2 (Cubesat Application for Planetary Entry Missions - Micro Return Capsule 2)</text:p>
            <draw:frame table:end-cell-address="sats4.A144" table:end-x="0.0874in" table:end-y="0.0874in" draw:z-index="1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45" table:end-x="0.0874in" table:end-y="0.0874in" draw:z-index="1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46" table:end-x="0.0874in" table:end-y="0.0874in" draw:z-index="1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ICE (Lower Atmosphere/Ionosphere Coupling Experiment)</text:p>
            <draw:frame table:end-cell-address="sats4.A147" table:end-x="0.0874in" table:end-y="0.0874in" draw:z-index="1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Illinois at Urbana-Champaig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48" table:end-x="0.0874in" table:end-y="0.0874in" draw:z-index="1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49" table:end-x="0.0874in" table:end-y="0.0874in" draw:z-index="1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Ulises 1</text:p>
            <draw:frame table:end-cell-address="sats4.A150" table:end-x="0.0874in" table:end-y="0.0874in" draw:z-index="1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Polytechnic Institut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Mexico</text:p>
          </table:table-cell>
          <table:table-cell table:style-name="ce1" office:value-type="string">
            <text:p>TubeSat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uPO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ightSail-B</text:p>
            <draw:frame table:end-cell-address="sats4.A151" table:end-x="0.0874in" table:end-y="0.0874in" draw:z-index="1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Planetary Society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52" table:end-x="0.0874in" table:end-y="0.0874in" draw:z-index="1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53" table:end-x="0.0874in" table:end-y="0.0874in" draw:z-index="1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hields-1</text:p>
            <draw:frame table:end-cell-address="sats4.A154" table:end-x="0.0874in" table:end-y="0.0874in" draw:z-index="1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Langley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poreSat2</text:p>
            <draw:frame table:end-cell-address="sats4.A155" table:end-x="0.0874in" table:end-y="0.0874in" draw:z-index="1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56" table:end-x="0.0874in" table:end-y="0.0874in" draw:z-index="1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57" table:end-x="0.0874in" table:end-y="0.0874in" draw:z-index="1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Quest-1</text:p>
            <draw:frame table:end-cell-address="sats4.A158" table:end-x="0.0874in" table:end-y="0.0874in" draw:z-index="1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alle Christian High School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anoDragon</text:p>
            <draw:frame table:end-cell-address="sats4.A159" table:end-x="0.0874in" table:end-y="0.0874in" draw:z-index="1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ietnam National Satellite Center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Vietnam</text:p>
          </table:table-cell>
          <table:table-cell table:style-name="ce1" office:value-type="string">
            <text:p>10 kg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SME-SAT (SMESAT)</text:p>
            <draw:frame table:end-cell-address="sats4.A160" table:end-x="0.0874in" table:end-y="0.0874in" draw:z-index="1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urre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61" table:end-x="0.0874in" table:end-y="0.0874in" draw:z-index="1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62" table:end-x="0.0874in" table:end-y="0.0874in" draw:z-index="1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UWE-5</text:p>
            <draw:frame table:end-cell-address="sats4.A163" table:end-x="0.0874in" table:end-y="0.0874in" draw:z-index="1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UTS (NTNU Test Satellite)</text:p>
            <draw:frame table:end-cell-address="sats4.A164" table:end-x="0.0874in" table:end-y="0.0874in" draw:z-index="1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wegian University of Science and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65" table:end-x="0.0874in" table:end-y="0.0874in" draw:z-index="1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66" table:end-x="0.0874in" table:end-y="0.0874in" draw:z-index="1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67" table:end-x="0.0874in" table:end-y="0.0874in" draw:z-index="1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alto-1</text:p>
            <draw:frame table:end-cell-address="sats4.A168" table:end-x="0.0874in" table:end-y="0.0874in" draw:z-index="1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to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9, SHERPA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SIRIS-3U (Orbital Satellite for Investigating the Response of the Ionosphere to Stimulation and Space Weather)</text:p>
            <draw:frame table:end-cell-address="sats4.A169" table:end-x="0.0874in" table:end-y="0.0874in" draw:z-index="1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Pennsylvani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70" table:end-x="0.0874in" table:end-y="0.0874in" draw:z-index="1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71" table:end-x="0.0874in" table:end-y="0.0874in" draw:z-index="1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72" table:end-x="0.0874in" table:end-y="0.0874in" draw:z-index="1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DOTS-X (NanoTug)</text:p>
            <draw:frame table:end-cell-address="sats4.A173" table:end-x="0.0874in" table:end-y="0.0874in" draw:z-index="1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eep Space Industries (DSI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AISIUS</text:p>
            <draw:frame table:end-cell-address="sats4.A174" table:end-x="0.0874in" table:end-y="0.0874in" draw:z-index="1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REAS Space (Bulgarian Orbital REsearch and Satellites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lgaria</text:p>
          </table:table-cell>
          <table:table-cell table:style-name="ce1" office:value-type="string">
            <text:p>4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75" table:end-x="0.0874in" table:end-y="0.0874in" draw:z-index="1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76" table:end-x="0.0874in" table:end-y="0.0874in" draw:z-index="1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77" table:end-x="0.0874in" table:end-y="0.0874in" draw:z-index="1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arikshit</text:p>
            <draw:frame table:end-cell-address="sats4.A178" table:end-x="0.0874in" table:end-y="0.0874in" draw:z-index="1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nipal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79" table:end-x="0.0874in" table:end-y="0.0874in" draw:z-index="1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80" table:end-x="0.0874in" table:end-y="0.0874in" draw:z-index="1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81" table:end-x="0.0874in" table:end-y="0.0874in" draw:z-index="1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olarCube</text:p>
            <draw:frame table:end-cell-address="sats4.A182" table:end-x="0.0874in" table:end-y="0.0874in" draw:z-index="1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at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83" table:end-x="0.0874in" table:end-y="0.0874in" draw:z-index="1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84" table:end-x="0.0874in" table:end-y="0.0874in" draw:z-index="1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85" table:end-x="0.0874in" table:end-y="0.0874in" draw:z-index="1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86" table:end-x="0.0874in" table:end-y="0.0874in" draw:z-index="1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EAM (Small Explorer for Advanced Missions)</text:p>
            <draw:frame table:end-cell-address="sats4.A187" table:end-x="0.0874in" table:end-y="0.0874in" draw:z-index="1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oyal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Sojuz-2 1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MSTU-Sail</text:p>
            <draw:frame table:end-cell-address="sats4.A188" table:end-x="0.0874in" table:end-y="0.0874in" draw:z-index="1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auman Moscow State 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89" table:end-x="0.0874in" table:end-y="0.0874in" draw:z-index="1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0" table:end-x="0.0874in" table:end-y="0.0874in" draw:z-index="1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1" table:end-x="0.0874in" table:end-y="0.0874in" draw:z-index="1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2" table:end-x="0.0874in" table:end-y="0.0874in" draw:z-index="1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P9 (LEO, Launch Environment Observer)</text:p>
            <draw:frame table:end-cell-address="sats4.A193" table:end-x="0.0874in" table:end-y="0.0874in" draw:z-index="1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tangsat</text:p>
            <draw:frame table:end-cell-address="sats4.A194" table:end-x="0.0874in" table:end-y="0.0874in" draw:z-index="1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erritt Island High School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5" table:end-x="0.0874in" table:end-y="0.0874in" draw:z-index="1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6" table:end-x="0.0874in" table:end-y="0.0874in" draw:z-index="1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7" table:end-x="0.0874in" table:end-y="0.0874in" draw:z-index="1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8" table:end-x="0.0874in" table:end-y="0.0874in" draw:z-index="1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199" table:end-x="0.0874in" table:end-y="0.0874in" draw:z-index="1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4.A200" table:end-x="0.0874in" table:end-y="0.0874in" draw:z-index="1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 table:number-rows-repeated="104837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ts5" table:style-name="ta1" table:print="false">
        <table:table-column table:style-name="co1" table:number-columns-repeated="9" table:default-cell-style-name="Default"/>
        <table:table-row table:style-name="ro3">
          <table:table-cell table:style-name="ce1" office:value-type="string">
            <text:p>Flock-2x xx</text:p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" table:end-x="0.0874in" table:end-y="0.0874in" draw:z-index="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adSat</text:p>
            <draw:frame table:end-cell-address="sats5.A3" table:end-x="0.0874in" table:end-y="0.0874in" draw:z-index="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4" table:end-x="0.0874in" table:end-y="0.0874in" draw:z-index="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5" table:end-x="0.0874in" table:end-y="0.0874in" draw:z-index="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6" table:end-x="0.0874in" table:end-y="0.0874in" draw:z-index="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7" table:end-x="0.0874in" table:end-y="0.0874in" draw:z-index="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8" table:end-x="0.0874in" table:end-y="0.0874in" draw:z-index="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" table:end-x="0.0874in" table:end-y="0.0874in" draw:z-index="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0" table:end-x="0.0874in" table:end-y="0.0874in" draw:z-index="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qbee</text:p>
            <draw:frame table:end-cell-address="sats5.A11" table:end-x="0.0874in" table:end-y="0.0874in" draw:z-index="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uleå Tekniska Universitet (LTU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2" table:end-x="0.0874in" table:end-y="0.0874in" draw:z-index="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3" table:end-x="0.0874in" table:end-y="0.0874in" draw:z-index="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4" table:end-x="0.0874in" table:end-y="0.0874in" draw:z-index="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5" table:end-x="0.0874in" table:end-y="0.0874in" draw:z-index="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6" table:end-x="0.0874in" table:end-y="0.0874in" draw:z-index="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TARS-C DS (STARS-III Daughter Satellite)</text:p>
            <draw:frame table:end-cell-address="sats5.A17" table:end-x="0.0874in" table:end-y="0.0874in" draw:z-index="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hizuok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8" table:end-x="0.0874in" table:end-y="0.0874in" draw:z-index="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9" table:end-x="0.0874in" table:end-y="0.0874in" draw:z-index="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0" table:end-x="0.0874in" table:end-y="0.0874in" draw:z-index="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1" table:end-x="0.0874in" table:end-y="0.0874in" draw:z-index="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anX-7</text:p>
            <draw:frame table:end-cell-address="sats5.A22" table:end-x="0.0874in" table:end-y="0.0874in" draw:z-index="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 Institute for Aerospace Studi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Waseda-Sat3</text:p>
            <draw:frame table:end-cell-address="sats5.A23" table:end-x="0.0874in" table:end-y="0.0874in" draw:z-index="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ased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4" table:end-x="0.0874in" table:end-y="0.0874in" draw:z-index="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5" table:end-x="0.0874in" table:end-y="0.0874in" draw:z-index="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6" table:end-x="0.0874in" table:end-y="0.0874in" draw:z-index="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7" table:end-x="0.0874in" table:end-y="0.0874in" draw:z-index="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ANGE-A (Ranging And Nanosatellite Guidance Experiment)</text:p>
            <draw:frame table:end-cell-address="sats5.A28" table:end-x="0.0874in" table:end-y="0.0874in" draw:z-index="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eorgia Tech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29" table:end-x="0.0874in" table:end-y="0.0874in" draw:z-index="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0" table:end-x="0.0874in" table:end-y="0.0874in" draw:z-index="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1" table:end-x="0.0874in" table:end-y="0.0874in" draw:z-index="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2" table:end-x="0.0874in" table:end-y="0.0874in" draw:z-index="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33" table:end-x="0.0874in" table:end-y="0.0874in" draw:z-index="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4" table:end-x="0.0874in" table:end-y="0.0874in" draw:z-index="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5" table:end-x="0.0874in" table:end-y="0.0874in" draw:z-index="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6" table:end-x="0.0874in" table:end-y="0.0874in" draw:z-index="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7" table:end-x="0.0874in" table:end-y="0.0874in" draw:z-index="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8" table:end-x="0.0874in" table:end-y="0.0874in" draw:z-index="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39" table:end-x="0.0874in" table:end-y="0.0874in" draw:z-index="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40" table:end-x="0.0874in" table:end-y="0.0874in" draw:z-index="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41" table:end-x="0.0874in" table:end-y="0.0874in" draw:z-index="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ANGE-B (Ranging And Nanosatellite Guidance Experiment)</text:p>
            <draw:frame table:end-cell-address="sats5.A42" table:end-x="0.0874in" table:end-y="0.0874in" draw:z-index="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eorgia Tech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43" table:end-x="0.0874in" table:end-y="0.0874in" draw:z-index="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ucky-7</text:p>
            <draw:frame table:end-cell-address="sats5.A44" table:end-x="0.0874in" table:end-y="0.0874in" draw:z-index="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kyFox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Czech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600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ryoCube</text:p>
            <draw:frame table:end-cell-address="sats5.A45" table:end-x="0.0874in" table:end-y="0.0874in" draw:z-index="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Kennedy Space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ceCube (Earth-1)</text:p>
            <draw:frame table:end-cell-address="sats5.A46" table:end-x="0.0874in" table:end-y="0.0874in" draw:z-index="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47" table:end-x="0.0874in" table:end-y="0.0874in" draw:z-index="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48" table:end-x="0.0874in" table:end-y="0.0874in" draw:z-index="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49" table:end-x="0.0874in" table:end-y="0.0874in" draw:z-index="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D-Sat</text:p>
            <draw:frame table:end-cell-address="sats5.A50" table:end-x="0.0874in" table:end-y="0.0874in" draw:z-index="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-Orbit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51" table:end-x="0.0874in" table:end-y="0.0874in" draw:z-index="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52" table:end-x="0.0874in" table:end-y="0.0874in" draw:z-index="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53" table:end-x="0.0874in" table:end-y="0.0874in" draw:z-index="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54" table:end-x="0.0874in" table:end-y="0.0874in" draw:z-index="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BEx-B (Tandem Beacon Experiment)</text:p>
            <draw:frame table:end-cell-address="sats5.A55" table:end-x="0.0874in" table:end-y="0.0874in" draw:z-index="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TBD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56" table:end-x="0.0874in" table:end-y="0.0874in" draw:z-index="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57" table:end-x="0.0874in" table:end-y="0.0874in" draw:z-index="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58" table:end-x="0.0874in" table:end-y="0.0874in" draw:z-index="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59" table:end-x="0.0874in" table:end-y="0.0874in" draw:z-index="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ndmapper-BC 2 (previously Perseus-O)</text:p>
            <draw:frame table:end-cell-address="sats5.A60" table:end-x="0.0874in" table:end-y="0.0874in" draw:z-index="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 (previously Canopus?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Sojuz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DISCOSAT 1 (DISCOvery Museum Satellite)</text:p>
            <draw:frame table:end-cell-address="sats5.A61" table:end-x="0.0874in" table:end-y="0.0874in" draw:z-index="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Discovery Museum and Planetarium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62" table:end-x="0.0874in" table:end-y="0.0874in" draw:z-index="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63" table:end-x="0.0874in" table:end-y="0.0874in" draw:z-index="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64" table:end-x="0.0874in" table:end-y="0.0874in" draw:z-index="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ndmapper-BC 3 (previously Perseus-O)</text:p>
            <draw:frame table:end-cell-address="sats5.A65" table:end-x="0.0874in" table:end-y="0.0874in" draw:z-index="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 (previously Canopus?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Sojuz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LFIN</text:p>
            <draw:frame table:end-cell-address="sats5.A66" table:end-x="0.0874in" table:end-y="0.0874in" draw:z-index="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aliforn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TEPCE A (Tether Electrodynamics Propulsion CubeSat Experiment)</text:p>
            <draw:frame table:end-cell-address="sats5.A67" table:end-x="0.0874in" table:end-y="0.0874in" draw:z-index="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Research Lab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68" table:end-x="0.0874in" table:end-y="0.0874in" draw:z-index="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69" table:end-x="0.0874in" table:end-y="0.0874in" draw:z-index="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70" table:end-x="0.0874in" table:end-y="0.0874in" draw:z-index="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71" table:end-x="0.0874in" table:end-y="0.0874in" draw:z-index="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72" table:end-x="0.0874in" table:end-y="0.0874in" draw:z-index="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oba-VeloxIII</text:p>
            <draw:frame table:end-cell-address="sats5.A73" table:end-x="0.0874in" table:end-y="0.0874in" draw:z-index="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shu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SAT-2</text:p>
            <draw:frame table:end-cell-address="sats5.A74" table:end-x="0.0874in" table:end-y="0.0874in" draw:z-index="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al Academy Satellite Lab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andmapper-BC 4 (previously Perseus-O)</text:p>
            <draw:frame table:end-cell-address="sats5.A75" table:end-x="0.0874in" table:end-y="0.0874in" draw:z-index="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 (previously Canopus?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Sojuz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EPCE B (Tether Electrodynamics Propulsion CubeSat Experiment)</text:p>
            <draw:frame table:end-cell-address="sats5.A76" table:end-x="0.0874in" table:end-y="0.0874in" draw:z-index="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Research Lab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77" table:end-x="0.0874in" table:end-y="0.0874in" draw:z-index="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78" table:end-x="0.0874in" table:end-y="0.0874in" draw:z-index="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79" table:end-x="0.0874in" table:end-y="0.0874in" draw:z-index="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80" table:end-x="0.0874in" table:end-y="0.0874in" draw:z-index="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81" table:end-x="0.0874in" table:end-y="0.0874in" draw:z-index="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BEx-A (Tandem Beacon Experiment)</text:p>
            <draw:frame table:end-cell-address="sats5.A82" table:end-x="0.0874in" table:end-y="0.0874in" draw:z-index="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TBD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emtoXat</text:p>
            <draw:frame table:end-cell-address="sats5.A83" table:end-x="0.0874in" table:end-y="0.0874in" draw:z-index="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Vig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TBD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84" table:end-x="0.0874in" table:end-y="0.0874in" draw:z-index="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85" table:end-x="0.0874in" table:end-y="0.0874in" draw:z-index="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86" table:end-x="0.0874in" table:end-y="0.0874in" draw:z-index="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87" table:end-x="0.0874in" table:end-y="0.0874in" draw:z-index="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88" table:end-x="0.0874in" table:end-y="0.0874in" draw:z-index="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ndmapper-HD 1 (Corvus-HD bus)</text:p>
            <draw:frame table:end-cell-address="sats5.A89" table:end-x="0.0874in" table:end-y="0.0874in" draw:z-index="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KickSat-2</text:p>
            <draw:frame table:end-cell-address="sats5.A90" table:end-x="0.0874in" table:end-y="0.0874in" draw:z-index="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rnel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91" table:end-x="0.0874in" table:end-y="0.0874in" draw:z-index="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2" table:end-x="0.0874in" table:end-y="0.0874in" draw:z-index="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3" table:end-x="0.0874in" table:end-y="0.0874in" draw:z-index="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4" table:end-x="0.0874in" table:end-y="0.0874in" draw:z-index="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5" table:end-x="0.0874in" table:end-y="0.0874in" draw:z-index="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6" table:end-x="0.0874in" table:end-y="0.0874in" draw:z-index="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7" table:end-x="0.0874in" table:end-y="0.0874in" draw:z-index="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8" table:end-x="0.0874in" table:end-y="0.0874in" draw:z-index="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99" table:end-x="0.0874in" table:end-y="0.0874in" draw:z-index="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ndmapper-HD 2 (Corvus-HD bus)</text:p>
            <draw:frame table:end-cell-address="sats5.A100" table:end-x="0.0874in" table:end-y="0.0874in" draw:z-index="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Hera-5</text:p>
            <draw:frame table:end-cell-address="sats5.A101" table:end-x="0.0874in" table:end-y="0.0874in" draw:z-index="9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02" table:end-x="0.0874in" table:end-y="0.0874in" draw:z-index="10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03" table:end-x="0.0874in" table:end-y="0.0874in" draw:z-index="10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04" table:end-x="0.0874in" table:end-y="0.0874in" draw:z-index="10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05" table:end-x="0.0874in" table:end-y="0.0874in" draw:z-index="10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ndmapper-HD 3 (Corvus-HD bus)</text:p>
            <draw:frame table:end-cell-address="sats5.A106" table:end-x="0.0874in" table:end-y="0.0874in" draw:z-index="10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HARP (HyperAngular Rainbow Polarimeter)</text:p>
            <draw:frame table:end-cell-address="sats5.A107" table:end-x="0.0874in" table:end-y="0.0874in" draw:z-index="10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aryland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4</text:p>
            <draw:frame table:end-cell-address="sats5.A108" table:end-x="0.0874in" table:end-y="0.0874in" draw:z-index="10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109" table:end-x="0.0874in" table:end-y="0.0874in" draw:z-index="10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10" table:end-x="0.0874in" table:end-y="0.0874in" draw:z-index="10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11" table:end-x="0.0874in" table:end-y="0.0874in" draw:z-index="10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12" table:end-x="0.0874in" table:end-y="0.0874in" draw:z-index="1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13" table:end-x="0.0874in" table:end-y="0.0874in" draw:z-index="1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ndmapper-HD 4 (Corvus-HD bus)</text:p>
            <draw:frame table:end-cell-address="sats5.A114" table:end-x="0.0874in" table:end-y="0.0874in" draw:z-index="1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quila Spac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ICE-Cap (Integrated Communications Extension Capability)</text:p>
            <draw:frame table:end-cell-address="sats5.A115" table:end-x="0.0874in" table:end-y="0.0874in" draw:z-index="1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y PEO Space Systems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3</text:p>
            <draw:frame table:end-cell-address="sats5.A116" table:end-x="0.0874in" table:end-y="0.0874in" draw:z-index="1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metheus Block 2 - 1</text:p>
            <draw:frame table:end-cell-address="sats5.A117" table:end-x="0.0874in" table:end-y="0.0874in" draw:z-index="1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118" table:end-x="0.0874in" table:end-y="0.0874in" draw:z-index="1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19" table:end-x="0.0874in" table:end-y="0.0874in" draw:z-index="1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20" table:end-x="0.0874in" table:end-y="0.0874in" draw:z-index="1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21" table:end-x="0.0874in" table:end-y="0.0874in" draw:z-index="1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22" table:end-x="0.0874in" table:end-y="0.0874in" draw:z-index="1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MakerSat-0</text:p>
            <draw:frame table:end-cell-address="sats5.A123" table:end-x="0.0874in" table:end-y="0.0874in" draw:z-index="1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thwest Nazaren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ICASSO</text:p>
            <draw:frame table:end-cell-address="sats5.A124" table:end-x="0.0874in" table:end-y="0.0874in" draw:z-index="1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lgian Institute for Space Aeronomy and the Royal Observatory of Belgium.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STERIA (ExoplanetSat, Arcsecond Space Telescope Enabling Research in Astrophysics)</text:p>
            <draw:frame table:end-cell-address="sats5.A125" table:end-x="0.0874in" table:end-y="0.0874in" draw:z-index="1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Jet Propulsion Laborator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Lemur-2</text:p>
            <draw:frame table:end-cell-address="sats5.A126" table:end-x="0.0874in" table:end-y="0.0874in" draw:z-index="1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ir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127" table:end-x="0.0874in" table:end-y="0.0874in" draw:z-index="1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28" table:end-x="0.0874in" table:end-y="0.0874in" draw:z-index="1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29" table:end-x="0.0874in" table:end-y="0.0874in" draw:z-index="1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30" table:end-x="0.0874in" table:end-y="0.0874in" draw:z-index="1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31" table:end-x="0.0874in" table:end-y="0.0874in" draw:z-index="1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Mayak</text:p>
            <draw:frame table:end-cell-address="sats5.A132" table:end-x="0.0874in" table:end-y="0.0874in" draw:z-index="1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scow State University of Mechanical Engineerin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SUNSat1 (California State University Northridge Sat)</text:p>
            <draw:frame table:end-cell-address="sats5.A133" table:end-x="0.0874in" table:end-y="0.0874in" draw:z-index="1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rometheus Block 2 - 2</text:p>
            <draw:frame table:end-cell-address="sats5.A134" table:end-x="0.0874in" table:end-y="0.0874in" draw:z-index="1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arCO 1 (Mars Cube One)</text:p>
            <draw:frame table:end-cell-address="sats5.A135" table:end-x="0.0874in" table:end-y="0.0874in" draw:z-index="1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Atlas V</text:p>
          </table:table-cell>
          <table:table-cell table:style-name="ce1" office:value-type="string">
            <text:p>Mars, deep spac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2</text:p>
            <draw:frame table:end-cell-address="sats5.A136" table:end-x="0.0874in" table:end-y="0.0874in" draw:z-index="1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137" table:end-x="0.0874in" table:end-y="0.0874in" draw:z-index="1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38" table:end-x="0.0874in" table:end-y="0.0874in" draw:z-index="1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39" table:end-x="0.0874in" table:end-y="0.0874in" draw:z-index="1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40" table:end-x="0.0874in" table:end-y="0.0874in" draw:z-index="1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41" table:end-x="0.0874in" table:end-y="0.0874in" draw:z-index="1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W-Sat 2</text:p>
            <draw:frame table:end-cell-address="sats5.A142" table:end-x="0.0874in" table:end-y="0.0874in" draw:z-index="1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arsaw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a-1</text:p>
            <draw:frame table:end-cell-address="sats5.A143" table:end-x="0.0874in" table:end-y="0.0874in" draw:z-index="1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ra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metheus Block 2 - 3</text:p>
            <draw:frame table:end-cell-address="sats5.A144" table:end-x="0.0874in" table:end-y="0.0874in" draw:z-index="1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s Alamos National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2" office:value-type="date" office:date-value="2016-12-31">
            <text:p>12/31/16</text:p>
          </table:table-cell>
          <table:table-cell table:style-name="ce1" office:value-type="string">
            <text:p>Falcon Heavy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c xx</text:p>
            <draw:frame table:end-cell-address="sats5.A145" table:end-x="0.0874in" table:end-y="0.0874in" draw:z-index="1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46" table:end-x="0.0874in" table:end-y="0.0874in" draw:z-index="1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47" table:end-x="0.0874in" table:end-y="0.0874in" draw:z-index="1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48" table:end-x="0.0874in" table:end-y="0.0874in" draw:z-index="1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x xx</text:p>
            <draw:frame table:end-cell-address="sats5.A149" table:end-x="0.0874in" table:end-y="0.0874in" draw:z-index="1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6-12-31">
            <text:p>12/31/16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-Net 1</text:p>
            <draw:frame table:end-cell-address="sats5.A150" table:end-x="0.0874in" table:end-y="0.0874in" draw:z-index="1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sche Universität Berl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8 kg</text:p>
          </table:table-cell>
          <table:table-cell table:style-name="ce2" office:value-type="date" office:date-value="2017-05-31">
            <text:p>05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-Net 2</text:p>
            <draw:frame table:end-cell-address="sats5.A151" table:end-x="0.0874in" table:end-y="0.0874in" draw:z-index="1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sche Universität Berl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8 kg</text:p>
          </table:table-cell>
          <table:table-cell table:style-name="ce2" office:value-type="date" office:date-value="2017-05-31">
            <text:p>05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-Net 3</text:p>
            <draw:frame table:end-cell-address="sats5.A152" table:end-x="0.0874in" table:end-y="0.0874in" draw:z-index="1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sche Universität Berl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8 kg</text:p>
          </table:table-cell>
          <table:table-cell table:style-name="ce2" office:value-type="date" office:date-value="2017-05-31">
            <text:p>05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-Net 4</text:p>
            <draw:frame table:end-cell-address="sats5.A153" table:end-x="0.0874in" table:end-y="0.0874in" draw:z-index="1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sche Universität Berl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8 kg</text:p>
          </table:table-cell>
          <table:table-cell table:style-name="ce2" office:value-type="date" office:date-value="2017-05-31">
            <text:p>05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aVinci</text:p>
            <draw:frame table:end-cell-address="sats5.A154" table:end-x="0.0874in" table:end-y="0.0874in" draw:z-index="1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th Idaho STEM Charter Academy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2017-06-31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MOG-1 (BME-1)</text:p>
            <draw:frame table:end-cell-address="sats5.A155" table:end-x="0.0874in" table:end-y="0.0874in" draw:z-index="1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udapest University of Technology and Economic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Hungary</text:p>
          </table:table-cell>
          <table:table-cell table:style-name="ce1" office:value-type="string">
            <text:p>PocketQube 1p</text:p>
          </table:table-cell>
          <table:table-cell table:style-name="ce2" office:value-type="date" office:date-value="2017-07-31">
            <text:p>07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AHS</text:p>
            <draw:frame table:end-cell-address="sats5.A156" table:end-x="0.0874in" table:end-y="0.0874in" draw:z-index="1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aisbeck Aviation High School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7-08-31">
            <text:p>08/31/17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MiTEE-B (Miniature Tether Electrodynamics Experiment)</text:p>
            <draw:frame table:end-cell-address="sats5.A157" table:end-x="0.0874in" table:end-y="0.0874in" draw:z-index="1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eaHawk-1</text:p>
            <draw:frame table:end-cell-address="sats5.A158" table:end-x="0.0874in" table:end-y="0.0874in" draw:z-index="1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orth Carolina Wilmingto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600 km, 98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eaHawk-2</text:p>
            <draw:frame table:end-cell-address="sats5.A159" table:end-x="0.0874in" table:end-y="0.0874in" draw:z-index="1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orth Carolina Wilmingto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600 km, 98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OBUSTA-1B</text:p>
            <draw:frame table:end-cell-address="sats5.A160" table:end-x="0.0874in" table:end-y="0.0874in" draw:z-index="1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ontpellier II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1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ubETH</text:p>
            <draw:frame table:end-cell-address="sats5.A161" table:end-x="0.0874in" table:end-y="0.0874in" draw:z-index="1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wiss Federal Institute of Technology in Lausan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1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razu (Dspace)</text:p>
            <draw:frame table:end-cell-address="sats5.A162" table:end-x="0.0874in" table:end-y="0.0874in" draw:z-index="1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sta Rica Institute of Technology (TEC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osta Rica</text:p>
          </table:table-cell>
          <table:table-cell table:style-name="ce1" office:value-type="string">
            <text:p>1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ccaneer Main Mission</text:p>
            <draw:frame table:end-cell-address="sats5.A163" table:end-x="0.0874in" table:end-y="0.0874in" draw:z-index="1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ustralian Defence Science and Technology Organisation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uSPP</text:p>
            <draw:frame table:end-cell-address="sats5.A164" table:end-x="0.0874in" table:end-y="0.0874in" draw:z-index="1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uthwest Research Institute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RSat-P (Repair CubeSat Prototype)</text:p>
            <draw:frame table:end-cell-address="sats5.A165" table:end-x="0.0874in" table:end-y="0.0874in" draw:z-index="1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Naval Academ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HOMPTT (CubeSat Handling of Multisystem Precision Time Transfer)</text:p>
            <draw:frame table:end-cell-address="sats5.A166" table:end-x="0.0874in" table:end-y="0.0874in" draw:z-index="1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Flori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PS-SAT</text:p>
            <draw:frame table:end-cell-address="sats5.A167" table:end-x="0.0874in" table:end-y="0.0874in" draw:z-index="1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SOC, ESA (European Space Agency)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-</text:p>
            <draw:frame table:end-cell-address="sats5.A168" table:end-x="0.0874in" table:end-y="0.0874in" draw:z-index="1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ky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Sloven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inland100</text:p>
            <draw:frame table:end-cell-address="sats5.A169" table:end-x="0.0874in" table:end-y="0.0874in" draw:z-index="1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to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2U</text:p>
          </table:table-cell>
          <table:table-cell table:style-name="ce2" office:value-type="date" office:date-value="2017-12-31">
            <text:p>12/31/17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ySat 1</text:p>
            <draw:frame table:end-cell-address="sats5.A170" table:end-x="0.0874in" table:end-y="0.0874in" draw:z-index="1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ow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QUiSat</text:p>
            <draw:frame table:end-cell-address="sats5.A171" table:end-x="0.0874in" table:end-y="0.0874in" draw:z-index="1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row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oland-1</text:p>
            <draw:frame table:end-cell-address="sats5.A172" table:end-x="0.0874in" table:end-y="0.0874in" draw:z-index="1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Breme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2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amara Earth Observation Unit</text:p>
            <draw:frame table:end-cell-address="sats5.A173" table:end-x="0.0874in" table:end-y="0.0874in" draw:z-index="1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mara State Aerospac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MIST (MIiniature STudent satellite)</text:p>
            <draw:frame table:end-cell-address="sats5.A174" table:end-x="0.0874in" table:end-y="0.0874in" draw:z-index="1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oyal Institute of Technology (KTH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-</text:p>
            <draw:frame table:end-cell-address="sats5.A175" table:end-x="0.0874in" table:end-y="0.0874in" draw:z-index="1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mperial College Londo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MiTEE-A (Miniature Tether Electrodynamics Experiment)</text:p>
            <draw:frame table:end-cell-address="sats5.A176" table:end-x="0.0874in" table:end-y="0.0874in" draw:z-index="1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NSPIRE-A (Interplanetary NanoSpacecraft Pathfinder In Relevant Environment)</text:p>
            <draw:frame table:end-cell-address="sats5.A177" table:end-x="0.0874in" table:end-y="0.0874in" draw:z-index="1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Jet Propulsion Laboratory, California Institute of Technolog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Earth-escap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NSPIRE-B (Interplanetary NanoSpacecraft Pathfinder In Relevant Environment)</text:p>
            <draw:frame table:end-cell-address="sats5.A178" table:end-x="0.0874in" table:end-y="0.0874in" draw:z-index="1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Jet Propulsion Laboratory, California Institute of Technolog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Earth-escape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YE-SAT</text:p>
            <draw:frame table:end-cell-address="sats5.A179" table:end-x="0.0874in" table:end-y="0.0874in" draw:z-index="1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NES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17-12-31">
            <text:p>12/31/17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BIRDY-GTO (GTO-BIRDY)</text:p>
            <draw:frame table:end-cell-address="sats5.A180" table:end-x="0.0874in" table:end-y="0.0874in" draw:z-index="1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Cheng Ku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3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GTO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aloSat</text:p>
            <draw:frame table:end-cell-address="sats5.A181" table:end-x="0.0874in" table:end-y="0.0874in" draw:z-index="1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Iow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Lunar Flashlight</text:p>
            <draw:frame table:end-cell-address="sats5.A182" table:end-x="0.0874in" table:end-y="0.0874in" draw:z-index="1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Mo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EA-Scout (Near Earth Asteroid Scout)</text:p>
            <draw:frame table:end-cell-address="sats5.A183" table:end-x="0.0874in" table:end-y="0.0874in" draw:z-index="1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Marshall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ORTIE (Scintillation Observations and Response of The Ionosphere to Electrodynamics)</text:p>
            <draw:frame table:end-cell-address="sats5.A184" table:end-x="0.0874in" table:end-y="0.0874in" draw:z-index="1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STRA (Atmospheric &amp; Space Technology Research Associates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MOVE II WARP</text:p>
            <draw:frame table:end-cell-address="sats5.A185" table:end-x="0.0874in" table:end-y="0.0874in" draw:z-index="1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chnical University of Münche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2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IRiS (Compact Infrared Radiometer in Space)</text:p>
            <draw:frame table:end-cell-address="sats5.A186" table:end-x="0.0874in" table:end-y="0.0874in" draw:z-index="1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tah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IRAS (CubeSat Infrared Atmospheric Sounder)</text:p>
            <draw:frame table:end-cell-address="sats5.A187" table:end-x="0.0874in" table:end-y="0.0874in" draw:z-index="1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ainCube</text:p>
            <draw:frame table:end-cell-address="sats5.A188" table:end-x="0.0874in" table:end-y="0.0874in" draw:z-index="1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editerranean-Sat</text:p>
            <draw:frame table:end-cell-address="sats5.A189" table:end-x="0.0874in" table:end-y="0.0874in" draw:z-index="1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ontpellier II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SAT-1</text:p>
            <draw:frame table:end-cell-address="sats5.A190" table:end-x="0.0874in" table:end-y="0.0874in" draw:z-index="1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Marshall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ubeRRT (CubeSat Radiometer RFI Technology Validation )</text:p>
            <draw:frame table:end-cell-address="sats5.A191" table:end-x="0.0874in" table:end-y="0.0874in" draw:z-index="1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Ohio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GOSat</text:p>
            <draw:frame table:end-cell-address="sats5.A192" table:end-x="0.0874in" table:end-y="0.0874in" draw:z-index="1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é de Paris 7 - Diderot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asaa-Sat</text:p>
            <draw:frame table:end-cell-address="sats5.A193" table:end-x="0.0874in" table:end-y="0.0874in" draw:z-index="1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é d'Aix - Marseill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ADRE 1 Target</text:p>
            <draw:frame table:end-cell-address="sats5.A194" table:end-x="0.0874in" table:end-y="0.0874in" draw:z-index="1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wiss Federal Institute of Technology in Lausan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4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ADRE 1 Chaser</text:p>
            <draw:frame table:end-cell-address="sats5.A195" table:end-x="0.0874in" table:end-y="0.0874in" draw:z-index="1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wiss Federal Institute of Technology in Lausan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8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ccaneer Flight 3 A</text:p>
            <draw:frame table:end-cell-address="sats5.A196" table:end-x="0.0874in" table:end-y="0.0874in" draw:z-index="1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South Wales at the Australian Defence Force Academy (UNSW Canberra)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uSPP+</text:p>
            <draw:frame table:end-cell-address="sats5.A197" table:end-x="0.0874in" table:end-y="0.0874in" draw:z-index="1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outhwest Research Institute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Buccaneer Flight 3 B</text:p>
            <draw:frame table:end-cell-address="sats5.A198" table:end-x="0.0874in" table:end-y="0.0874in" draw:z-index="1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South Wales at the Australian Defence Force Academy (UNSW Canberra)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12 of 13 SLS 6U Interplanetary or Lunar CubeSats</text:p>
            <draw:frame table:end-cell-address="sats5.A199" table:end-x="0.0874in" table:end-y="0.0874in" draw:z-index="1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 or Interplanetary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13 of 13 SLS 6U Interplanetary or Lunar CubeSats</text:p>
            <draw:frame table:end-cell-address="sats5.A200" table:end-x="0.0874in" table:end-y="0.0874in" draw:z-index="1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 or Interplanetary</text:p>
          </table:table-cell>
          <table:table-cell table:style-name="ce1" office:value-type="string">
            <text:p>-</text:p>
          </table:table-cell>
        </table:table-row>
        <table:table-row table:style-name="ro3" table:number-rows-repeated="104837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ts6" table:style-name="ta1" table:print="false">
        <table:table-column table:style-name="co1" table:number-columns-repeated="9" table:default-cell-style-name="Default"/>
        <table:table-row table:style-name="ro3">
          <table:table-cell table:style-name="ce1" office:value-type="string">
            <text:p>10 of 13 SLS 6U Interplanetary or Lunar CubeSats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 or Interplanetary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11 of 13 SLS 6U Interplanetary or Lunar CubeSats</text:p>
            <draw:frame table:end-cell-address="sats6.A2" table:end-x="0.0874in" table:end-y="0.0874in" draw:z-index="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 or Interplanetary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Lunar IceCube</text:p>
            <draw:frame table:end-cell-address="sats6.A3" table:end-x="0.0874in" table:end-y="0.0874in" draw:z-index="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rehead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kyFire</text:p>
            <draw:frame table:end-cell-address="sats6.A4" table:end-x="0.0874in" table:end-y="0.0874in" draw:z-index="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ockheed Marti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 fly-by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unaH-Map</text:p>
            <draw:frame table:end-cell-address="sats6.A5" table:end-x="0.0874in" table:end-y="0.0874in" draw:z-index="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CuSP</text:p>
            <draw:frame table:end-cell-address="sats6.A6" table:end-x="0.0874in" table:end-y="0.0874in" draw:z-index="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 or Interplanetary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ArgoMoon</text:p>
            <draw:frame table:end-cell-address="sats6.A7" table:end-x="0.0874in" table:end-y="0.0874in" draw:z-index="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rgote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Lunar or Interplanetary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9 of 13 SLS 6U Interplanetary or Lunar CubeSats</text:p>
            <draw:frame table:end-cell-address="sats6.A8" table:end-x="0.0874in" table:end-y="0.0874in" draw:z-index="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Interplanetary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EON-MW</text:p>
            <draw:frame table:end-cell-address="sats6.A9" table:end-x="0.0874in" table:end-y="0.0874in" draw:z-index="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ssachusetts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2U</text:p>
          </table:table-cell>
          <table:table-cell table:style-name="ce2" office:value-type="date" office:date-value="2018-12-31">
            <text:p>12/31/18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ioSentinel</text:p>
            <draw:frame table:end-cell-address="sats6.A10" table:end-x="0.0874in" table:end-y="0.0874in" draw:z-index="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2" office:value-type="date" office:date-value="2018-12-31">
            <text:p>12/31/18</text:p>
          </table:table-cell>
          <table:table-cell table:style-name="ce1" office:value-type="string">
            <text:p>SLS (Space Launch System)</text:p>
          </table:table-cell>
          <table:table-cell table:style-name="ce1" office:value-type="string">
            <text:p>Heliocentric orbit, Lunary Fly-by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LCEK</text:p>
            <draw:frame table:end-cell-address="sats6.A11" table:end-x="0.0874in" table:end-y="0.0874in" draw:z-index="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REAS Space (Bulgarian Orbital REsearch and Satellites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lgaria</text:p>
          </table:table-cell>
          <table:table-cell table:style-name="ce1" office:value-type="string">
            <text:p>6U</text:p>
          </table:table-cell>
          <table:table-cell table:style-name="ce2" office:value-type="date" office:date-value="2019-12-31">
            <text:p>12/31/19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o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VSAT-1</text:p>
            <draw:frame table:end-cell-address="sats6.A12" table:end-x="0.0874in" table:end-y="0.0874in" draw:z-index="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 V College of Engineerin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2U</text:p>
          </table:table-cell>
          <table:table-cell table:style-name="ce2" office:value-type="date" office:date-value="2019-12-31">
            <text:p>12/31/19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leanSpace One</text:p>
            <draw:frame table:end-cell-address="sats6.A13" table:end-x="0.0874in" table:end-y="0.0874in" draw:z-index="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wiss Space Cent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TBD</text:p>
          </table:table-cell>
          <table:table-cell table:style-name="ce2" office:value-type="date" office:date-value="2020-12-31">
            <text:p>12/31/20</text:p>
          </table:table-cell>
          <table:table-cell table:style-name="ce1" office:value-type="string">
            <text:p>SOAR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ERB, SUMO (X-CubeSat 2, Solar Ultraviolet Monitor and Ozone Nanosatellite)</text:p>
            <draw:frame table:end-cell-address="sats6.A14" table:end-x="0.0874in" table:end-y="0.0874in" draw:z-index="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ATMOS (Laboratoire Atmosphères, Milieux, Observations Spatiales)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20-12-31">
            <text:p>12/31/2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600 km, 98 degree inclinati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GRE-1</text:p>
            <draw:frame table:end-cell-address="sats6.A15" table:end-x="0.0874in" table:end-y="0.0874in" draw:z-index="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é Joseph Fourier de Grenobl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20-12-31">
            <text:p>12/31/2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ccaneer Flight 4 A</text:p>
            <draw:frame table:end-cell-address="sats6.A16" table:end-x="0.0874in" table:end-y="0.0874in" draw:z-index="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South Wales at the Australian Defence Force Academy (UNSW Canberra)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20-12-31">
            <text:p>12/31/20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ccaneer Flight 4 B</text:p>
            <draw:frame table:end-cell-address="sats6.A17" table:end-x="0.0874in" table:end-y="0.0874in" draw:z-index="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South Wales at the Australian Defence Force Academy (UNSW Canberra)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20-12-31">
            <text:p>12/31/20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ccaneer Flight 4 C</text:p>
            <draw:frame table:end-cell-address="sats6.A18" table:end-x="0.0874in" table:end-y="0.0874in" draw:z-index="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South Wales at the Australian Defence Force Academy (UNSW Canberra)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20-12-31">
            <text:p>12/31/20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ccaneer Flight 4 D</text:p>
            <draw:frame table:end-cell-address="sats6.A19" table:end-x="0.0874in" table:end-y="0.0874in" draw:z-index="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South Wales at the Australian Defence Force Academy (UNSW Canberra)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3U</text:p>
          </table:table-cell>
          <table:table-cell table:style-name="ce2" office:value-type="date" office:date-value="2020-12-31">
            <text:p>12/31/20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IMPHSAT</text:p>
            <draw:frame table:end-cell-address="sats6.A20" table:end-x="0.0874in" table:end-y="0.0874in" draw:z-index="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nstitut Supérieur de l'Aéronautique et de l'Espac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21-12-31">
            <text:p>12/31/2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EDIPE</text:p>
            <draw:frame table:end-cell-address="sats6.A21" table:end-x="0.0874in" table:end-y="0.0874in" draw:z-index="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École Elis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21-12-31">
            <text:p>12/31/2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ETEOR</text:p>
            <draw:frame table:end-cell-address="sats6.A22" table:end-x="0.0874in" table:end-y="0.0874in" draw:z-index="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é Pierre et Marie Curi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21-12-31">
            <text:p>12/31/2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IRCUS</text:p>
            <draw:frame table:end-cell-address="sats6.A23" table:end-x="0.0874in" table:end-y="0.0874in" draw:z-index="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é Pierre et Marie Curi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2U</text:p>
          </table:table-cell>
          <table:table-cell table:style-name="ce2" office:value-type="date" office:date-value="2021-12-31">
            <text:p>12/31/2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Jumpsat</text:p>
            <draw:frame table:end-cell-address="sats6.A24" table:end-x="0.0874in" table:end-y="0.0874in" draw:z-index="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nstitut Supérieur de l'Aéronautique et de l'Espac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2" office:value-type="date" office:date-value="2021-12-31">
            <text:p>12/31/2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aSat-2</text:p>
            <draw:frame table:end-cell-address="sats6.A25" table:end-x="0.0874in" table:end-y="0.0874in" draw:z-index="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udapest University of Technology and Economic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Hungary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UAPSAT-2</text:p>
            <draw:frame table:end-cell-address="sats6.A26" table:end-x="0.0874in" table:end-y="0.0874in" draw:z-index="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las Peruanas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ru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ibertad-2</text:p>
            <draw:frame table:end-cell-address="sats6.A27" table:end-x="0.0874in" table:end-y="0.0874in" draw:z-index="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ergio Arboled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olombia</text:p>
          </table:table-cell>
          <table:table-cell table:style-name="ce1" office:value-type="string">
            <text:p>3U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UCISat 1</text:p>
            <draw:frame table:end-cell-address="sats6.A28" table:end-x="0.0874in" table:end-y="0.0874in" draw:z-index="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alifornia, Irvi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isST (Microsatellite in-situ Space Technologies)</text:p>
            <draw:frame table:end-cell-address="sats6.A29" table:end-x="0.0874in" table:end-y="0.0874in" draw:z-index="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Ames Research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UCISat 2</text:p>
            <draw:frame table:end-cell-address="sats6.A30" table:end-x="0.0874in" table:end-y="0.0874in" draw:z-index="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alifornia, Irvin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OSAT (Asteroid Origins Satellite)</text:p>
            <draw:frame table:end-cell-address="sats6.A31" table:end-x="0.0874in" table:end-y="0.0874in" draw:z-index="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rizo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Ulises 2</text:p>
            <draw:frame table:end-cell-address="sats6.A32" table:end-x="0.0874in" table:end-y="0.0874in" draw:z-index="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Autonomous University of Mexic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Mexico</text:p>
          </table:table-cell>
          <table:table-cell table:style-name="ce1" office:value-type="string">
            <text:p>TubeSat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TuPO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NEUDOSE</text:p>
            <draw:frame table:end-cell-address="sats6.A33" table:end-x="0.0874in" table:end-y="0.0874in" draw:z-index="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cMaster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JAISAT-1</text:p>
            <draw:frame table:end-cell-address="sats6.A34" table:end-x="0.0874in" table:end-y="0.0874in" draw:z-index="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AIST (Radio Amateur Society of Thailand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Thailand</text:p>
          </table:table-cell>
          <table:table-cell table:style-name="ce1" office:value-type="string">
            <text:p>1U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UND-Sat</text:p>
            <draw:frame table:end-cell-address="sats6.A35" table:end-x="0.0874in" table:end-y="0.0874in" draw:z-index="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orth Dakot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UNSA-SAT1</text:p>
            <draw:frame table:end-cell-address="sats6.A36" table:end-x="0.0874in" table:end-y="0.0874in" draw:z-index="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St Agustin of Arequip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ru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number-columns-repeated="3"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RyeF3Ex-1 (Ryerson Femtosatellite Formation Flying Experiment)</text:p>
            <draw:frame table:end-cell-address="sats6.A37" table:end-x="0.0874in" table:end-y="0.0874in" draw:z-index="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yers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PocketQube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NANOSATC-BR2</text:p>
            <draw:frame table:end-cell-address="sats6.A38" table:end-x="0.0874in" table:end-y="0.0874in" draw:z-index="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Institute for Space Research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ASSat</text:p>
            <draw:frame table:end-cell-address="sats6.A39" table:end-x="0.0874in" table:end-y="0.0874in" draw:z-index="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ingapore American School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PocketQube 1p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yeF3Ex-2 (Ryerson Femtosatellite Formation Flying Experiment)</text:p>
            <draw:frame table:end-cell-address="sats6.A40" table:end-x="0.0874in" table:end-y="0.0874in" draw:z-index="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yers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PocketQube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Narkissos-1</text:p>
            <draw:frame table:end-cell-address="sats6.A41" table:end-x="0.0874in" table:end-y="0.0874in" draw:z-index="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booth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TubeSat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ACTUS-1 (Coordinated Applied Capitol Technology University Satellite)</text:p>
            <draw:frame table:end-cell-address="sats6.A42" table:end-x="0.0874in" table:end-y="0.0874in" draw:z-index="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pitol Technology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3CAT1</text:p>
            <draw:frame table:end-cell-address="sats6.A43" table:end-x="0.0874in" table:end-y="0.0874in" draw:z-index="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 University of Catalonia (UPC, BarcelonaTECH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EUTRON 1 (Low Earth Orbit Neutron Flux Detection and Cosmos Mission Operations Technology Demo)</text:p>
            <draw:frame table:end-cell-address="sats6.A44" table:end-x="0.0874in" table:end-y="0.0874in" draw:z-index="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Hawaii at Mano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ICS (Passive Inspection CubeSat)</text:p>
            <draw:frame table:end-cell-address="sats6.A45" table:end-x="0.0874in" table:end-y="0.0874in" draw:z-index="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righam You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3CAT2</text:p>
            <draw:frame table:end-cell-address="sats6.A46" table:end-x="0.0874in" table:end-y="0.0874in" draw:z-index="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at Politècnica de Catalunya – Barcelona TECH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NEXUS (Next Education X (cross) Unique Satellite)</text:p>
            <draw:frame table:end-cell-address="sats6.A47" table:end-x="0.0874in" table:end-y="0.0874in" draw:z-index="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ih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WISCER (Wideband Ionospheric Sounder Cubesat Experiment)</text:p>
            <draw:frame table:end-cell-address="sats6.A48" table:end-x="0.0874in" table:end-y="0.0874in" draw:z-index="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Birmingham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Q-PACE (Cu-PACE, CubeSat Particle Aggregation and Collision Experiment)</text:p>
            <draw:frame table:end-cell-address="sats6.A49" table:end-x="0.0874in" table:end-y="0.0874in" draw:z-index="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entral Flori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rduOrbiter-1</text:p>
            <draw:frame table:end-cell-address="sats6.A50" table:end-x="0.0874in" table:end-y="0.0874in" draw:z-index="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mateur group</text:p>
          </table:table-cell>
          <table:table-cell table:style-name="ce1" office:value-type="string">
            <text:p>Independent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PocketQube 1p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3-STAR</text:p>
            <draw:frame table:end-cell-address="sats6.A51" table:end-x="0.0874in" table:end-y="0.0874in" draw:z-index="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 University of Turi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IRA (Nanosatellite for Intelligent Radio frequency Analysis)</text:p>
            <draw:frame table:end-cell-address="sats6.A52" table:end-x="0.0874in" table:end-y="0.0874in" draw:z-index="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älardale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YUsend-1</text:p>
            <draw:frame table:end-cell-address="sats6.A53" table:end-x="0.0874in" table:end-y="0.0874in" draw:z-index="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York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Alpha (ɑ, CubeMessenger)</text:p>
            <draw:frame table:end-cell-address="sats6.A54" table:end-x="0.0874in" table:end-y="0.0874in" draw:z-index="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REAS Space (Bulgarian Orbital REsearch and Satellites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lgari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MTSat (New Mexico Tech Nanosatellite)</text:p>
            <draw:frame table:end-cell-address="sats6.A55" table:end-x="0.0874in" table:end-y="0.0874in" draw:z-index="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ew Mexico Institute of Mining and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YUsend-2</text:p>
            <draw:frame table:end-cell-address="sats6.A56" table:end-x="0.0874in" table:end-y="0.0874in" draw:z-index="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York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Discovery 1a</text:p>
            <draw:frame table:end-cell-address="sats6.A57" table:end-x="0.0874in" table:end-y="0.0874in" draw:z-index="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hotos to Space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PocketQube 1p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ORS Squared</text:p>
            <draw:frame table:end-cell-address="sats6.A58" table:end-x="0.0874in" table:end-y="0.0874in" draw:z-index="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ew Mexic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eroCube-9 (LMPC CubeSat)</text:p>
            <draw:frame table:end-cell-address="sats6.A59" table:end-x="0.0874in" table:end-y="0.0874in" draw:z-index="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Aerospace Corporation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PAL (Optical Profiling of the Atmospheric Limb)</text:p>
            <draw:frame table:end-cell-address="sats6.A60" table:end-x="0.0874in" table:end-y="0.0874in" draw:z-index="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tah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urfSat</text:p>
            <draw:frame table:end-cell-address="sats6.A61" table:end-x="0.0874in" table:end-y="0.0874in" draw:z-index="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entral Flori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EARS-PocketQube</text:p>
            <draw:frame table:end-cell-address="sats6.A62" table:end-x="0.0874in" table:end-y="0.0874in" draw:z-index="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urrey Electronics &amp; Amateur Radio Socie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PocketQube 1p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OPEN (OpenOrbiter, OPEN: Open Prototype for Educational NanoSats)</text:p>
            <draw:frame table:end-cell-address="sats6.A63" table:end-x="0.0874in" table:end-y="0.0874in" draw:z-index="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isty of North Dakot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zQube-1</text:p>
            <draw:frame table:end-cell-address="sats6.A64" table:end-x="0.0874in" table:end-y="0.0874in" draw:z-index="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-</text:p>
          </table:table-cell>
          <table:table-cell table:style-name="ce1" office:value-type="string">
            <text:p>Individual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PocketQube 1p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emSat</text:p>
            <draw:frame table:end-cell-address="sats6.A65" table:end-x="0.0874in" table:end-y="0.0874in" draw:z-index="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owa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leksandr (Consat-2)</text:p>
            <draw:frame table:end-cell-address="sats6.A66" table:end-x="0.0874in" table:end-y="0.0874in" draw:z-index="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ncordi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ATRIOT (A Cubesat NEO Assessment Precursor Mission)</text:p>
            <draw:frame table:end-cell-address="sats6.A67" table:end-x="0.0874in" table:end-y="0.0874in" draw:z-index="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ichiga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adFXSat-2</text:p>
            <draw:frame table:end-cell-address="sats6.A68" table:end-x="0.0874in" table:end-y="0.0874in" draw:z-index="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anderbilt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NDESITE (Ad-Hoc Network Demonstration for Extended Satellite-Based Inquiry and Other Team Endeavors)</text:p>
            <draw:frame table:end-cell-address="sats6.A69" table:end-x="0.0874in" table:end-y="0.0874in" draw:z-index="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st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EARL</text:p>
            <draw:frame table:end-cell-address="sats6.A70" table:end-x="0.0874in" table:end-y="0.0874in" draw:z-index="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tah State Universit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APE-3</text:p>
            <draw:frame table:end-cell-address="sats6.A71" table:end-x="0.0874in" table:end-y="0.0874in" draw:z-index="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Louisiana at Lafayett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ntarctic Broadband Nanosatellite Demonstration Mission</text:p>
            <draw:frame table:end-cell-address="sats6.A72" table:end-x="0.0874in" table:end-y="0.0874in" draw:z-index="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ustralian Space Research Program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6.82 kg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ilsenCUBE</text:p>
            <draw:frame table:end-cell-address="sats6.A73" table:end-x="0.0874in" table:end-y="0.0874in" draw:z-index="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est Bohem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zech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quilaSat</text:p>
            <draw:frame table:end-cell-address="sats6.A74" table:end-x="0.0874in" table:end-y="0.0874in" draw:z-index="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ecial Concept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lgari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ipit</text:p>
            <draw:frame table:end-cell-address="sats6.A75" table:end-x="0.0874in" table:end-y="0.0874in" draw:z-index="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TSB (Astronautic Technology (M) Sdn. Bhd)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Malaysia</text:p>
          </table:table-cell>
          <table:table-cell table:style-name="ce1" office:value-type="string">
            <text:p>PocketQube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DneprCubeSat</text:p>
            <draw:frame table:end-cell-address="sats6.A76" table:end-x="0.0874in" table:end-y="0.0874in" draw:z-index="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Youth Aerospace Education National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kraine</text:p>
          </table:table-cell>
          <table:table-cell table:style-name="ce1" office:value-type="string">
            <text:p>2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Lokahi</text:p>
            <draw:frame table:end-cell-address="sats6.A77" table:end-x="0.0874in" table:end-y="0.0874in" draw:z-index="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Hawaii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PocketQube 1p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P11 (ISX, Ionospheric Scintillation eXplorer)</text:p>
            <draw:frame table:end-cell-address="sats6.A78" table:end-x="0.0874in" table:end-y="0.0874in" draw:z-index="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ramis-C1</text:p>
            <draw:frame table:end-cell-address="sats6.A79" table:end-x="0.0874in" table:end-y="0.0874in" draw:z-index="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al University of Torin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ISAT</text:p>
            <draw:frame table:end-cell-address="sats6.A80" table:end-x="0.0874in" table:end-y="0.0874in" draw:z-index="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TE Space (Interactive Technical Enterprises Space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PocketQube 1p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NCA (Ionospheric Neutron Content Analyzer)</text:p>
            <draw:frame table:end-cell-address="sats6.A81" table:end-x="0.0874in" table:end-y="0.0874in" draw:z-index="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ew Mexico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organa (Meteoroid On-orbit Research in Geopsace for Advancing Near-earth Awareness)</text:p>
            <draw:frame table:end-cell-address="sats6.A82" table:end-x="0.0874in" table:end-y="0.0874in" draw:z-index="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for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RAPAIMA (Application for RSO Autonomous Proximity Analysis and Imaging)</text:p>
            <draw:frame table:end-cell-address="sats6.A83" table:end-x="0.0874in" table:end-y="0.0874in" draw:z-index="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mbry-Riddle Aeronaut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olitech.1</text:p>
            <draw:frame table:end-cell-address="sats6.A84" table:end-x="0.0874in" table:end-y="0.0874in" draw:z-index="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 University of Valenc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-2</text:p>
            <draw:frame table:end-cell-address="sats6.A85" table:end-x="0.0874in" table:end-y="0.0874in" draw:z-index="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FPT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ietnam</text:p>
          </table:table-cell>
          <table:table-cell table:style-name="ce1" office:value-type="string">
            <text:p>2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PQ SAT (TRSI)</text:p>
            <draw:frame table:end-cell-address="sats6.A86" table:end-x="0.0874in" table:end-y="0.0874in" draw:z-index="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DOKO UG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PocketQube 1p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CaNOP (Canopy Near-IR Observing Project)</text:p>
            <draw:frame table:end-cell-address="sats6.A87" table:end-x="0.0874in" table:end-y="0.0874in" draw:z-index="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rthage Colleg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R CubeSat</text:p>
            <draw:frame table:end-cell-address="sats6.A88" table:end-x="0.0874in" table:end-y="0.0874in" draw:z-index="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Puerto Ric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tatus</text:p>
            <draw:frame table:end-cell-address="sats6.A89" table:end-x="0.0874in" table:end-y="0.0874in" draw:z-index="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chigan Technolog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ubieSat-2 A</text:p>
            <draw:frame table:end-cell-address="sats6.A90" table:end-x="0.0874in" table:end-y="0.0874in" draw:z-index="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ubu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PropSat (ALL-STAR Propulsion Module Satellite)</text:p>
            <draw:frame table:end-cell-address="sats6.A91" table:end-x="0.0874in" table:end-y="0.0874in" draw:z-index="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at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ubieSat-2 B</text:p>
            <draw:frame table:end-cell-address="sats6.A92" table:end-x="0.0874in" table:end-y="0.0874in" draw:z-index="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ubu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PTLS (Persistent Telemetry Monitoring, Tracking &amp; Control Using Low Earth Orbit Satcom)</text:p>
            <draw:frame table:end-cell-address="sats6.A93" table:end-x="0.0874in" table:end-y="0.0874in" draw:z-index="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Air Force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ubeSat-UD</text:p>
            <draw:frame table:end-cell-address="sats6.A94" table:end-x="0.0874in" table:end-y="0.0874in" draw:z-index="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istrict University of Bogotá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olombi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1</text:p>
            <draw:frame table:end-cell-address="sats6.A95" table:end-x="0.0874in" table:end-y="0.0874in" draw:z-index="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Beckman CubeSat</text:p>
            <draw:frame table:end-cell-address="sats6.A96" table:end-x="0.0874in" table:end-y="0.0874in" draw:z-index="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rnold O. Beckman High School 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US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2</text:p>
            <draw:frame table:end-cell-address="sats6.A97" table:end-x="0.0874in" table:end-y="0.0874in" draw:z-index="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BIRDY</text:p>
            <draw:frame table:end-cell-address="sats6.A98" table:end-x="0.0874in" table:end-y="0.0874in" draw:z-index="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Cheng Ku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ars free-retur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BLE (Radiation Belt Loss Experiment)</text:p>
            <draw:frame table:end-cell-address="sats6.A99" table:end-x="0.0874in" table:end-y="0.0874in" draw:z-index="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INOD-D 2</text:p>
            <draw:frame table:end-cell-address="sats6.A100" table:end-x="0.0874in" table:end-y="0.0874in" draw:z-index="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RI International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BUAA-Picosat</text:p>
            <draw:frame table:end-cell-address="sats6.A101" table:end-x="0.0874in" table:end-y="0.0874in" draw:z-index="9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iha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ROBUSTA-2</text:p>
            <draw:frame table:end-cell-address="sats6.A102" table:end-x="0.0874in" table:end-y="0.0874in" draw:z-index="10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ontpellier II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eREs (Compact Radiation Belt Explorer)</text:p>
            <draw:frame table:end-cell-address="sats6.A103" table:end-x="0.0874in" table:end-y="0.0874in" draw:z-index="10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MDC-ONE 2.5</text:p>
            <draw:frame table:end-cell-address="sats6.A104" table:end-x="0.0874in" table:end-y="0.0874in" draw:z-index="10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Army Space and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RISAT</text:p>
            <draw:frame table:end-cell-address="sats6.A105" table:end-x="0.0874in" table:end-y="0.0874in" draw:z-index="10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aribo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lovenia</text:p>
          </table:table-cell>
          <table:table-cell table:style-name="ce1" office:value-type="string">
            <text:p>3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TecSat</text:p>
            <draw:frame table:end-cell-address="sats6.A106" table:end-x="0.0874in" table:end-y="0.0874in" draw:z-index="10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outhern Californ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hargerSat-2</text:p>
            <draw:frame table:end-cell-address="sats6.A107" table:end-x="0.0874in" table:end-y="0.0874in" draw:z-index="10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labama in Huntsvill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MDC-ONE 2.6</text:p>
            <draw:frame table:end-cell-address="sats6.A108" table:end-x="0.0874in" table:end-y="0.0874in" draw:z-index="10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Army Space and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HiRP</text:p>
            <draw:frame table:end-cell-address="sats6.A109" table:end-x="0.0874in" table:end-y="0.0874in" draw:z-index="10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Jet Propulsion Laborator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d 3</text:p>
            <draw:frame table:end-cell-address="sats6.A110" table:end-x="0.0874in" table:end-y="0.0874in" draw:z-index="10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MDC-ONE 2.7</text:p>
            <draw:frame table:end-cell-address="sats6.A111" table:end-x="0.0874in" table:end-y="0.0874in" draw:z-index="10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Army Space and Missile Defense Command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DOT</text:p>
            <draw:frame table:end-cell-address="sats6.A112" table:end-x="0.0874in" table:end-y="0.0874in" draw:z-index="1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for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HEO/GEO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d 4</text:p>
            <draw:frame table:end-cell-address="sats6.A113" table:end-x="0.0874in" table:end-y="0.0874in" draw:z-index="1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PropCube 2 (Fauna, Propagation CubeSat)</text:p>
            <draw:frame table:end-cell-address="sats6.A114" table:end-x="0.0874in" table:end-y="0.0874in" draw:z-index="1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 (NPS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TRISAT 2</text:p>
            <draw:frame table:end-cell-address="sats6.A115" table:end-x="0.0874in" table:end-y="0.0874in" draw:z-index="1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aribo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lovenia</text:p>
          </table:table-cell>
          <table:table-cell table:style-name="ce1" office:value-type="string">
            <text:p>6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-</text:p>
            <draw:frame table:end-cell-address="sats6.A116" table:end-x="0.0874in" table:end-y="0.0874in" draw:z-index="1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l-Farabi Kazak Nation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Kazakhstan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INEMA 4</text:p>
            <draw:frame table:end-cell-address="sats6.A117" table:end-x="0.0874in" table:end-y="0.0878in" draw:z-index="115" draw:name="https://img.zohostatic.com/creator//live/images/more_drop_arw.png" draw:style-name="gr1" draw:text-style-name="P1" svg:width="0.0874in" svg:height="0.0874in" svg:x="0in" svg:y="0.0004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aliforn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d 5</text:p>
            <draw:frame table:end-cell-address="sats6.A118" table:end-x="0.0874in" table:end-y="0.0874in" draw:z-index="1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NetSat-1</text:p>
            <draw:frame table:end-cell-address="sats6.A119" table:end-x="0.0874in" table:end-y="0.0874in" draw:z-index="1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6</text:p>
            <draw:frame table:end-cell-address="sats6.A120" table:end-x="0.0874in" table:end-y="0.0874in" draw:z-index="1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Sat-D (Repair CubeSat Demonstrator)</text:p>
            <draw:frame table:end-cell-address="sats6.A121" table:end-x="0.0874in" table:end-y="0.0874in" draw:z-index="1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ted States Naval Academ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avenSat</text:p>
            <draw:frame table:end-cell-address="sats6.A122" table:end-x="0.0874in" table:end-y="0.0874in" draw:z-index="1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thwest Indian Colleg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ONASAT A</text:p>
            <draw:frame table:end-cell-address="sats6.A123" table:end-x="0.0874in" table:end-y="0.0874in" draw:z-index="1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Institute for Space Research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8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d 7</text:p>
            <draw:frame table:end-cell-address="sats6.A124" table:end-x="0.0874in" table:end-y="0.0874in" draw:z-index="1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ONASAT B</text:p>
            <draw:frame table:end-cell-address="sats6.A125" table:end-x="0.0874in" table:end-y="0.0874in" draw:z-index="1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Institute for Space Research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8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onsat-1</text:p>
            <draw:frame table:end-cell-address="sats6.A126" table:end-x="0.0874in" table:end-y="0.0874in" draw:z-index="1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ncordi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ox-1E</text:p>
            <draw:frame table:end-cell-address="sats6.A127" table:end-x="0.0874in" table:end-y="0.0874in" draw:z-index="1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Radio Amateur Satellite Corporation (AMSAT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NAPS (Stanford Nano Picture Satellite)</text:p>
            <draw:frame table:end-cell-address="sats6.A128" table:end-x="0.0874in" table:end-y="0.0874in" draw:z-index="1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for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25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P7 (DAVE, Damping and Vibrations Experiment)</text:p>
            <draw:frame table:end-cell-address="sats6.A129" table:end-x="0.0874in" table:end-y="0.0874in" draw:z-index="1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lifornia Polytechnic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ASPACS (Get Away Special Passive Attitude Control Satellite)</text:p>
            <draw:frame table:end-cell-address="sats6.A130" table:end-x="0.0874in" table:end-y="0.0874in" draw:z-index="1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tah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paceBuoy</text:p>
            <draw:frame table:end-cell-address="sats6.A131" table:end-x="0.0874in" table:end-y="0.0874in" draw:z-index="1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ntana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NetSat-2</text:p>
            <draw:frame table:end-cell-address="sats6.A132" table:end-x="0.0874in" table:end-y="0.0874in" draw:z-index="1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TOSat</text:p>
            <draw:frame table:end-cell-address="sats6.A133" table:end-x="0.0874in" table:end-y="0.0874in" draw:z-index="1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Geosynchronous Transfer Orbit (GTO)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LADOS (Glint Analyzing Data Observation Satellite)</text:p>
            <draw:frame table:end-cell-address="sats6.A134" table:end-x="0.0874in" table:end-y="0.0874in" draw:z-index="1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at Buffalo (UB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etSat-3</text:p>
            <draw:frame table:end-cell-address="sats6.A135" table:end-x="0.0874in" table:end-y="0.0874in" draw:z-index="1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RaBSS (Characterizing Radiation Belt Sources and Sinks)</text:p>
            <draw:frame table:end-cell-address="sats6.A136" table:end-x="0.0874in" table:end-y="0.0874in" draw:z-index="1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OSTE 1</text:p>
            <draw:frame table:end-cell-address="sats6.A137" table:end-x="0.0874in" table:end-y="0.0874in" draw:z-index="1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Hawaii at Mano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tar of Aoxiang</text:p>
            <draw:frame table:end-cell-address="sats6.A138" table:end-x="0.0874in" table:end-y="0.0874in" draw:z-index="1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thwestern Poly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00 g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COSat-II (ECOSAT-1 was just concept?)</text:p>
            <draw:frame table:end-cell-address="sats6.A139" table:end-x="0.0874in" table:end-y="0.0874in" draw:z-index="1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Victor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oxiang-Sat</text:p>
            <draw:frame table:end-cell-address="sats6.A140" table:end-x="0.0874in" table:end-y="0.0874in" draw:z-index="1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orthwestern Polytechn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1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elta-Dsat</text:p>
            <draw:frame table:end-cell-address="sats6.A141" table:end-x="0.0874in" table:end-y="0.0874in" draw:z-index="1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ranfiel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2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CryoCube 2</text:p>
            <draw:frame table:end-cell-address="sats6.A142" table:end-x="0.0874in" table:end-y="0.0874in" draw:z-index="1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Kennedy Space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ranaSat</text:p>
            <draw:frame table:end-cell-address="sats6.A143" table:end-x="0.0874in" table:end-y="0.0874in" draw:z-index="1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Grana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number-columns-repeated="3"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STARE C</text:p>
            <draw:frame table:end-cell-address="sats6.A144" table:end-x="0.0874in" table:end-y="0.0874in" draw:z-index="1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QB50</text:p>
            <draw:frame table:end-cell-address="sats6.A145" table:end-x="0.0874in" table:end-y="0.0874in" draw:z-index="1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Bologn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-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NetSat-4</text:p>
            <draw:frame table:end-cell-address="sats6.A146" table:end-x="0.0874in" table:end-y="0.0874in" draw:z-index="1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Würzbur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ursat-1</text:p>
            <draw:frame table:end-cell-address="sats6.A147" table:end-x="0.0874in" table:end-y="0.0874in" draw:z-index="1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ur.at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TubeSat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eptune (Interorbital Systems)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Azad-1</text:p>
            <draw:frame table:end-cell-address="sats6.A148" table:end-x="0.0874in" table:end-y="0.0874in" draw:z-index="1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ulana Azad National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SIP</text:p>
            <draw:frame table:end-cell-address="sats6.A149" table:end-x="0.0874in" table:end-y="0.0874in" draw:z-index="1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ir Force Research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ROUP-C (GPS Radio Occultation and Ultraviolet Photometer on a Cubesat)</text:p>
            <draw:frame table:end-cell-address="sats6.A150" table:end-x="0.0874in" table:end-y="0.0874in" draw:z-index="1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Research Lab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TRaND-2A</text:p>
            <draw:frame table:end-cell-address="sats6.A151" table:end-x="0.0874in" table:end-y="0.0874in" draw:z-index="1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urrey Satellite Technology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OMX-4A</text:p>
            <draw:frame table:end-cell-address="sats6.A152" table:end-x="0.0874in" table:end-y="0.0874in" draw:z-index="1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omSpace Ap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6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uballute</text:p>
            <draw:frame table:end-cell-address="sats6.A153" table:end-x="0.0874in" table:end-y="0.0874in" draw:z-index="1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undeswehr University Munich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ar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TRaND-2B</text:p>
            <draw:frame table:end-cell-address="sats6.A154" table:end-x="0.0874in" table:end-y="0.0874in" draw:z-index="1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urrey Satellite Technology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ESat</text:p>
            <draw:frame table:end-cell-address="sats6.A155" table:end-x="0.0874in" table:end-y="0.0874in" draw:z-index="1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KI (von karman Institute)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2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MPSAT-2</text:p>
            <draw:frame table:end-cell-address="sats6.A156" table:end-x="0.0874in" table:end-y="0.0874in" draw:z-index="1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st in Space / Solar M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T-SAT</text:p>
            <draw:frame table:end-cell-address="sats6.A157" table:end-x="0.0874in" table:end-y="0.0874in" draw:z-index="1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ddis Ababa Institute of Technology (AAiT)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Ethiopia</text:p>
          </table:table-cell>
          <table:table-cell table:style-name="ce1" office:value-type="string">
            <text:p>2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CubeSail-A</text:p>
            <draw:frame table:end-cell-address="sats6.A158" table:end-x="0.0874in" table:end-y="0.0874in" draw:z-index="1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Illinoi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TCube</text:p>
            <draw:frame table:end-cell-address="sats6.A159" table:end-x="0.0874in" table:end-y="0.0874in" draw:z-index="1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he Valley of Guatemal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uatemal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TUDSAT-2A</text:p>
            <draw:frame table:end-cell-address="sats6.A160" table:end-x="0.0874in" table:end-y="0.0874in" draw:z-index="1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itte Meenakshi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0 kg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ubeSail-B</text:p>
            <draw:frame table:end-cell-address="sats6.A161" table:end-x="0.0874in" table:end-y="0.0874in" draw:z-index="1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Illinoi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DI (Helium Doppler Imager)</text:p>
            <draw:frame table:end-cell-address="sats6.A162" table:end-x="0.0874in" table:end-y="0.0874in" draw:z-index="1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TUDSAT-2B</text:p>
            <draw:frame table:end-cell-address="sats6.A163" table:end-x="0.0874in" table:end-y="0.0874in" draw:z-index="1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itte Meenakshi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0 kg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ubeSTAR</text:p>
            <draw:frame table:end-cell-address="sats6.A164" table:end-x="0.0874in" table:end-y="0.0874in" draw:z-index="1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Osl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rmes 2</text:p>
            <draw:frame table:end-cell-address="sats6.A165" table:end-x="0.0874in" table:end-y="0.0874in" draw:z-index="1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 in Bould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UChAI</text:p>
            <draw:frame table:end-cell-address="sats6.A166" table:end-x="0.0874in" table:end-y="0.0874in" draw:z-index="1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hil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hile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XBN 2 (The Cosmic X-Ray Background NanoSat-2)</text:p>
            <draw:frame table:end-cell-address="sats6.A167" table:end-x="0.0874in" table:end-y="0.0874in" draw:z-index="1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orehead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HiLITE (High Latitude Ionospheric Thermospheric Experiment)</text:p>
            <draw:frame table:end-cell-address="sats6.A168" table:end-x="0.0874in" table:end-y="0.0874in" draw:z-index="1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olorad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unewnewSat</text:p>
            <draw:frame table:end-cell-address="sats6.A169" table:end-x="0.0874in" table:end-y="0.0874in" draw:z-index="1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Yamouk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ordan</text:p>
          </table:table-cell>
          <table:table-cell table:style-name="ce1" office:value-type="string">
            <text:p>PocketQube 1p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LBus (Advanced Electrical Bus)</text:p>
            <draw:frame table:end-cell-address="sats6.A170" table:end-x="0.0874in" table:end-y="0.0874in" draw:z-index="1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lenn Research Center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 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IME (Double-probe Instrumentation for Measuring Electric-fields)</text:p>
            <draw:frame table:end-cell-address="sats6.A171" table:end-x="0.0874in" table:end-y="0.0874in" draw:z-index="1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STRA (Atmospheric &amp; Space Technology Research Associates)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ORYU-3</text:p>
            <draw:frame table:end-cell-address="sats6.A172" table:end-x="0.0874in" table:end-y="0.0874in" draw:z-index="1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shu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H-2B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rag-free CubeSat</text:p>
            <draw:frame table:end-cell-address="sats6.A173" table:end-x="0.0874in" table:end-y="0.0874in" draw:z-index="1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dford University NASA Am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ZACUBE-2</text:p>
            <draw:frame table:end-cell-address="sats6.A174" table:end-x="0.0874in" table:end-y="0.0874in" draw:z-index="1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pe Peninsula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outh Afric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-INSPIRE (Inspire2, Integrated Spectrograph Imaging and Radiation Explorer)</text:p>
            <draw:frame table:end-cell-address="sats6.A175" table:end-x="0.0874in" table:end-y="0.0874in" draw:z-index="17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ydne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alia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380 km, 98 degree inclination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TARO</text:p>
            <draw:frame table:end-cell-address="sats6.A176" table:end-x="0.0874in" table:end-y="0.0874in" draw:z-index="17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Cheng Kun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ightSail-C (LightSail-3)</text:p>
            <draw:frame table:end-cell-address="sats6.A177" table:end-x="0.0874in" table:end-y="0.0874in" draw:z-index="17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he Planetary Society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Deep space, Sun-Earth Libration Point, L1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KPI-SAU-1</text:p>
            <draw:frame table:end-cell-address="sats6.A178" table:end-x="0.0874in" table:end-y="0.0874in" draw:z-index="17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Technical University of Ukraine, Kiev Polytechnic Institut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raine</text:p>
          </table:table-cell>
          <table:table-cell table:style-name="ce1" office:value-type="string">
            <text:p>2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DUSTIE (DUst Sounder and Temperature Imager Experiment)</text:p>
            <draw:frame table:end-cell-address="sats6.A179" table:end-x="0.0874in" table:end-y="0.0874in" draw:z-index="17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Virginia Tech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InKlajn-1</text:p>
            <draw:frame table:end-cell-address="sats6.A180" table:end-x="0.0874in" table:end-y="0.0874in" draw:z-index="17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rael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srael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APE (CubeSat Atmospheric Probe for Education)</text:p>
            <draw:frame table:end-cell-address="sats6.A181" table:end-x="0.0874in" table:end-y="0.0874in" draw:z-index="17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tuttgart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Dynacube</text:p>
            <draw:frame table:end-cell-address="sats6.A182" table:end-x="0.0874in" table:end-y="0.0874in" draw:z-index="18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enel Dynamic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South Afric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InnoSAT</text:p>
            <draw:frame table:end-cell-address="sats6.A183" table:end-x="0.0874in" table:end-y="0.0874in" draw:z-index="18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stronautic Technology (M) Sdn. Bhd.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Malaysi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echCube 1</text:p>
            <draw:frame table:end-cell-address="sats6.A184" table:end-x="0.0874in" table:end-y="0.0874in" draw:z-index="18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USNA-N1</text:p>
            <draw:frame table:end-cell-address="sats6.A185" table:end-x="0.0874in" table:end-y="0.0874in" draw:z-index="18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S Naval Academy Satellite Lab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COSat-III</text:p>
            <draw:frame table:end-cell-address="sats6.A186" table:end-x="0.0874in" table:end-y="0.0874in" draw:z-index="18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Victori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Jugnu-2</text:p>
            <draw:frame table:end-cell-address="sats6.A187" table:end-x="0.0874in" table:end-y="0.0874in" draw:z-index="18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ndian Institute of Technology Kanpu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RECONSO</text:p>
            <draw:frame table:end-cell-address="sats6.A188" table:end-x="0.0874in" table:end-y="0.0874in" draw:z-index="18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eorgia Tech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gyCubeSat-1</text:p>
            <draw:frame table:end-cell-address="sats6.A189" table:end-x="0.0874in" table:end-y="0.0874in" draw:z-index="18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Authority for Remote Sensing and Space Sciences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Egypt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Kalam</text:p>
            <draw:frame table:end-cell-address="sats6.A190" table:end-x="0.0874in" table:end-y="0.0874in" draw:z-index="18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Institute of Technology Rourkel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ndia</text:p>
          </table:table-cell>
          <table:table-cell table:style-name="ce1" office:value-type="string">
            <text:p>10 kg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iCUBE 2</text:p>
            <draw:frame table:end-cell-address="sats6.A191" table:end-x="0.0874in" table:end-y="0.0874in" draw:z-index="18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lamabad Institute of Science and Technology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Pakistan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LEOsat</text:p>
            <draw:frame table:end-cell-address="sats6.A192" table:end-x="0.0874in" table:end-y="0.0874in" draw:z-index="19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aylor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etherSat 1</text:p>
            <draw:frame table:end-cell-address="sats6.A193" table:end-x="0.0874in" table:end-y="0.0874in" draw:z-index="19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ITESat (Night Imaging &amp; Tracking Experiment Satellite) )</text:p>
            <draw:frame table:end-cell-address="sats6.A194" table:end-x="0.0874in" table:end-y="0.0874in" draw:z-index="19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dler Planetarium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SeeMe</text:p>
            <draw:frame table:end-cell-address="sats6.A195" table:end-x="0.0874in" table:end-y="0.0874in" draw:z-index="19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aytheon Missile System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720 x 450 km, 98 degree inclination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8</text:p>
            <draw:frame table:end-cell-address="sats6.A196" table:end-x="0.0874in" table:end-y="0.0874in" draw:z-index="19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RPSat01</text:p>
            <draw:frame table:end-cell-address="sats6.A197" table:end-x="0.0874in" table:end-y="0.0874in" draw:z-index="19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fax School of Engineering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Tunisi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etherSat 2</text:p>
            <draw:frame table:end-cell-address="sats6.A198" table:end-x="0.0874in" table:end-y="0.0874in" draw:z-index="19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.5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9</text:p>
            <draw:frame table:end-cell-address="sats6.A199" table:end-x="0.0874in" table:end-y="0.0874in" draw:z-index="19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STCube-2</text:p>
            <draw:frame table:end-cell-address="sats6.A200" table:end-x="0.0874in" table:end-y="0.0874in" draw:z-index="19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artu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Estoni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 table:number-rows-repeated="104837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ts7" table:style-name="ta1" table:print="false">
        <table:table-column table:style-name="co1" table:number-columns-repeated="9" table:default-cell-style-name="Default"/>
        <table:table-row table:style-name="ro3">
          <table:table-cell table:style-name="ce1" office:value-type="string">
            <text:p>KLETSkous 1</text:p>
          </table:table-cell>
          <table:table-cell table:style-name="ce1" office:value-type="string">
            <text:p>SA AMSAT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South Afric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ime Capsule to Mars (TC2M)</text:p>
            <draw:frame table:end-cell-address="sats7.A2" table:end-x="0.0874in" table:end-y="0.0874in" draw:z-index="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xplore Mars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ar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Flock-2d 10</text:p>
            <draw:frame table:end-cell-address="sats7.A3" table:end-x="0.0874in" table:end-y="0.0874in" draw:z-index="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KLETSkous 2</text:p>
            <draw:frame table:end-cell-address="sats7.A4" table:end-x="0.0874in" table:end-y="0.0874in" draw:z-index="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 AMSAT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South Africa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INYSCOPE (Tactical Imaging Nanosat Yielding Small-Cost Operations for Persistent Earth-coverage)</text:p>
            <draw:frame table:end-cell-address="sats7.A5" table:end-x="0.0874in" table:end-y="0.0874in" draw:z-index="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val Postgraduate School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AUSAT6</text:p>
            <draw:frame table:end-cell-address="sats7.A6" table:end-x="0.0874in" table:end-y="0.0874in" draw:z-index="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alborg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number-columns-repeated="2"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11</text:p>
            <draw:frame table:end-cell-address="sats7.A7" table:end-x="0.0874in" table:end-y="0.0874in" draw:z-index="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Europa Moon CubeSat</text:p>
            <draw:frame table:end-cell-address="sats7.A8" table:end-x="0.0874in" table:end-y="0.0874in" draw:z-index="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raper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Europa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KN-SAT1</text:p>
            <draw:frame table:end-cell-address="sats7.A9" table:end-x="0.0874in" table:end-y="0.0874in" draw:z-index="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Khartoum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uda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riton-2</text:p>
            <draw:frame table:end-cell-address="sats7.A10" table:end-x="0.0874in" table:end-y="0.0874in" draw:z-index="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ISI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12</text:p>
            <draw:frame table:end-cell-address="sats7.A11" table:end-x="0.0874in" table:end-y="0.0874in" draw:z-index="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IS-1 (Lunar Imaging Satellite 1)</text:p>
            <draw:frame table:end-cell-address="sats7.A12" table:end-x="0.0874in" table:end-y="0.0874in" draw:z-index="1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ommunity Spaceflight Initiative on Kerbal Space Program</text:p>
          </table:table-cell>
          <table:table-cell table:style-name="ce1" office:value-type="string">
            <text:p>Independent</text:p>
          </table:table-cell>
          <table:table-cell table:style-name="ce1" office:value-type="string">
            <text:p>International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oon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Sat4</text:p>
            <draw:frame table:end-cell-address="sats7.A13" table:end-x="0.0874in" table:end-y="0.0874in" draw:z-index="1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aylor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TEMPEST-D (Temporal Experiment for Storms and Tropical Systems - Demonstrator)</text:p>
            <draw:frame table:end-cell-address="sats7.A14" table:end-x="0.0874in" table:end-y="0.0874in" draw:z-index="1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olorado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number-columns-repeated="3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d 13</text:p>
            <draw:frame table:end-cell-address="sats7.A15" table:end-x="0.0874in" table:end-y="0.0874in" draw:z-index="1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agrange-1 CubeSat</text:p>
            <draw:frame table:end-cell-address="sats7.A16" table:end-x="0.0874in" table:end-y="0.0874in" draw:z-index="1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olytechnical University of Torin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TwinCube</text:p>
            <draw:frame table:end-cell-address="sats7.A17" table:end-x="0.0874in" table:end-y="0.0874in" draw:z-index="1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West Pomeraian Univ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d 14</text:p>
            <draw:frame table:end-cell-address="sats7.A18" table:end-x="0.0874in" table:end-y="0.0874in" draw:z-index="1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LeSTAR (Lessius Satellite for Teaching and Autonomous Research)</text:p>
            <draw:frame table:end-cell-address="sats7.A19" table:end-x="0.0874in" table:end-y="0.0874in" draw:z-index="1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essius University Colleg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TwinSat-1N</text:p>
            <draw:frame table:end-cell-address="sats7.A20" table:end-x="0.0874in" table:end-y="0.0874in" draw:z-index="1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College Londo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lock-2d 15</text:p>
            <draw:frame table:end-cell-address="sats7.A21" table:end-x="0.0874in" table:end-y="0.0874in" draw:z-index="1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CubeSAIL</text:p>
            <draw:frame table:end-cell-address="sats7.A22" table:end-x="0.0874in" table:end-y="0.0874in" draw:z-index="2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Surre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PSLV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FIRST-S (Fibered Imager foR a Single Telescope)</text:p>
            <draw:frame table:end-cell-address="sats7.A23" table:end-x="0.0874in" table:end-y="0.0874in" draw:z-index="2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Observatoire de Paris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Flock-2d 16</text:p>
            <draw:frame table:end-cell-address="sats7.A24" table:end-x="0.0874in" table:end-y="0.0874in" draw:z-index="2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Planet Labs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Falcon 9</text:p>
          </table:table-cell>
          <table:table-cell table:style-name="ce1" office:value-type="string">
            <text:p>ISS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RioSat</text:p>
            <draw:frame table:end-cell-address="sats7.A25" table:end-x="0.0874in" table:end-y="0.0874in" draw:z-index="2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Graz Unviersity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Simba (Sun-earth IMBAlance)</text:p>
            <draw:frame table:end-cell-address="sats7.A26" table:end-x="0.0874in" table:end-y="0.0874in" draw:z-index="2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Royal Meteorological Institute of Belgium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Belgium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Aggiesat-1</text:p>
            <draw:frame table:end-cell-address="sats7.A27" table:end-x="0.0874in" table:end-y="0.0874in" draw:z-index="2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xas A&amp;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ggiesat-3</text:p>
            <draw:frame table:end-cell-address="sats7.A28" table:end-x="0.0874in" table:end-y="0.0874in" draw:z-index="2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xas A&amp;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AtmoCube</text:p>
            <draw:frame table:end-cell-address="sats7.A29" table:end-x="0.0874in" table:end-y="0.0874in" draw:z-index="2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riest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onstellation Pathfinder</text:p>
            <draw:frame table:end-cell-address="sats7.A30" table:end-x="0.0874in" table:end-y="0.0874in" draw:z-index="2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st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STB-3</text:p>
            <draw:frame table:end-cell-address="sats7.A31" table:end-x="0.0874in" table:end-y="0.0874in" draw:z-index="2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Boeing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TAAP (CubeSat To Accept Any Payload )</text:p>
            <draw:frame table:end-cell-address="sats7.A32" table:end-x="0.0874in" table:end-y="0.0874in" draw:z-index="3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North Dakot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Ex-Alta 1 (AlbertaSat-2)</text:p>
            <draw:frame table:end-cell-address="sats7.A33" table:end-x="0.0874in" table:end-y="0.0874in" draw:z-index="3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lbert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Funsat (Flosat)</text:p>
            <draw:frame table:end-cell-address="sats7.A34" table:end-x="0.0874in" table:end-y="0.0874in" draw:z-index="3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Central Flori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czCube</text:p>
            <draw:frame table:end-cell-address="sats7.A35" table:end-x="0.0874in" table:end-y="0.0874in" draw:z-index="3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mateur group</text:p>
          </table:table-cell>
          <table:table-cell table:style-name="ce1" office:value-type="string">
            <text:p>Independent</text:p>
          </table:table-cell>
          <table:table-cell table:style-name="ce1" office:value-type="string">
            <text:p>Czech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TBD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Sat</text:p>
            <draw:frame table:end-cell-address="sats7.A36" table:end-x="0.0874in" table:end-y="0.0874in" draw:z-index="3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Florid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Heidelsat</text:p>
            <draw:frame table:end-cell-address="sats7.A37" table:end-x="0.0874in" table:end-y="0.0874in" draw:z-index="3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Heidelberg University of Applied Scienc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HORYU-1</text:p>
            <draw:frame table:end-cell-address="sats7.A38" table:end-x="0.0874in" table:end-y="0.0874in" draw:z-index="3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Kyushu Institute of Technolog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Japa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KatySat 1</text:p>
            <draw:frame table:end-cell-address="sats7.A39" table:end-x="0.0874in" table:end-y="0.0874in" draw:z-index="3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anford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Kumu A'o</text:p>
            <draw:frame table:end-cell-address="sats7.A40" table:end-x="0.0874in" table:end-y="0.0874in" draw:z-index="3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Hawaii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unchSat</text:p>
            <draw:frame table:end-cell-address="sats7.A41" table:end-x="0.0874in" table:end-y="0.0874in" draw:z-index="3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strium Ltd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Lunette</text:p>
            <draw:frame table:end-cell-address="sats7.A42" table:end-x="0.0874in" table:end-y="0.0874in" draw:z-index="4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Toronto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6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Activity</text:p>
          </table:table-cell>
        </table:table-row>
        <table:table-row table:style-name="ro3">
          <table:table-cell table:style-name="ce1" office:value-type="string">
            <text:p>MEPSI 3A</text:p>
            <draw:frame table:end-cell-address="sats7.A43" table:end-x="0.0874in" table:end-y="0.0874in" draw:z-index="4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EPSI 3B</text:p>
            <draw:frame table:end-cell-address="sats7.A44" table:end-x="0.0874in" table:end-y="0.0874in" draw:z-index="4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Shuttle</text:p>
          </table:table-cell>
          <table:table-cell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EPSI 4A</text:p>
            <draw:frame table:end-cell-address="sats7.A45" table:end-x="0.0874in" table:end-y="0.0874in" draw:z-index="4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Atlas-5</text:p>
          </table:table-cell>
          <table:table-cell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EPSI 4B</text:p>
            <draw:frame table:end-cell-address="sats7.A46" table:end-x="0.0874in" table:end-y="0.0874in" draw:z-index="4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DARPA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Atlas-5</text:p>
          </table:table-cell>
          <table:table-cell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iniRomit 1</text:p>
            <draw:frame table:end-cell-address="sats7.A47" table:end-x="0.0874in" table:end-y="0.0874in" draw:z-index="4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European Lunar Exploration Associ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Denmark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myPocketQub 391</text:p>
            <draw:frame table:end-cell-address="sats7.A48" table:end-x="0.0874in" table:end-y="0.0874in" draw:z-index="4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Rom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Italy</text:p>
          </table:table-cell>
          <table:table-cell table:style-name="ce1" office:value-type="string">
            <text:p>PocketQube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OPTOS 2G</text:p>
            <draw:frame table:end-cell-address="sats7.A49" table:end-x="0.0874in" table:end-y="0.0874in" draw:z-index="4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Institute of Aerospace Technology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LUME (Picosatellite of Leicester University Micrometeoroid Experiment)</text:p>
            <draw:frame table:end-cell-address="sats7.A50" table:end-x="0.0874in" table:end-y="0.0874in" draw:z-index="4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Leicester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PQ-Gemini++ 1</text:p>
            <draw:frame table:end-cell-address="sats7.A51" table:end-x="0.0874in" table:end-y="0.0874in" draw:z-index="4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cro-Space In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12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Q-Gemini++ 2</text:p>
            <draw:frame table:end-cell-address="sats7.A52" table:end-x="0.0874in" table:end-y="0.0874in" draw:z-index="5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cro-Space In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12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Q-Gemini++ 3</text:p>
            <draw:frame table:end-cell-address="sats7.A53" table:end-x="0.0874in" table:end-y="0.0874in" draw:z-index="5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cro-Space In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12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PQ-Gemini++ 4</text:p>
            <draw:frame table:end-cell-address="sats7.A54" table:end-x="0.0874in" table:end-y="0.0874in" draw:z-index="5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icro-Space Inc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0.12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RAMPART (POPACS-RR, RApid prototyped Microelectromechanical system Propulsion And RadiationTest CUBEflow SATellite)</text:p>
            <draw:frame table:end-cell-address="sats7.A55" table:end-x="0.0874in" table:end-y="0.0874in" draw:z-index="5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ir Force Research Laboratory</text:p>
          </table:table-cell>
          <table:table-cell table:style-name="ce1" office:value-type="string">
            <text:p>Militar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GSat (Genso Test Satellite)</text:p>
            <draw:frame table:end-cell-address="sats7.A56" table:end-x="0.0874in" table:end-y="0.0874in" draw:z-index="5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Applied Science Technikum-Wien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380 km, 98 degree inclination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Sallesat-1</text:p>
            <draw:frame table:end-cell-address="sats7.A57" table:end-x="0.0874in" table:end-y="0.0874in" draw:z-index="5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a Sall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APTICARD</text:p>
            <draw:frame table:end-cell-address="sats7.A58" table:end-x="0.0874in" table:end-y="0.0874in" draw:z-index="5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Laboratoire des technologies Innovantes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SEDSat-2</text:p>
            <draw:frame table:end-cell-address="sats7.A59" table:end-x="0.0874in" table:end-y="0.0874in" draw:z-index="5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tudents for the Exploration and Development of Space (SEDS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International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MARTSat (Shape Memory Alloy Research Technology Satellite)</text:p>
            <draw:frame table:end-cell-address="sats7.A60" table:end-x="0.0874in" table:end-y="0.0874in" draw:z-index="5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exas A&amp;M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Solar Blade</text:p>
            <draw:frame table:end-cell-address="sats7.A61" table:end-x="0.0874in" table:end-y="0.0874in" draw:z-index="5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Carnegie Mellon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5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echEdSat-2</text:p>
            <draw:frame table:end-cell-address="sats7.A62" table:end-x="0.0874in" table:end-y="0.0874in" draw:z-index="6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an Jose State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empo3 (Tethered Expirement for Mars interPlanetary Operations Cubed)</text:p>
            <draw:frame table:end-cell-address="sats7.A63" table:end-x="0.0874in" table:end-y="0.0874in" draw:z-index="6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Mars Society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anoSpace-1</text:p>
            <draw:frame table:end-cell-address="sats7.A64" table:end-x="0.0874in" table:end-y="0.0874in" draw:z-index="6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ppsala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7 kg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-sat1</text:p>
            <draw:frame table:end-cell-address="sats7.A65" table:end-x="0.0874in" table:end-y="0.0874in" draw:z-index="63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University of Manitoba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-</text:p>
          </table:table-cell>
        </table:table-row>
        <table:table-row table:style-name="ro3">
          <table:table-cell table:style-name="ce1" office:value-type="string">
            <text:p>LunarSail</text:p>
            <draw:frame table:end-cell-address="sats7.A66" table:end-x="0.0874in" table:end-y="0.0874in" draw:z-index="64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Aerospace Research &amp; Engineering Systems Institute (Ares Institute)</text:p>
          </table:table-cell>
          <table:table-cell table:style-name="ce1" office:value-type="string">
            <text:p>Non-profit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TU Sat 1</text:p>
            <draw:frame table:end-cell-address="sats7.A67" table:end-x="0.0874in" table:end-y="0.0874in" draw:z-index="65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Taylor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VELOX-P</text:p>
            <draw:frame table:end-cell-address="sats7.A68" table:end-x="0.0874in" table:end-y="0.0874in" draw:z-index="66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nyang Technological University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not launch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Yamsat 1A</text:p>
            <draw:frame table:end-cell-address="sats7.A69" table:end-x="0.0874in" table:end-y="0.0874in" draw:z-index="67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Space Program Office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Yamsat 1B</text:p>
            <draw:frame table:end-cell-address="sats7.A70" table:end-x="0.0874in" table:end-y="0.0874in" draw:z-index="68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Space Program Office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Yamsat 1C</text:p>
            <draw:frame table:end-cell-address="sats7.A71" table:end-x="0.0874in" table:end-y="0.0874in" draw:z-index="69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Space Program Office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Taiwan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cancelled</text:p>
          </table:table-cell>
          <table:table-cell table:style-name="ce1" office:value-type="string">
            <text:p>Space Technology</text:p>
          </table:table-cell>
        </table:table-row>
        <table:table-row table:style-name="ro3">
          <table:table-cell table:style-name="ce1" office:value-type="string">
            <text:p>NUS QB50</text:p>
            <draw:frame table:end-cell-address="sats7.A72" table:end-x="0.0874in" table:end-y="0.0874in" draw:z-index="70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tional University of Singapore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Singapore</text:p>
          </table:table-cell>
          <table:table-cell table:style-name="ce1" office:value-type="string">
            <text:p>2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PiezoSat-1</text:p>
            <draw:frame table:end-cell-address="sats7.A73" table:end-x="0.0874in" table:end-y="0.0874in" draw:z-index="71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ace Science and Technology Institute</text:p>
          </table:table-cell>
          <table:table-cell table:style-name="ce1" office:value-type="string">
            <text:p>Institute</text:p>
          </table:table-cell>
          <table:table-cell table:style-name="ce1" office:value-type="string">
            <text:p>Lithuania</text:p>
          </table:table-cell>
          <table:table-cell table:style-name="ce1" office:value-type="string">
            <text:p>3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TBD</text:p>
          </table:table-cell>
          <table:table-cell table:style-name="ce1" office:value-type="string">
            <text:p>Space Science</text:p>
          </table:table-cell>
        </table:table-row>
        <table:table-row table:style-name="ro3">
          <table:table-cell table:style-name="ce1" office:value-type="string">
            <text:p>MaRBLES (MeAsuring Radiation Belt Low Earth Sources/Sinks)</text:p>
            <draw:frame table:end-cell-address="sats7.A74" table:end-x="0.0874in" table:end-y="0.0874in" draw:z-index="72" draw:name="https://img.zohostatic.com/creator//live/images/more_drop_arw.png" draw:style-name="gr1" draw:text-style-name="P1" svg:width="0.0874in" svg:height="0.0874in" svg:x="0in" svg:y="0in">
              <draw:image xlink:href="https://img.zohostatic.com/creator//live/images/more_drop_arw.png" xlink:type="simple" xlink:show="embed" xlink:actuate="onLoad">
                <text:p/>
              </draw:image>
            </draw:frame>
          </table:table-cell>
          <table:table-cell table:style-name="ce1" office:value-type="string">
            <text:p>NASA Goddard Space Flight Center</text:p>
          </table:table-cell>
          <table:table-cell table:style-name="ce1" office:value-type="string">
            <text:p>Agency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6U</text:p>
          </table:table-cell>
          <table:table-cell table:style-name="ce1" office:value-type="string">
            <text:p>x_cancelled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pace Technology</text:p>
          </table:table-cell>
        </table:table-row>
        <table:table-row table:style-name="ro3" table:number-rows-repeated="1048501">
          <table:table-cell table:number-columns-repeated="9"/>
        </table:table-row>
        <table:table-row table:style-name="ro3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23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ina Bouquin</meta:initial-creator>
    <meta:creation-date>2016-04-20T22:28:54</meta:creation-date>
    <dc:date>2016-04-20T23:01:01</dc:date>
    <dc:creator>Daina Bouquin</dc:creator>
    <meta:editing-duration>PT32M7S</meta:editing-duration>
    <meta:editing-cycles>9</meta:editing-cycles>
    <meta:generator>OpenOffice/4.1.1$Unix OpenOffice.org_project/411m6$Build-9775</meta:generator>
    <meta:document-statistic meta:table-count="7" meta:cell-count="11466" meta:object-count="1267"/>
    <meta:user-defined meta:name=""/>
  </office:meta>
</office:document-meta>
</file>